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7.0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9.41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32.4pt"/>
    </style:style>
    <style:style style:name="co13" style:family="table-column">
      <style:table-column-properties fo:break-before="auto" style:column-width="5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"/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1"/>
    <style:style style:name="ce7" style:family="table-cell" style:parent-style-name="Default">
      <style:table-cell-properties fo:background-color="#ed1c2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X_MESH_4(SetTransform)" table:style-name="ta1">
        <table:shapes>
          <draw:frame draw:z-index="0" draw:style-name="gr1" draw:text-style-name="P1" svg:width="453.51pt" svg:height="255.09pt" svg:x="5.07pt" svg:y="180.51pt">
            <draw:object draw:notify-on-update-of-ranges="'CONVEX_MESH_4(SetTransform)'.A3:'CONVEX_MESH_4(SetTransform)'.A13 'CONVEX_MESH_4(SetTransform)'.B3:'CONVEX_MESH_4(SetTransform)'.B13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466.16pt" svg:height="262.2pt" svg:x="608.31pt" svg:y="175.24pt">
            <draw:object draw:notify-on-update-of-ranges="'CONVEX_MESH_4(SetTransform)'.G3:'CONVEX_MESH_4(SetTransform)'.G13 'CONVEX_MESH_4(SetTransform)'.H3:'CONVEX_MESH_4(SetTransform)'.H13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467.46pt" svg:height="262.94pt" svg:x="1191.94pt" svg:y="174.5pt">
            <draw:object draw:notify-on-update-of-ranges="'CONVEX_MESH_4(SetTransform)'.M3:'CONVEX_MESH_4(SetTransform)'.M13 'CONVEX_MESH_4(SetTransform)'.N3:'CONVEX_MESH_4(SetTransform)'.N13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 Objects in Collision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Binary Collision Check (No Distance/Depth)</text:p>
          </table:table-cell>
          <table:covered-table-cell table:number-columns-repeated="3"/>
          <table:table-cell table:number-columns-repeated="2"/>
          <table:table-cell table:style-name="ce5" office:value-type="string" calcext:value-type="string" table:number-columns-spanned="4" table:number-rows-spanned="1">
            <text:p>Collision Check with Distance</text:p>
          </table:table-cell>
          <table:covered-table-cell table:number-columns-repeated="3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2"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2"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/>
        </table:table-row>
        <table:table-row table:style-name="ro1">
          <table:table-cell table:formula="of:=[.B39]" office:value-type="string" office:string-value=" MoveIt FCL (FIRST)" calcext:value-type="string">
            <text:p><text:s/>MoveIt FCL (FIRST)</text:p>
          </table:table-cell>
          <table:table-cell table:style-name="ce2" table:formula="of:=[.C39]" office:value-type="float" office:value="30028.905524" calcext:value-type="float">
            <text:p>30,029</text:p>
          </table:table-cell>
          <table:table-cell table:formula="of:=[.D39]" office:value-type="float" office:value="1000" calcext:value-type="float">
            <text:p>1000</text:p>
          </table:table-cell>
          <table:table-cell table:formula="of:=[.E39]" office:value-type="float" office:value="0" calcext:value-type="float">
            <text:p>0</text:p>
          </table:table-cell>
          <table:table-cell table:number-columns-repeated="2"/>
          <table:table-cell table:formula="of:=[.B52]" office:value-type="string" office:string-value=" MoveIt FCL (FIRST)" calcext:value-type="string">
            <text:p><text:s/>MoveIt FCL (FIRST)</text:p>
          </table:table-cell>
          <table:table-cell table:style-name="ce2" table:formula="of:=[.C52]" office:value-type="float" office:value="20527.326069" calcext:value-type="float">
            <text:p>20,527</text:p>
          </table:table-cell>
          <table:table-cell table:formula="of:=[.D52]" office:value-type="float" office:value="1000" calcext:value-type="float">
            <text:p>1000</text:p>
          </table:table-cell>
          <table:table-cell table:formula="of:=[.E5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MoveIt FCL (FIRST)</text:p>
          </table:table-cell>
          <table:table-cell table:style-name="ce6" office:value-type="float" office:value="11.765009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B40]" office:value-type="string" office:string-value=" MoveIt FCL (ALL)" calcext:value-type="string">
            <text:p><text:s/>MoveIt FCL (ALL)</text:p>
          </table:table-cell>
          <table:table-cell table:style-name="ce2" table:formula="of:=[.C40]" office:value-type="float" office:value="30530.036855" calcext:value-type="float">
            <text:p>30,530</text:p>
          </table:table-cell>
          <table:table-cell table:formula="of:=[.D40]" office:value-type="float" office:value="1000" calcext:value-type="float">
            <text:p>1000</text:p>
          </table:table-cell>
          <table:table-cell table:formula="of:=[.E40]" office:value-type="float" office:value="0" calcext:value-type="float">
            <text:p>0</text:p>
          </table:table-cell>
          <table:table-cell table:number-columns-repeated="2"/>
          <table:table-cell table:formula="of:=[.B53]" office:value-type="string" office:string-value=" MoveIt FCL (ALL)" calcext:value-type="string">
            <text:p><text:s/>MoveIt FCL (ALL)</text:p>
          </table:table-cell>
          <table:table-cell table:style-name="ce2" table:formula="of:=[.C53]" office:value-type="float" office:value="742.260532" calcext:value-type="float">
            <text:p>742</text:p>
          </table:table-cell>
          <table:table-cell table:formula="of:=[.D53]" office:value-type="float" office:value="1000" calcext:value-type="float">
            <text:p>1000</text:p>
          </table:table-cell>
          <table:table-cell table:formula="of:=[.E53]"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<text:s/>MoveIt FCL (ALL)</text:p>
          </table:table-cell>
          <table:table-cell table:style-name="ce6" office:value-type="float" office:value="9.988542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[.B41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41]" office:value-type="float" office:value="13199.120279" calcext:value-type="float">
            <text:p>13,199</text:p>
          </table:table-cell>
          <table:table-cell table:formula="of:=[.D41]" office:value-type="float" office:value="1000" calcext:value-type="float">
            <text:p>1000</text:p>
          </table:table-cell>
          <table:table-cell table:formula="of:=[.E41]" office:value-type="float" office:value="0" calcext:value-type="float">
            <text:p>0</text:p>
          </table:table-cell>
          <table:table-cell table:style-name="ce3" table:formula="of:=[.B5]/[.B$3]" office:value-type="float" office:value="0.439547164596154" calcext:value-type="float">
            <text:p>0.44</text:p>
          </table:table-cell>
          <table:table-cell/>
          <table:table-cell table:formula="of:=[.B54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54]" office:value-type="float" office:value="41979.076705" calcext:value-type="float">
            <text:p>41,979</text:p>
          </table:table-cell>
          <table:table-cell table:formula="of:=[.D54]" office:value-type="float" office:value="1000" calcext:value-type="float">
            <text:p>1000</text:p>
          </table:table-cell>
          <table:table-cell table:formula="of:=[.E54]" office:value-type="float" office:value="1" calcext:value-type="float">
            <text:p>1</text:p>
          </table:table-cell>
          <table:table-cell table:style-name="ce2" table:formula="of:=[.H5]/[.H$3]" office:value-type="float" office:value="2.04503385213898" calcext:value-type="float">
            <text:p>2</text:p>
          </table:table-cell>
          <table:table-cell/>
          <table:table-cell table:formula="of:=[.B65]" office:value-type="string" office:string-value=" BulletDiscreteBVHManager(FIRST)" calcext:value-type="string">
            <text:p><text:s/>BulletDiscreteBVHManager(FIRST)</text:p>
          </table:table-cell>
          <table:table-cell table:formula="of:=[.C65]" office:value-type="float" office:value="45346.153719" calcext:value-type="float">
            <text:p>45346.153719</text:p>
          </table:table-cell>
          <table:table-cell table:formula="of:=[.D65]" office:value-type="float" office:value="1000" calcext:value-type="float">
            <text:p>1000</text:p>
          </table:table-cell>
          <table:table-cell table:formula="of:=[.E65]" office:value-type="float" office:value="1" calcext:value-type="float">
            <text:p>1</text:p>
          </table:table-cell>
          <table:table-cell table:style-name="ce2" table:formula="of:=[.N5]/[.N$3]" office:value-type="float" office:value="3854.32375946334" calcext:value-type="float">
            <text:p>3,854</text:p>
          </table:table-cell>
        </table:table-row>
        <table:table-row table:style-name="ro1">
          <table:table-cell table:formula="of:=[.B42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42]" office:value-type="float" office:value="13269.522324" calcext:value-type="float">
            <text:p>13,270</text:p>
          </table:table-cell>
          <table:table-cell table:formula="of:=[.D42]" office:value-type="float" office:value="1000" calcext:value-type="float">
            <text:p>1000</text:p>
          </table:table-cell>
          <table:table-cell table:formula="of:=[.E42]" office:value-type="float" office:value="0" calcext:value-type="float">
            <text:p>0</text:p>
          </table:table-cell>
          <table:table-cell table:style-name="ce3" table:formula="of:=[.B6]/[.B$4]" office:value-type="float" office:value="0.43463826745518" calcext:value-type="float">
            <text:p>0.43</text:p>
          </table:table-cell>
          <table:table-cell/>
          <table:table-cell table:formula="of:=[.B55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55]" office:value-type="float" office:value="10827.911771" calcext:value-type="float">
            <text:p>10,828</text:p>
          </table:table-cell>
          <table:table-cell table:formula="of:=[.D55]" office:value-type="float" office:value="1000" calcext:value-type="float">
            <text:p>1000</text:p>
          </table:table-cell>
          <table:table-cell table:formula="of:=[.E55]" office:value-type="float" office:value="2" calcext:value-type="float">
            <text:p>2</text:p>
          </table:table-cell>
          <table:table-cell table:style-name="ce2" table:formula="of:=[.H6]/[.H$4]" office:value-type="float" office:value="14.587750936756" calcext:value-type="float">
            <text:p>15</text:p>
          </table:table-cell>
          <table:table-cell/>
          <table:table-cell table:formula="of:=[.B66]" office:value-type="string" office:string-value=" BulletDiscreteBVHManager(CLOSEST)" calcext:value-type="string">
            <text:p><text:s/>BulletDiscreteBVHManager(CLOSEST)</text:p>
          </table:table-cell>
          <table:table-cell table:formula="of:=[.C66]" office:value-type="float" office:value="1311.558345" calcext:value-type="float">
            <text:p>1311.558345</text:p>
          </table:table-cell>
          <table:table-cell table:formula="of:=[.D66]" office:value-type="float" office:value="1000" calcext:value-type="float">
            <text:p>1000</text:p>
          </table:table-cell>
          <table:table-cell table:formula="of:=[.E66]" office:value-type="float" office:value="11" calcext:value-type="float">
            <text:p>11</text:p>
          </table:table-cell>
          <table:table-cell table:style-name="ce2" table:formula="of:=[.N6]/[.N$4]" office:value-type="float" office:value="131.30628524163" calcext:value-type="float">
            <text:p>131</text:p>
          </table:table-cell>
        </table:table-row>
        <table:table-row table:style-name="ro1">
          <table:table-cell table:formula="of:=[.B43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43]" office:value-type="float" office:value="13267.837098" calcext:value-type="float">
            <text:p>13,268</text:p>
          </table:table-cell>
          <table:table-cell table:formula="of:=[.D43]" office:value-type="float" office:value="1000" calcext:value-type="float">
            <text:p>1000</text:p>
          </table:table-cell>
          <table:table-cell table:formula="of:=[.E43]" office:value-type="float" office:value="0" calcext:value-type="float">
            <text:p>0</text:p>
          </table:table-cell>
          <table:table-cell table:style-name="ce3" table:formula="of:=[.B7]/[.B$4]" office:value-type="float" office:value="0.434583068504455" calcext:value-type="float">
            <text:p>0.43</text:p>
          </table:table-cell>
          <table:table-cell/>
          <table:table-cell table:formula="of:=[.B56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56]" office:value-type="float" office:value="10826.960539" calcext:value-type="float">
            <text:p>10,827</text:p>
          </table:table-cell>
          <table:table-cell table:formula="of:=[.D56]" office:value-type="float" office:value="1000" calcext:value-type="float">
            <text:p>1000</text:p>
          </table:table-cell>
          <table:table-cell table:formula="of:=[.E56]" office:value-type="float" office:value="3" calcext:value-type="float">
            <text:p>3</text:p>
          </table:table-cell>
          <table:table-cell table:style-name="ce2" table:formula="of:=[.H7]/[.H$4]" office:value-type="float" office:value="14.5864694029023" calcext:value-type="float">
            <text:p>15</text:p>
          </table:table-cell>
          <table:table-cell/>
          <table:table-cell table:formula="of:=[.B67]" office:value-type="string" office:string-value=" BulletDiscreteBVHManager(ALL)" calcext:value-type="string">
            <text:p><text:s/>BulletDiscreteBVHManager(ALL)</text:p>
          </table:table-cell>
          <table:table-cell table:formula="of:=[.C67]" office:value-type="float" office:value="1292.950575" calcext:value-type="float">
            <text:p>1292.950575</text:p>
          </table:table-cell>
          <table:table-cell table:formula="of:=[.D67]" office:value-type="float" office:value="1000" calcext:value-type="float">
            <text:p>1000</text:p>
          </table:table-cell>
          <table:table-cell table:formula="of:=[.E67]" office:value-type="float" office:value="39" calcext:value-type="float">
            <text:p>39</text:p>
          </table:table-cell>
          <table:table-cell table:style-name="ce2" table:formula="of:=[.N7]/[.N$4]" office:value-type="float" office:value="129.443373717606" calcext:value-type="float">
            <text:p>129</text:p>
          </table:table-cell>
        </table:table-row>
        <table:table-row table:style-name="ro1">
          <table:table-cell table:formula="of:=[.B44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44]" office:value-type="float" office:value="11083.47545" calcext:value-type="float">
            <text:p>11,083</text:p>
          </table:table-cell>
          <table:table-cell table:formula="of:=[.D44]" office:value-type="float" office:value="1000" calcext:value-type="float">
            <text:p>1000</text:p>
          </table:table-cell>
          <table:table-cell table:formula="of:=[.E44]" office:value-type="float" office:value="0" calcext:value-type="float">
            <text:p>0</text:p>
          </table:table-cell>
          <table:table-cell table:style-name="ce3" table:formula="of:=[.B8]/[.B$3]" office:value-type="float" office:value="0.369093553580957" calcext:value-type="float">
            <text:p>0.37</text:p>
          </table:table-cell>
          <table:table-cell/>
          <table:table-cell table:formula="of:=[.B57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57]" office:value-type="float" office:value="29271.835003" calcext:value-type="float">
            <text:p>29,272</text:p>
          </table:table-cell>
          <table:table-cell table:formula="of:=[.D57]" office:value-type="float" office:value="1000" calcext:value-type="float">
            <text:p>1000</text:p>
          </table:table-cell>
          <table:table-cell table:formula="of:=[.E57]" office:value-type="float" office:value="1" calcext:value-type="float">
            <text:p>1</text:p>
          </table:table-cell>
          <table:table-cell table:style-name="ce2" table:formula="of:=[.H8]/[.H$3]" office:value-type="float" office:value="1.42599357094083" calcext:value-type="float">
            <text:p>1</text:p>
          </table:table-cell>
          <table:table-cell/>
          <table:table-cell table:formula="of:=[.B68]" office:value-type="string" office:string-value=" BulletDiscreteSimpleManager(FIRST)" calcext:value-type="string">
            <text:p><text:s/>BulletDiscreteSimpleManager(FIRST)</text:p>
          </table:table-cell>
          <table:table-cell table:formula="of:=[.C68]" office:value-type="float" office:value="36360.854428" calcext:value-type="float">
            <text:p>36360.854428</text:p>
          </table:table-cell>
          <table:table-cell table:formula="of:=[.D68]" office:value-type="float" office:value="1000" calcext:value-type="float">
            <text:p>1000</text:p>
          </table:table-cell>
          <table:table-cell table:formula="of:=[.E68]" office:value-type="float" office:value="1" calcext:value-type="float">
            <text:p>1</text:p>
          </table:table-cell>
          <table:table-cell table:style-name="ce2" table:formula="of:=[.N8]/[.N$3]" office:value-type="float" office:value="3090.59299725143" calcext:value-type="float">
            <text:p>3,091</text:p>
          </table:table-cell>
        </table:table-row>
        <table:table-row table:style-name="ro1">
          <table:table-cell table:formula="of:=[.B45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45]" office:value-type="float" office:value="11188.65896" calcext:value-type="float">
            <text:p>11,189</text:p>
          </table:table-cell>
          <table:table-cell table:formula="of:=[.D45]" office:value-type="float" office:value="1000" calcext:value-type="float">
            <text:p>1000</text:p>
          </table:table-cell>
          <table:table-cell table:formula="of:=[.E45]" office:value-type="float" office:value="0" calcext:value-type="float">
            <text:p>0</text:p>
          </table:table-cell>
          <table:table-cell table:style-name="ce3" table:formula="of:=[.B9]/[.B$4]" office:value-type="float" office:value="0.366480362049337" calcext:value-type="float">
            <text:p>0.37</text:p>
          </table:table-cell>
          <table:table-cell/>
          <table:table-cell table:formula="of:=[.B58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58]" office:value-type="float" office:value="9332.897549" calcext:value-type="float">
            <text:p>9,333</text:p>
          </table:table-cell>
          <table:table-cell table:formula="of:=[.D58]" office:value-type="float" office:value="1000" calcext:value-type="float">
            <text:p>1000</text:p>
          </table:table-cell>
          <table:table-cell table:formula="of:=[.E58]" office:value-type="float" office:value="2" calcext:value-type="float">
            <text:p>2</text:p>
          </table:table-cell>
          <table:table-cell table:style-name="ce2" table:formula="of:=[.H9]/[.H$4]" office:value-type="float" office:value="12.573614178101" calcext:value-type="float">
            <text:p>13</text:p>
          </table:table-cell>
          <table:table-cell/>
          <table:table-cell table:formula="of:=[.B69]" office:value-type="string" office:string-value=" BulletDiscreteSimpleManager(CLOSEST)" calcext:value-type="string">
            <text:p><text:s/>BulletDiscreteSimpleManager(CLOSEST)</text:p>
          </table:table-cell>
          <table:table-cell table:formula="of:=[.C69]" office:value-type="float" office:value="1295.670824" calcext:value-type="float">
            <text:p>1295.670824</text:p>
          </table:table-cell>
          <table:table-cell table:formula="of:=[.D69]" office:value-type="float" office:value="1000" calcext:value-type="float">
            <text:p>1000</text:p>
          </table:table-cell>
          <table:table-cell table:formula="of:=[.E69]" office:value-type="float" office:value="11" calcext:value-type="float">
            <text:p>11</text:p>
          </table:table-cell>
          <table:table-cell table:style-name="ce2" table:formula="of:=[.N9]/[.N$4]" office:value-type="float" office:value="129.715710661276" calcext:value-type="float">
            <text:p>130</text:p>
          </table:table-cell>
        </table:table-row>
        <table:table-row table:style-name="ro1">
          <table:table-cell table:formula="of:=[.B46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46]" office:value-type="float" office:value="11140.221997" calcext:value-type="float">
            <text:p>11,140</text:p>
          </table:table-cell>
          <table:table-cell table:formula="of:=[.D46]" office:value-type="float" office:value="1000" calcext:value-type="float">
            <text:p>1000</text:p>
          </table:table-cell>
          <table:table-cell table:formula="of:=[.E46]" office:value-type="float" office:value="0" calcext:value-type="float">
            <text:p>0</text:p>
          </table:table-cell>
          <table:table-cell table:style-name="ce3" table:formula="of:=[.B10]/[.B$4]" office:value-type="float" office:value="0.364893827344841" calcext:value-type="float">
            <text:p>0.36</text:p>
          </table:table-cell>
          <table:table-cell/>
          <table:table-cell table:formula="of:=[.B59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59]" office:value-type="float" office:value="9257.433231" calcext:value-type="float">
            <text:p>9,257</text:p>
          </table:table-cell>
          <table:table-cell table:formula="of:=[.D59]" office:value-type="float" office:value="1000" calcext:value-type="float">
            <text:p>1000</text:p>
          </table:table-cell>
          <table:table-cell table:formula="of:=[.E59]" office:value-type="float" office:value="3" calcext:value-type="float">
            <text:p>3</text:p>
          </table:table-cell>
          <table:table-cell table:style-name="ce2" table:formula="of:=[.H10]/[.H$4]" office:value-type="float" office:value="12.4719459433686" calcext:value-type="float">
            <text:p>12</text:p>
          </table:table-cell>
          <table:table-cell/>
          <table:table-cell table:formula="of:=[.B70]" office:value-type="string" office:string-value=" BulletDiscreteSimpleManager(ALL)" calcext:value-type="string">
            <text:p><text:s/>BulletDiscreteSimpleManager(ALL)</text:p>
          </table:table-cell>
          <table:table-cell table:formula="of:=[.C70]" office:value-type="float" office:value="1277.315641" calcext:value-type="float">
            <text:p>1277.315641</text:p>
          </table:table-cell>
          <table:table-cell table:formula="of:=[.D70]" office:value-type="float" office:value="1000" calcext:value-type="float">
            <text:p>1000</text:p>
          </table:table-cell>
          <table:table-cell table:formula="of:=[.E70]" office:value-type="float" office:value="39" calcext:value-type="float">
            <text:p>39</text:p>
          </table:table-cell>
          <table:table-cell table:style-name="ce2" table:formula="of:=[.N10]/[.N$4]" office:value-type="float" office:value="127.878086811869" calcext:value-type="float">
            <text:p>128</text:p>
          </table:table-cell>
        </table:table-row>
        <table:table-row table:style-name="ro1">
          <table:table-cell table:formula="of:=[.B47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47]" office:value-type="float" office:value="21316.825584" calcext:value-type="float">
            <text:p>21,317</text:p>
          </table:table-cell>
          <table:table-cell table:formula="of:=[.D47]" office:value-type="float" office:value="1000" calcext:value-type="float">
            <text:p>1000</text:p>
          </table:table-cell>
          <table:table-cell table:formula="of:=[.E47]" office:value-type="float" office:value="0" calcext:value-type="float">
            <text:p>0</text:p>
          </table:table-cell>
          <table:table-cell table:style-name="ce3" table:formula="of:=[.B11]/[.B$3]" office:value-type="float" office:value="0.709876874032687" calcext:value-type="float">
            <text:p>0.71</text:p>
          </table:table-cell>
          <table:table-cell/>
          <table:table-cell table:formula="of:=[.B60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60]" office:value-type="float" office:value="37701.996932" calcext:value-type="float">
            <text:p>37,702</text:p>
          </table:table-cell>
          <table:table-cell table:formula="of:=[.D60]" office:value-type="float" office:value="1000" calcext:value-type="float">
            <text:p>1000</text:p>
          </table:table-cell>
          <table:table-cell table:formula="of:=[.E60]" office:value-type="float" office:value="1" calcext:value-type="float">
            <text:p>1</text:p>
          </table:table-cell>
          <table:table-cell table:style-name="ce2" table:formula="of:=[.H11]/[.H$3]" office:value-type="float" office:value="1.836673554328" calcext:value-type="float">
            <text:p>2</text:p>
          </table:table-cell>
          <table:table-cell/>
          <table:table-cell table:formula="of:=[.B71]" office:value-type="string" office:string-value=" FCLDiscreteBVHManager(FIRST)" calcext:value-type="string">
            <text:p><text:s/>FCLDiscreteBVHManager(FIRST)</text:p>
          </table:table-cell>
          <table:table-cell table:formula="of:=[.C71]" office:value-type="float" office:value="43191.465781" calcext:value-type="float">
            <text:p>43191.465781</text:p>
          </table:table-cell>
          <table:table-cell table:formula="of:=[.D71]" office:value-type="float" office:value="1000" calcext:value-type="float">
            <text:p>1000</text:p>
          </table:table-cell>
          <table:table-cell table:formula="of:=[.E71]" office:value-type="float" office:value="1" calcext:value-type="float">
            <text:p>1</text:p>
          </table:table-cell>
          <table:table-cell table:style-name="ce2" table:formula="of:=[.N11]/[.N$3]" office:value-type="float" office:value="3671.18000343221" calcext:value-type="float">
            <text:p>3,671</text:p>
          </table:table-cell>
        </table:table-row>
        <table:table-row table:style-name="ro1">
          <table:table-cell table:formula="of:=[.B48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48]" office:value-type="float" office:value="23097.050735" calcext:value-type="float">
            <text:p>23,097</text:p>
          </table:table-cell>
          <table:table-cell table:formula="of:=[.D48]" office:value-type="float" office:value="1000" calcext:value-type="float">
            <text:p>1000</text:p>
          </table:table-cell>
          <table:table-cell table:formula="of:=[.E48]" office:value-type="float" office:value="0" calcext:value-type="float">
            <text:p>0</text:p>
          </table:table-cell>
          <table:table-cell table:style-name="ce3" table:formula="of:=[.B12]/[.B$4]" office:value-type="float" office:value="0.756535304713113" calcext:value-type="float">
            <text:p>0.76</text:p>
          </table:table-cell>
          <table:table-cell/>
          <table:table-cell table:formula="of:=[.B61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61]" office:value-type="float" office:value="8472.415446" calcext:value-type="float">
            <text:p>8,472</text:p>
          </table:table-cell>
          <table:table-cell table:formula="of:=[.D61]" office:value-type="float" office:value="1000" calcext:value-type="float">
            <text:p>1000</text:p>
          </table:table-cell>
          <table:table-cell table:formula="of:=[.E61]" office:value-type="float" office:value="2" calcext:value-type="float">
            <text:p>2</text:p>
          </table:table-cell>
          <table:table-cell table:style-name="ce2" table:formula="of:=[.H12]/[.H$4]" office:value-type="float" office:value="11.4143418392075" calcext:value-type="float">
            <text:p>11</text:p>
          </table:table-cell>
          <table:table-cell/>
          <table:table-cell table:formula="of:=[.B72]" office:value-type="string" office:string-value=" FCLDiscreteBVHManager(CLOSEST)" calcext:value-type="string">
            <text:p><text:s/>FCLDiscreteBVHManager(CLOSEST)</text:p>
          </table:table-cell>
          <table:table-cell table:formula="of:=[.C72]" office:value-type="float" office:value="855.775083" calcext:value-type="float">
            <text:p>855.775083</text:p>
          </table:table-cell>
          <table:table-cell table:formula="of:=[.D72]" office:value-type="float" office:value="1000" calcext:value-type="float">
            <text:p>1000</text:p>
          </table:table-cell>
          <table:table-cell table:formula="of:=[.E72]" office:value-type="float" office:value="11" calcext:value-type="float">
            <text:p>11</text:p>
          </table:table-cell>
          <table:table-cell table:style-name="ce2" table:formula="of:=[.N12]/[.N$4]" office:value-type="float" office:value="85.6756754889753" calcext:value-type="float">
            <text:p>86</text:p>
          </table:table-cell>
        </table:table-row>
        <table:table-row table:style-name="ro1">
          <table:table-cell table:formula="of:=[.B49]" office:value-type="string" office:string-value=" FCLDiscreteBVHManager(ALL)" calcext:value-type="string">
            <text:p><text:s/>FCLDiscreteBVHManager(ALL)</text:p>
          </table:table-cell>
          <table:table-cell table:style-name="ce2" table:formula="of:=[.C49]" office:value-type="float" office:value="23165.889895" calcext:value-type="float">
            <text:p>23,166</text:p>
          </table:table-cell>
          <table:table-cell table:formula="of:=[.D49]" office:value-type="float" office:value="1000" calcext:value-type="float">
            <text:p>1000</text:p>
          </table:table-cell>
          <table:table-cell table:formula="of:=[.E49]" office:value-type="float" office:value="0" calcext:value-type="float">
            <text:p>0</text:p>
          </table:table-cell>
          <table:table-cell table:style-name="ce3" table:formula="of:=[.B13]/[.B$4]" office:value-type="float" office:value="0.758790105790719" calcext:value-type="float">
            <text:p>0.76</text:p>
          </table:table-cell>
          <table:table-cell/>
          <table:table-cell table:formula="of:=[.B62]" office:value-type="string" office:string-value=" FCLDiscreteBVHManager(ALL)" calcext:value-type="string">
            <text:p><text:s/>FCLDiscreteBVHManager(ALL)</text:p>
          </table:table-cell>
          <table:table-cell table:style-name="ce2" table:formula="of:=[.C62]" office:value-type="float" office:value="8510.342283" calcext:value-type="float">
            <text:p>8,510</text:p>
          </table:table-cell>
          <table:table-cell table:formula="of:=[.D62]" office:value-type="float" office:value="1000" calcext:value-type="float">
            <text:p>1000</text:p>
          </table:table-cell>
          <table:table-cell table:formula="of:=[.E62]" office:value-type="float" office:value="3" calcext:value-type="float">
            <text:p>3</text:p>
          </table:table-cell>
          <table:table-cell table:style-name="ce2" table:formula="of:=[.H13]/[.H$4]" office:value-type="float" office:value="11.4654382337548" calcext:value-type="float">
            <text:p>11</text:p>
          </table:table-cell>
          <table:table-cell/>
          <table:table-cell table:formula="of:=[.B73]" office:value-type="string" office:string-value=" FCLDiscreteBVHManager(ALL)" calcext:value-type="string">
            <text:p><text:s/>FCLDiscreteBVHManager(ALL)</text:p>
          </table:table-cell>
          <table:table-cell table:formula="of:=[.C73]" office:value-type="float" office:value="835.585494" calcext:value-type="float">
            <text:p>835.585494</text:p>
          </table:table-cell>
          <table:table-cell table:formula="of:=[.D73]" office:value-type="float" office:value="1000" calcext:value-type="float">
            <text:p>1000</text:p>
          </table:table-cell>
          <table:table-cell table:formula="of:=[.E73]" office:value-type="float" office:value="39" calcext:value-type="float">
            <text:p>39</text:p>
          </table:table-cell>
          <table:table-cell table:style-name="ce2" table:formula="of:=[.N13]/[.N$4]" office:value-type="float" office:value="83.6544006122215" calcext:value-type="float">
            <text:p>84</text:p>
          </table:table-cell>
        </table:table-row>
        <table:table-row table:style-name="ro1" table:number-rows-repeated="25">
          <table:table-cell table:number-columns-repeated="17"/>
        </table:table-row>
        <table:table-row table:style-name="ro1">
          <table:table-cell office:value-type="string" calcext:value-type="string">
            <text:p>[ INFO] [1586985393.193989341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30028.905524" calcext:value-type="float">
            <text:p>30028.9055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226873977]</text:p>
          </table:table-cell>
          <table:table-cell office:value-type="string" calcext:value-type="string">
            <text:p><text:s/>MoveIt FCL (ALL)</text:p>
          </table:table-cell>
          <table:table-cell office:value-type="float" office:value="30530.036855" calcext:value-type="float">
            <text:p>30530.0368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302730181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13199.120279" calcext:value-type="float">
            <text:p>13199.1202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378179024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3269.522324" calcext:value-type="float">
            <text:p>13269.5223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453630743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3267.837098" calcext:value-type="float">
            <text:p>13267.8370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543937759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1083.47545" calcext:value-type="float">
            <text:p>11083.475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633396546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1188.65896" calcext:value-type="float">
            <text:p>11188.658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723242197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1140.221997" calcext:value-type="float">
            <text:p>11140.2219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770236954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1316.825584" calcext:value-type="float">
            <text:p>21316.8255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813613362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23097.050735" calcext:value-type="float">
            <text:p>23097.0507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856857667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23165.889895" calcext:value-type="float">
            <text:p>23165.8898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856955986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 INFO] [1586985393.856977365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3.905787689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20527.326069" calcext:value-type="float">
            <text:p>20527.3260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253155472]</text:p>
          </table:table-cell>
          <table:table-cell office:value-type="string" calcext:value-type="string">
            <text:p><text:s/>MoveIt FCL (ALL)</text:p>
          </table:table-cell>
          <table:table-cell office:value-type="float" office:value="742.260532" calcext:value-type="float">
            <text:p>742.260532</text:p>
          </table:table-cell>
          <table:table-cell office:value-type="float" office:value="1000" calcext:value-type="float">
            <text:p>1000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277063385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41979.076705" calcext:value-type="float">
            <text:p>41979.0767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369489100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0827.911771" calcext:value-type="float">
            <text:p>10827.91177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461931271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0826.960539" calcext:value-type="float">
            <text:p>10826.960539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496172300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9271.835003" calcext:value-type="float">
            <text:p>29271.8350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603398288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9332.897549" calcext:value-type="float">
            <text:p>9332.89754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711499613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9257.433231" calcext:value-type="float">
            <text:p>9257.43323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738101769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37701.996932" calcext:value-type="float">
            <text:p>37701.9969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856216215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8472.415446" calcext:value-type="float">
            <text:p>8472.41544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973799633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8510.342283" calcext:value-type="float">
            <text:p>8510.34228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973848183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 INFO] [1586985395.973863692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5.996036856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45346.153719" calcext:value-type="float">
            <text:p>45346.1537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6.758552835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311.558345" calcext:value-type="float">
            <text:p>1311.558345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7.532057346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292.950575" calcext:value-type="float">
            <text:p>1292.950575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7.559623608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36360.854428" calcext:value-type="float">
            <text:p>36360.8544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8.331493502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95.670824" calcext:value-type="float">
            <text:p>1295.670824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9.114466008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277.315641" calcext:value-type="float">
            <text:p>1277.315641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399.137698933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43191.465781" calcext:value-type="float">
            <text:p>43191.4657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400.306310203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855.775083" calcext:value-type="float">
            <text:p>855.775083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985401.50315193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835.585494" calcext:value-type="float">
            <text:p>835.585494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</table:table>
      <table:table table:name="CONVEX_MESH_4(Modified Collision Object)" table:style-name="ta1">
        <table:shapes>
          <draw:frame draw:z-index="0" draw:style-name="gr1" draw:text-style-name="P1" svg:width="453.51pt" svg:height="255.09pt" svg:x="5.07pt" svg:y="180.51pt">
            <draw:object draw:notify-on-update-of-ranges="'CONVEX_MESH_4(Modified Collision Object)'.A3:'CONVEX_MESH_4(Modified Collision Object)'.A13 'CONVEX_MESH_4(Modified Collision Object)'.B3:'CONVEX_MESH_4(Modified Collision Object)'.B1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466.16pt" svg:height="262.2pt" svg:x="608.31pt" svg:y="175.24pt">
            <draw:object draw:notify-on-update-of-ranges="'CONVEX_MESH_4(Modified Collision Object)'.G3:'CONVEX_MESH_4(Modified Collision Object)'.G13 'CONVEX_MESH_4(Modified Collision Object)'.H3:'CONVEX_MESH_4(Modified Collision Object)'.H1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67.46pt" svg:height="262.94pt" svg:x="1191.94pt" svg:y="174.5pt">
            <draw:object draw:notify-on-update-of-ranges="'CONVEX_MESH_4(Modified Collision Object)'.M3:'CONVEX_MESH_4(Modified Collision Object)'.M13 'CONVEX_MESH_4(Modified Collision Object)'.N3:'CONVEX_MESH_4(Modified Collision Object)'.N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 Objects in Collision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Binary Collision Check (No Distance/Depth)</text:p>
          </table:table-cell>
          <table:covered-table-cell table:number-columns-repeated="3"/>
          <table:table-cell table:number-columns-repeated="2"/>
          <table:table-cell table:style-name="ce5" office:value-type="string" calcext:value-type="string" table:number-columns-spanned="4" table:number-rows-spanned="1">
            <text:p>Collision Check with Distance</text:p>
          </table:table-cell>
          <table:covered-table-cell table:number-columns-repeated="3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2"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2"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/>
        </table:table-row>
        <table:table-row table:style-name="ro1">
          <table:table-cell table:formula="of:=[.B39]" office:value-type="string" office:string-value=" MoveIt FCL (FIRST)" calcext:value-type="string">
            <text:p><text:s/>MoveIt FCL (FIRST)</text:p>
          </table:table-cell>
          <table:table-cell table:style-name="ce2" table:formula="of:=[.C39]" office:value-type="float" office:value="30891.198727" calcext:value-type="float">
            <text:p>30,891</text:p>
          </table:table-cell>
          <table:table-cell table:formula="of:=[.D39]" office:value-type="float" office:value="1000" calcext:value-type="float">
            <text:p>1000</text:p>
          </table:table-cell>
          <table:table-cell table:formula="of:=[.E39]" office:value-type="float" office:value="0" calcext:value-type="float">
            <text:p>0</text:p>
          </table:table-cell>
          <table:table-cell table:number-columns-repeated="2"/>
          <table:table-cell table:formula="of:=[.B52]" office:value-type="string" office:string-value=" MoveIt FCL (FIRST)" calcext:value-type="string">
            <text:p><text:s/>MoveIt FCL (FIRST)</text:p>
          </table:table-cell>
          <table:table-cell table:style-name="ce2" table:formula="of:=[.C52]" office:value-type="float" office:value="21113.698618" calcext:value-type="float">
            <text:p>21,114</text:p>
          </table:table-cell>
          <table:table-cell table:formula="of:=[.D52]" office:value-type="float" office:value="1000" calcext:value-type="float">
            <text:p>1000</text:p>
          </table:table-cell>
          <table:table-cell table:formula="of:=[.E5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MoveIt FCL (FIRST)</text:p>
          </table:table-cell>
          <table:table-cell table:style-name="ce6" office:value-type="float" office:value="11.765009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B40]" office:value-type="string" office:string-value=" MoveIt FCL (ALL)" calcext:value-type="string">
            <text:p><text:s/>MoveIt FCL (ALL)</text:p>
          </table:table-cell>
          <table:table-cell table:style-name="ce2" table:formula="of:=[.C40]" office:value-type="float" office:value="30859.28957" calcext:value-type="float">
            <text:p>30,859</text:p>
          </table:table-cell>
          <table:table-cell table:formula="of:=[.D40]" office:value-type="float" office:value="1000" calcext:value-type="float">
            <text:p>1000</text:p>
          </table:table-cell>
          <table:table-cell table:formula="of:=[.E40]" office:value-type="float" office:value="0" calcext:value-type="float">
            <text:p>0</text:p>
          </table:table-cell>
          <table:table-cell table:number-columns-repeated="2"/>
          <table:table-cell table:formula="of:=[.B53]" office:value-type="string" office:string-value=" MoveIt FCL (ALL)" calcext:value-type="string">
            <text:p><text:s/>MoveIt FCL (ALL)</text:p>
          </table:table-cell>
          <table:table-cell table:style-name="ce2" table:formula="of:=[.C53]" office:value-type="float" office:value="744.31658" calcext:value-type="float">
            <text:p>744</text:p>
          </table:table-cell>
          <table:table-cell table:formula="of:=[.D53]" office:value-type="float" office:value="1000" calcext:value-type="float">
            <text:p>1000</text:p>
          </table:table-cell>
          <table:table-cell table:formula="of:=[.E53]"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<text:s/>MoveIt FCL (ALL)</text:p>
          </table:table-cell>
          <table:table-cell table:style-name="ce6" office:value-type="float" office:value="9.988542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[.B41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41]" office:value-type="float" office:value="13757.763076" calcext:value-type="float">
            <text:p>13,758</text:p>
          </table:table-cell>
          <table:table-cell table:formula="of:=[.D41]" office:value-type="float" office:value="1000" calcext:value-type="float">
            <text:p>1000</text:p>
          </table:table-cell>
          <table:table-cell table:formula="of:=[.E41]" office:value-type="float" office:value="0" calcext:value-type="float">
            <text:p>0</text:p>
          </table:table-cell>
          <table:table-cell table:style-name="ce3" table:formula="of:=[.B5]/[.B$3]" office:value-type="float" office:value="0.445361903809036" calcext:value-type="float">
            <text:p>0.45</text:p>
          </table:table-cell>
          <table:table-cell/>
          <table:table-cell table:formula="of:=[.B54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54]" office:value-type="float" office:value="45281.28075" calcext:value-type="float">
            <text:p>45,281</text:p>
          </table:table-cell>
          <table:table-cell table:formula="of:=[.D54]" office:value-type="float" office:value="1000" calcext:value-type="float">
            <text:p>1000</text:p>
          </table:table-cell>
          <table:table-cell table:formula="of:=[.E54]" office:value-type="float" office:value="1" calcext:value-type="float">
            <text:p>1</text:p>
          </table:table-cell>
          <table:table-cell table:style-name="ce2" table:formula="of:=[.H5]/[.H$3]" office:value-type="float" office:value="2.14463991218462" calcext:value-type="float">
            <text:p>2</text:p>
          </table:table-cell>
          <table:table-cell/>
          <table:table-cell table:formula="of:=[.B65]" office:value-type="string" office:string-value=" BulletDiscreteBVHManager(FIRST)" calcext:value-type="string">
            <text:p><text:s/>BulletDiscreteBVHManager(FIRST)</text:p>
          </table:table-cell>
          <table:table-cell table:formula="of:=[.C65]" office:value-type="float" office:value="48842.920971" calcext:value-type="float">
            <text:p>48842.920971</text:p>
          </table:table-cell>
          <table:table-cell table:formula="of:=[.D65]" office:value-type="float" office:value="1000" calcext:value-type="float">
            <text:p>1000</text:p>
          </table:table-cell>
          <table:table-cell table:formula="of:=[.E65]" office:value-type="float" office:value="1" calcext:value-type="float">
            <text:p>1</text:p>
          </table:table-cell>
          <table:table-cell table:style-name="ce2" table:formula="of:=[.N5]/[.N$3]" office:value-type="float" office:value="4151.54131807294" calcext:value-type="float">
            <text:p>4,152</text:p>
          </table:table-cell>
        </table:table-row>
        <table:table-row table:style-name="ro1">
          <table:table-cell table:formula="of:=[.B42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42]" office:value-type="float" office:value="13772.256242" calcext:value-type="float">
            <text:p>13,772</text:p>
          </table:table-cell>
          <table:table-cell table:formula="of:=[.D42]" office:value-type="float" office:value="1000" calcext:value-type="float">
            <text:p>1000</text:p>
          </table:table-cell>
          <table:table-cell table:formula="of:=[.E42]" office:value-type="float" office:value="0" calcext:value-type="float">
            <text:p>0</text:p>
          </table:table-cell>
          <table:table-cell table:style-name="ce3" table:formula="of:=[.B6]/[.B$4]" office:value-type="float" office:value="0.446292070682948" calcext:value-type="float">
            <text:p>0.45</text:p>
          </table:table-cell>
          <table:table-cell/>
          <table:table-cell table:formula="of:=[.B55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55]" office:value-type="float" office:value="11137.515686" calcext:value-type="float">
            <text:p>11,138</text:p>
          </table:table-cell>
          <table:table-cell table:formula="of:=[.D55]" office:value-type="float" office:value="1000" calcext:value-type="float">
            <text:p>1000</text:p>
          </table:table-cell>
          <table:table-cell table:formula="of:=[.E55]" office:value-type="float" office:value="2" calcext:value-type="float">
            <text:p>2</text:p>
          </table:table-cell>
          <table:table-cell table:style-name="ce2" table:formula="of:=[.H6]/[.H$4]" office:value-type="float" office:value="14.9634120551231" calcext:value-type="float">
            <text:p>15</text:p>
          </table:table-cell>
          <table:table-cell/>
          <table:table-cell table:formula="of:=[.B66]" office:value-type="string" office:string-value=" BulletDiscreteBVHManager(CLOSEST)" calcext:value-type="string">
            <text:p><text:s/>BulletDiscreteBVHManager(CLOSEST)</text:p>
          </table:table-cell>
          <table:table-cell table:formula="of:=[.C66]" office:value-type="float" office:value="1310.887118" calcext:value-type="float">
            <text:p>1310.887118</text:p>
          </table:table-cell>
          <table:table-cell table:formula="of:=[.D66]" office:value-type="float" office:value="1000" calcext:value-type="float">
            <text:p>1000</text:p>
          </table:table-cell>
          <table:table-cell table:formula="of:=[.E66]" office:value-type="float" office:value="11" calcext:value-type="float">
            <text:p>11</text:p>
          </table:table-cell>
          <table:table-cell table:style-name="ce2" table:formula="of:=[.N6]/[.N$4]" office:value-type="float" office:value="131.239085544217" calcext:value-type="float">
            <text:p>131</text:p>
          </table:table-cell>
        </table:table-row>
        <table:table-row table:style-name="ro1">
          <table:table-cell table:formula="of:=[.B43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43]" office:value-type="float" office:value="13752.677216" calcext:value-type="float">
            <text:p>13,753</text:p>
          </table:table-cell>
          <table:table-cell table:formula="of:=[.D43]" office:value-type="float" office:value="1000" calcext:value-type="float">
            <text:p>1000</text:p>
          </table:table-cell>
          <table:table-cell table:formula="of:=[.E43]" office:value-type="float" office:value="0" calcext:value-type="float">
            <text:p>0</text:p>
          </table:table-cell>
          <table:table-cell table:style-name="ce3" table:formula="of:=[.B7]/[.B$4]" office:value-type="float" office:value="0.445657609349819" calcext:value-type="float">
            <text:p>0.45</text:p>
          </table:table-cell>
          <table:table-cell/>
          <table:table-cell table:formula="of:=[.B56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56]" office:value-type="float" office:value="11099.50362" calcext:value-type="float">
            <text:p>11,100</text:p>
          </table:table-cell>
          <table:table-cell table:formula="of:=[.D56]" office:value-type="float" office:value="1000" calcext:value-type="float">
            <text:p>1000</text:p>
          </table:table-cell>
          <table:table-cell table:formula="of:=[.E56]" office:value-type="float" office:value="3" calcext:value-type="float">
            <text:p>3</text:p>
          </table:table-cell>
          <table:table-cell table:style-name="ce2" table:formula="of:=[.H7]/[.H$4]" office:value-type="float" office:value="14.9123422992942" calcext:value-type="float">
            <text:p>15</text:p>
          </table:table-cell>
          <table:table-cell/>
          <table:table-cell table:formula="of:=[.B67]" office:value-type="string" office:string-value=" BulletDiscreteBVHManager(ALL)" calcext:value-type="string">
            <text:p><text:s/>BulletDiscreteBVHManager(ALL)</text:p>
          </table:table-cell>
          <table:table-cell table:formula="of:=[.C67]" office:value-type="float" office:value="1292.73845" calcext:value-type="float">
            <text:p>1292.73845</text:p>
          </table:table-cell>
          <table:table-cell table:formula="of:=[.D67]" office:value-type="float" office:value="1000" calcext:value-type="float">
            <text:p>1000</text:p>
          </table:table-cell>
          <table:table-cell table:formula="of:=[.E67]" office:value-type="float" office:value="39" calcext:value-type="float">
            <text:p>39</text:p>
          </table:table-cell>
          <table:table-cell table:style-name="ce2" table:formula="of:=[.N7]/[.N$4]" office:value-type="float" office:value="129.422136884442" calcext:value-type="float">
            <text:p>129</text:p>
          </table:table-cell>
        </table:table-row>
        <table:table-row table:style-name="ro1">
          <table:table-cell table:formula="of:=[.B44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44]" office:value-type="float" office:value="11349.928616" calcext:value-type="float">
            <text:p>11,350</text:p>
          </table:table-cell>
          <table:table-cell table:formula="of:=[.D44]" office:value-type="float" office:value="1000" calcext:value-type="float">
            <text:p>1000</text:p>
          </table:table-cell>
          <table:table-cell table:formula="of:=[.E44]" office:value-type="float" office:value="0" calcext:value-type="float">
            <text:p>0</text:p>
          </table:table-cell>
          <table:table-cell table:style-name="ce3" table:formula="of:=[.B8]/[.B$3]" office:value-type="float" office:value="0.367416257177478" calcext:value-type="float">
            <text:p>0.37</text:p>
          </table:table-cell>
          <table:table-cell/>
          <table:table-cell table:formula="of:=[.B57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57]" office:value-type="float" office:value="29657.772439" calcext:value-type="float">
            <text:p>29,658</text:p>
          </table:table-cell>
          <table:table-cell table:formula="of:=[.D57]" office:value-type="float" office:value="1000" calcext:value-type="float">
            <text:p>1000</text:p>
          </table:table-cell>
          <table:table-cell table:formula="of:=[.E57]" office:value-type="float" office:value="1" calcext:value-type="float">
            <text:p>1</text:p>
          </table:table-cell>
          <table:table-cell table:style-name="ce2" table:formula="of:=[.H8]/[.H$3]" office:value-type="float" office:value="1.40466968746612" calcext:value-type="float">
            <text:p>1</text:p>
          </table:table-cell>
          <table:table-cell/>
          <table:table-cell table:formula="of:=[.B68]" office:value-type="string" office:string-value=" BulletDiscreteSimpleManager(FIRST)" calcext:value-type="string">
            <text:p><text:s/>BulletDiscreteSimpleManager(FIRST)</text:p>
          </table:table-cell>
          <table:table-cell table:formula="of:=[.C68]" office:value-type="float" office:value="36252.530925" calcext:value-type="float">
            <text:p>36252.530925</text:p>
          </table:table-cell>
          <table:table-cell table:formula="of:=[.D68]" office:value-type="float" office:value="1000" calcext:value-type="float">
            <text:p>1000</text:p>
          </table:table-cell>
          <table:table-cell table:formula="of:=[.E68]" office:value-type="float" office:value="1" calcext:value-type="float">
            <text:p>1</text:p>
          </table:table-cell>
          <table:table-cell table:style-name="ce2" table:formula="of:=[.N8]/[.N$3]" office:value-type="float" office:value="3081.38573672149" calcext:value-type="float">
            <text:p>3,081</text:p>
          </table:table-cell>
        </table:table-row>
        <table:table-row table:style-name="ro1">
          <table:table-cell table:formula="of:=[.B45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45]" office:value-type="float" office:value="11366.7254" calcext:value-type="float">
            <text:p>11,367</text:p>
          </table:table-cell>
          <table:table-cell table:formula="of:=[.D45]" office:value-type="float" office:value="1000" calcext:value-type="float">
            <text:p>1000</text:p>
          </table:table-cell>
          <table:table-cell table:formula="of:=[.E45]" office:value-type="float" office:value="0" calcext:value-type="float">
            <text:p>0</text:p>
          </table:table-cell>
          <table:table-cell table:style-name="ce3" table:formula="of:=[.B9]/[.B$4]" office:value-type="float" office:value="0.368340475700718" calcext:value-type="float">
            <text:p>0.37</text:p>
          </table:table-cell>
          <table:table-cell/>
          <table:table-cell table:formula="of:=[.B58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58]" office:value-type="float" office:value="9440.296614" calcext:value-type="float">
            <text:p>9,440</text:p>
          </table:table-cell>
          <table:table-cell table:formula="of:=[.D58]" office:value-type="float" office:value="1000" calcext:value-type="float">
            <text:p>1000</text:p>
          </table:table-cell>
          <table:table-cell table:formula="of:=[.E58]" office:value-type="float" office:value="2" calcext:value-type="float">
            <text:p>2</text:p>
          </table:table-cell>
          <table:table-cell table:style-name="ce2" table:formula="of:=[.H9]/[.H$4]" office:value-type="float" office:value="12.6831738908732" calcext:value-type="float">
            <text:p>13</text:p>
          </table:table-cell>
          <table:table-cell/>
          <table:table-cell table:formula="of:=[.B69]" office:value-type="string" office:string-value=" BulletDiscreteSimpleManager(CLOSEST)" calcext:value-type="string">
            <text:p><text:s/>BulletDiscreteSimpleManager(CLOSEST)</text:p>
          </table:table-cell>
          <table:table-cell table:formula="of:=[.C69]" office:value-type="float" office:value="1291.731865" calcext:value-type="float">
            <text:p>1291.731865</text:p>
          </table:table-cell>
          <table:table-cell table:formula="of:=[.D69]" office:value-type="float" office:value="1000" calcext:value-type="float">
            <text:p>1000</text:p>
          </table:table-cell>
          <table:table-cell table:formula="of:=[.E69]" office:value-type="float" office:value="11" calcext:value-type="float">
            <text:p>11</text:p>
          </table:table-cell>
          <table:table-cell table:style-name="ce2" table:formula="of:=[.N9]/[.N$4]" office:value-type="float" office:value="129.321362917631" calcext:value-type="float">
            <text:p>129</text:p>
          </table:table-cell>
        </table:table-row>
        <table:table-row table:style-name="ro1">
          <table:table-cell table:formula="of:=[.B46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46]" office:value-type="float" office:value="11354.825922" calcext:value-type="float">
            <text:p>11,355</text:p>
          </table:table-cell>
          <table:table-cell table:formula="of:=[.D46]" office:value-type="float" office:value="1000" calcext:value-type="float">
            <text:p>1000</text:p>
          </table:table-cell>
          <table:table-cell table:formula="of:=[.E46]" office:value-type="float" office:value="0" calcext:value-type="float">
            <text:p>0</text:p>
          </table:table-cell>
          <table:table-cell table:style-name="ce3" table:formula="of:=[.B10]/[.B$4]" office:value-type="float" office:value="0.367954871295503" calcext:value-type="float">
            <text:p>0.37</text:p>
          </table:table-cell>
          <table:table-cell/>
          <table:table-cell table:formula="of:=[.B59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59]" office:value-type="float" office:value="9426.410731" calcext:value-type="float">
            <text:p>9,426</text:p>
          </table:table-cell>
          <table:table-cell table:formula="of:=[.D59]" office:value-type="float" office:value="1000" calcext:value-type="float">
            <text:p>1000</text:p>
          </table:table-cell>
          <table:table-cell table:formula="of:=[.E59]" office:value-type="float" office:value="3" calcext:value-type="float">
            <text:p>3</text:p>
          </table:table-cell>
          <table:table-cell table:style-name="ce2" table:formula="of:=[.H10]/[.H$4]" office:value-type="float" office:value="12.6645180079154" calcext:value-type="float">
            <text:p>13</text:p>
          </table:table-cell>
          <table:table-cell/>
          <table:table-cell table:formula="of:=[.B70]" office:value-type="string" office:string-value=" BulletDiscreteSimpleManager(ALL)" calcext:value-type="string">
            <text:p><text:s/>BulletDiscreteSimpleManager(ALL)</text:p>
          </table:table-cell>
          <table:table-cell table:formula="of:=[.C70]" office:value-type="float" office:value="1261.066325" calcext:value-type="float">
            <text:p>1261.066325</text:p>
          </table:table-cell>
          <table:table-cell table:formula="of:=[.D70]" office:value-type="float" office:value="1000" calcext:value-type="float">
            <text:p>1000</text:p>
          </table:table-cell>
          <table:table-cell table:formula="of:=[.E70]" office:value-type="float" office:value="39" calcext:value-type="float">
            <text:p>39</text:p>
          </table:table-cell>
          <table:table-cell table:style-name="ce2" table:formula="of:=[.N10]/[.N$4]" office:value-type="float" office:value="126.251291229491" calcext:value-type="float">
            <text:p>126</text:p>
          </table:table-cell>
        </table:table-row>
        <table:table-row table:style-name="ro1">
          <table:table-cell table:formula="of:=[.B47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47]" office:value-type="float" office:value="24069.841437" calcext:value-type="float">
            <text:p>24,070</text:p>
          </table:table-cell>
          <table:table-cell table:formula="of:=[.D47]" office:value-type="float" office:value="1000" calcext:value-type="float">
            <text:p>1000</text:p>
          </table:table-cell>
          <table:table-cell table:formula="of:=[.E47]" office:value-type="float" office:value="0" calcext:value-type="float">
            <text:p>0</text:p>
          </table:table-cell>
          <table:table-cell table:style-name="ce3" table:formula="of:=[.B11]/[.B$3]" office:value-type="float" office:value="0.779181204643966" calcext:value-type="float">
            <text:p>0.78</text:p>
          </table:table-cell>
          <table:table-cell/>
          <table:table-cell table:formula="of:=[.B60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60]" office:value-type="float" office:value="50352.794336" calcext:value-type="float">
            <text:p>50,353</text:p>
          </table:table-cell>
          <table:table-cell table:formula="of:=[.D60]" office:value-type="float" office:value="1000" calcext:value-type="float">
            <text:p>1000</text:p>
          </table:table-cell>
          <table:table-cell table:formula="of:=[.E60]" office:value-type="float" office:value="1" calcext:value-type="float">
            <text:p>1</text:p>
          </table:table-cell>
          <table:table-cell table:style-name="ce2" table:formula="of:=[.H11]/[.H$3]" office:value-type="float" office:value="2.38484006270095" calcext:value-type="float">
            <text:p>2</text:p>
          </table:table-cell>
          <table:table-cell/>
          <table:table-cell table:formula="of:=[.B71]" office:value-type="string" office:string-value=" FCLDiscreteBVHManager(FIRST)" calcext:value-type="string">
            <text:p><text:s/>FCLDiscreteBVHManager(FIRST)</text:p>
          </table:table-cell>
          <table:table-cell table:formula="of:=[.C71]" office:value-type="float" office:value="81360.166242" calcext:value-type="float">
            <text:p>81360.166242</text:p>
          </table:table-cell>
          <table:table-cell table:formula="of:=[.D71]" office:value-type="float" office:value="1000" calcext:value-type="float">
            <text:p>1000</text:p>
          </table:table-cell>
          <table:table-cell table:formula="of:=[.E71]" office:value-type="float" office:value="1" calcext:value-type="float">
            <text:p>1</text:p>
          </table:table-cell>
          <table:table-cell table:style-name="ce2" table:formula="of:=[.N11]/[.N$3]" office:value-type="float" office:value="6915.43595436264" calcext:value-type="float">
            <text:p>6,915</text:p>
          </table:table-cell>
        </table:table-row>
        <table:table-row table:style-name="ro1">
          <table:table-cell table:formula="of:=[.B48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48]" office:value-type="float" office:value="27058.809427" calcext:value-type="float">
            <text:p>27,059</text:p>
          </table:table-cell>
          <table:table-cell table:formula="of:=[.D48]" office:value-type="float" office:value="1000" calcext:value-type="float">
            <text:p>1000</text:p>
          </table:table-cell>
          <table:table-cell table:formula="of:=[.E48]" office:value-type="float" office:value="0" calcext:value-type="float">
            <text:p>0</text:p>
          </table:table-cell>
          <table:table-cell table:style-name="ce3" table:formula="of:=[.B12]/[.B$4]" office:value-type="float" office:value="0.876844859491041" calcext:value-type="float">
            <text:p>0.88</text:p>
          </table:table-cell>
          <table:table-cell/>
          <table:table-cell table:formula="of:=[.B61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61]" office:value-type="float" office:value="9178.128849" calcext:value-type="float">
            <text:p>9,178</text:p>
          </table:table-cell>
          <table:table-cell table:formula="of:=[.D61]" office:value-type="float" office:value="1000" calcext:value-type="float">
            <text:p>1000</text:p>
          </table:table-cell>
          <table:table-cell table:formula="of:=[.E61]" office:value-type="float" office:value="2" calcext:value-type="float">
            <text:p>2</text:p>
          </table:table-cell>
          <table:table-cell table:style-name="ce2" table:formula="of:=[.H12]/[.H$4]" office:value-type="float" office:value="12.3309477386625" calcext:value-type="float">
            <text:p>12</text:p>
          </table:table-cell>
          <table:table-cell/>
          <table:table-cell table:formula="of:=[.B72]" office:value-type="string" office:string-value=" FCLDiscreteBVHManager(CLOSEST)" calcext:value-type="string">
            <text:p><text:s/>FCLDiscreteBVHManager(CLOSEST)</text:p>
          </table:table-cell>
          <table:table-cell table:formula="of:=[.C72]" office:value-type="float" office:value="911.19051" calcext:value-type="float">
            <text:p>911.19051</text:p>
          </table:table-cell>
          <table:table-cell table:formula="of:=[.D72]" office:value-type="float" office:value="1000" calcext:value-type="float">
            <text:p>1000</text:p>
          </table:table-cell>
          <table:table-cell table:formula="of:=[.E72]" office:value-type="float" office:value="11" calcext:value-type="float">
            <text:p>11</text:p>
          </table:table-cell>
          <table:table-cell table:style-name="ce2" table:formula="of:=[.N12]/[.N$4]" office:value-type="float" office:value="91.2235749722032" calcext:value-type="float">
            <text:p>91</text:p>
          </table:table-cell>
        </table:table-row>
        <table:table-row table:style-name="ro1">
          <table:table-cell table:formula="of:=[.B49]" office:value-type="string" office:string-value=" FCLDiscreteBVHManager(ALL)" calcext:value-type="string">
            <text:p><text:s/>FCLDiscreteBVHManager(ALL)</text:p>
          </table:table-cell>
          <table:table-cell table:style-name="ce2" table:formula="of:=[.C49]" office:value-type="float" office:value="27129.353081" calcext:value-type="float">
            <text:p>27,129</text:p>
          </table:table-cell>
          <table:table-cell table:formula="of:=[.D49]" office:value-type="float" office:value="1000" calcext:value-type="float">
            <text:p>1000</text:p>
          </table:table-cell>
          <table:table-cell table:formula="of:=[.E49]" office:value-type="float" office:value="0" calcext:value-type="float">
            <text:p>0</text:p>
          </table:table-cell>
          <table:table-cell table:style-name="ce3" table:formula="of:=[.B13]/[.B$4]" office:value-type="float" office:value="0.87913083739212" calcext:value-type="float">
            <text:p>0.88</text:p>
          </table:table-cell>
          <table:table-cell/>
          <table:table-cell table:formula="of:=[.B62]" office:value-type="string" office:string-value=" FCLDiscreteBVHManager(ALL)" calcext:value-type="string">
            <text:p><text:s/>FCLDiscreteBVHManager(ALL)</text:p>
          </table:table-cell>
          <table:table-cell table:style-name="ce2" table:formula="of:=[.C62]" office:value-type="float" office:value="9157.322237" calcext:value-type="float">
            <text:p>9,157</text:p>
          </table:table-cell>
          <table:table-cell table:formula="of:=[.D62]" office:value-type="float" office:value="1000" calcext:value-type="float">
            <text:p>1000</text:p>
          </table:table-cell>
          <table:table-cell table:formula="of:=[.E62]" office:value-type="float" office:value="3" calcext:value-type="float">
            <text:p>3</text:p>
          </table:table-cell>
          <table:table-cell table:style-name="ce2" table:formula="of:=[.H13]/[.H$4]" office:value-type="float" office:value="12.3029937570382" calcext:value-type="float">
            <text:p>12</text:p>
          </table:table-cell>
          <table:table-cell/>
          <table:table-cell table:formula="of:=[.B73]" office:value-type="string" office:string-value=" FCLDiscreteBVHManager(ALL)" calcext:value-type="string">
            <text:p><text:s/>FCLDiscreteBVHManager(ALL)</text:p>
          </table:table-cell>
          <table:table-cell table:formula="of:=[.C73]" office:value-type="float" office:value="900.39417" calcext:value-type="float">
            <text:p>900.39417</text:p>
          </table:table-cell>
          <table:table-cell table:formula="of:=[.D73]" office:value-type="float" office:value="1000" calcext:value-type="float">
            <text:p>1000</text:p>
          </table:table-cell>
          <table:table-cell table:formula="of:=[.E73]" office:value-type="float" office:value="39" calcext:value-type="float">
            <text:p>39</text:p>
          </table:table-cell>
          <table:table-cell table:style-name="ce2" table:formula="of:=[.N13]/[.N$4]" office:value-type="float" office:value="90.1427025085343" calcext:value-type="float">
            <text:p>90</text:p>
          </table:table-cell>
        </table:table-row>
        <table:table-row table:style-name="ro1" table:number-rows-repeated="25">
          <table:table-cell table:number-columns-repeated="17"/>
        </table:table-row>
        <table:table-row table:style-name="ro1">
          <table:table-cell office:value-type="string" calcext:value-type="string">
            <text:p>[ INFO] [1586843690.084531162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30891.198727" calcext:value-type="float">
            <text:p>30891.1987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117065739]</text:p>
          </table:table-cell>
          <table:table-cell office:value-type="string" calcext:value-type="string">
            <text:p><text:s/>MoveIt FCL (ALL)</text:p>
          </table:table-cell>
          <table:table-cell office:value-type="float" office:value="30859.28957" calcext:value-type="float">
            <text:p>30859.289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189841743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13757.763076" calcext:value-type="float">
            <text:p>13757.7630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262519398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3772.256242" calcext:value-type="float">
            <text:p>13772.2562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335302571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3752.677216" calcext:value-type="float">
            <text:p>13752.6772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423478710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1349.928616" calcext:value-type="float">
            <text:p>11349.9286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511521195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1366.7254" calcext:value-type="float">
            <text:p>11366.72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599658839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1354.825922" calcext:value-type="float">
            <text:p>11354.8259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641281005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4069.841437" calcext:value-type="float">
            <text:p>24069.8414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678307938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27058.809427" calcext:value-type="float">
            <text:p>27058.8094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715227600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27129.353081" calcext:value-type="float">
            <text:p>27129.3530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715314625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 INFO] [1586843690.715335875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0.762784779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21113.698618" calcext:value-type="float">
            <text:p>21113.6986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106422620]</text:p>
          </table:table-cell>
          <table:table-cell office:value-type="string" calcext:value-type="string">
            <text:p><text:s/>MoveIt FCL (ALL)</text:p>
          </table:table-cell>
          <table:table-cell office:value-type="float" office:value="744.31658" calcext:value-type="float">
            <text:p>744.31658</text:p>
          </table:table-cell>
          <table:table-cell office:value-type="float" office:value="1000" calcext:value-type="float">
            <text:p>1000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128596262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45281.28075" calcext:value-type="float">
            <text:p>45281.280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218453785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1137.515686" calcext:value-type="float">
            <text:p>11137.51568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308617217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1099.50362" calcext:value-type="float">
            <text:p>11099.50362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342406710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9657.772439" calcext:value-type="float">
            <text:p>29657.7724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448407064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9440.296614" calcext:value-type="float">
            <text:p>9440.29661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554558668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9426.410731" calcext:value-type="float">
            <text:p>9426.41073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574491640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50352.794336" calcext:value-type="float">
            <text:p>50352.7943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683526199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9178.128849" calcext:value-type="float">
            <text:p>9178.12884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79280271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9157.322237" calcext:value-type="float">
            <text:p>9157.322237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792847555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 INFO] [1586843692.792865446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2.813501629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48842.920971" calcext:value-type="float">
            <text:p>48842.9209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3.576411870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310.887118" calcext:value-type="float">
            <text:p>1310.887118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4.350041106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292.73845" calcext:value-type="float">
            <text:p>1292.73845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4.37769979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36252.530925" calcext:value-type="float">
            <text:p>36252.5309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5.151929779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91.731865" calcext:value-type="float">
            <text:p>1291.731865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5.944989164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261.066325" calcext:value-type="float">
            <text:p>1261.066325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5.957363348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81360.166242" calcext:value-type="float">
            <text:p>81360.1662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7.054913365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911.19051" calcext:value-type="float">
            <text:p>911.1905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43698.165619759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900.39417" calcext:value-type="float">
            <text:p>900.39417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</table:table>
      <table:table table:name="CONVEX_MESH_3(SelfCheck)" table:style-name="ta1">
        <table:shapes>
          <draw:frame draw:z-index="0" draw:style-name="gr1" draw:text-style-name="P1" svg:width="453.51pt" svg:height="255.09pt" svg:x="5.07pt" svg:y="180.51pt">
            <draw:object draw:notify-on-update-of-ranges="'CONVEX_MESH_3(SelfCheck)'.A3:'CONVEX_MESH_3(SelfCheck)'.A13 'CONVEX_MESH_3(SelfCheck)'.B3:'CONVEX_MESH_3(SelfCheck)'.B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66.16pt" svg:height="262.2pt" svg:x="608.31pt" svg:y="175.24pt">
            <draw:object draw:notify-on-update-of-ranges="'CONVEX_MESH_3(SelfCheck)'.G3:'CONVEX_MESH_3(SelfCheck)'.G13 'CONVEX_MESH_3(SelfCheck)'.H3:'CONVEX_MESH_3(SelfCheck)'.H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467.46pt" svg:height="262.94pt" svg:x="1191.94pt" svg:y="174.5pt">
            <draw:object draw:notify-on-update-of-ranges="'CONVEX_MESH_3(SelfCheck)'.M3:'CONVEX_MESH_3(SelfCheck)'.M13 'CONVEX_MESH_3(SelfCheck)'.N3:'CONVEX_MESH_3(SelfCheck)'.N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 Objects in Collision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Binary Collision Check (No Distance/Depth)</text:p>
          </table:table-cell>
          <table:covered-table-cell table:number-columns-repeated="3"/>
          <table:table-cell table:number-columns-repeated="2"/>
          <table:table-cell table:style-name="ce5" office:value-type="string" calcext:value-type="string" table:number-columns-spanned="4" table:number-rows-spanned="1">
            <text:p>Collision Check with Distance</text:p>
          </table:table-cell>
          <table:covered-table-cell table:number-columns-repeated="3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2"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2"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/>
        </table:table-row>
        <table:table-row table:style-name="ro1">
          <table:table-cell table:formula="of:=[.B39]" office:value-type="string" office:string-value=" MoveIt FCL (FIRST)" calcext:value-type="string">
            <text:p><text:s/>MoveIt FCL (FIRST)</text:p>
          </table:table-cell>
          <table:table-cell table:style-name="ce2" table:formula="of:=[.C39]" office:value-type="float" office:value="30131.448141" calcext:value-type="float">
            <text:p>30,131</text:p>
          </table:table-cell>
          <table:table-cell table:formula="of:=[.D39]" office:value-type="float" office:value="1000" calcext:value-type="float">
            <text:p>1000</text:p>
          </table:table-cell>
          <table:table-cell table:formula="of:=[.E39]" office:value-type="float" office:value="0" calcext:value-type="float">
            <text:p>0</text:p>
          </table:table-cell>
          <table:table-cell table:number-columns-repeated="2"/>
          <table:table-cell table:formula="of:=[.B52]" office:value-type="string" office:string-value=" MoveIt FCL (FIRST)" calcext:value-type="string">
            <text:p><text:s/>MoveIt FCL (FIRST)</text:p>
          </table:table-cell>
          <table:table-cell table:style-name="ce2" table:formula="of:=[.C52]" office:value-type="float" office:value="19269.697726" calcext:value-type="float">
            <text:p>19,270</text:p>
          </table:table-cell>
          <table:table-cell table:formula="of:=[.D52]" office:value-type="float" office:value="1000" calcext:value-type="float">
            <text:p>1000</text:p>
          </table:table-cell>
          <table:table-cell table:formula="of:=[.E5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MoveIt FCL (FIRST)</text:p>
          </table:table-cell>
          <table:table-cell table:style-name="ce6" office:value-type="float" office:value="11.765009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B40]" office:value-type="string" office:string-value=" MoveIt FCL (ALL)" calcext:value-type="string">
            <text:p><text:s/>MoveIt FCL (ALL)</text:p>
          </table:table-cell>
          <table:table-cell table:style-name="ce2" table:formula="of:=[.C40]" office:value-type="float" office:value="29008.483647" calcext:value-type="float">
            <text:p>29,008</text:p>
          </table:table-cell>
          <table:table-cell table:formula="of:=[.D40]" office:value-type="float" office:value="1000" calcext:value-type="float">
            <text:p>1000</text:p>
          </table:table-cell>
          <table:table-cell table:formula="of:=[.E40]" office:value-type="float" office:value="0" calcext:value-type="float">
            <text:p>0</text:p>
          </table:table-cell>
          <table:table-cell table:number-columns-repeated="2"/>
          <table:table-cell table:formula="of:=[.B53]" office:value-type="string" office:string-value=" MoveIt FCL (ALL)" calcext:value-type="string">
            <text:p><text:s/>MoveIt FCL (ALL)</text:p>
          </table:table-cell>
          <table:table-cell table:style-name="ce2" table:formula="of:=[.C53]" office:value-type="float" office:value="733.755779" calcext:value-type="float">
            <text:p>734</text:p>
          </table:table-cell>
          <table:table-cell table:formula="of:=[.D53]" office:value-type="float" office:value="1000" calcext:value-type="float">
            <text:p>1000</text:p>
          </table:table-cell>
          <table:table-cell table:formula="of:=[.E53]"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<text:s/>MoveIt FCL (ALL)</text:p>
          </table:table-cell>
          <table:table-cell table:style-name="ce6" office:value-type="float" office:value="9.988542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[.B41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41]" office:value-type="float" office:value="13706.741524" calcext:value-type="float">
            <text:p>13,707</text:p>
          </table:table-cell>
          <table:table-cell table:formula="of:=[.D41]" office:value-type="float" office:value="1000" calcext:value-type="float">
            <text:p>1000</text:p>
          </table:table-cell>
          <table:table-cell table:formula="of:=[.E41]" office:value-type="float" office:value="0" calcext:value-type="float">
            <text:p>0</text:p>
          </table:table-cell>
          <table:table-cell table:style-name="ce3" table:formula="of:=[.B5]/[.B$3]" office:value-type="float" office:value="0.454898200042008" calcext:value-type="float">
            <text:p>0.45</text:p>
          </table:table-cell>
          <table:table-cell/>
          <table:table-cell table:formula="of:=[.B54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54]" office:value-type="float" office:value="39827.933767" calcext:value-type="float">
            <text:p>39,828</text:p>
          </table:table-cell>
          <table:table-cell table:formula="of:=[.D54]" office:value-type="float" office:value="1000" calcext:value-type="float">
            <text:p>1000</text:p>
          </table:table-cell>
          <table:table-cell table:formula="of:=[.E54]" office:value-type="float" office:value="1" calcext:value-type="float">
            <text:p>1</text:p>
          </table:table-cell>
          <table:table-cell table:style-name="ce2" table:formula="of:=[.H5]/[.H$3]" office:value-type="float" office:value="2.06686863142962" calcext:value-type="float">
            <text:p>2</text:p>
          </table:table-cell>
          <table:table-cell/>
          <table:table-cell table:formula="of:=[.B65]" office:value-type="string" office:string-value=" BulletDiscreteBVHManager(FIRST)" calcext:value-type="string">
            <text:p><text:s/>BulletDiscreteBVHManager(FIRST)</text:p>
          </table:table-cell>
          <table:table-cell table:formula="of:=[.C65]" office:value-type="float" office:value="49188.880283" calcext:value-type="float">
            <text:p>49188.880283</text:p>
          </table:table-cell>
          <table:table-cell table:formula="of:=[.D65]" office:value-type="float" office:value="1000" calcext:value-type="float">
            <text:p>1000</text:p>
          </table:table-cell>
          <table:table-cell table:formula="of:=[.E65]" office:value-type="float" office:value="1" calcext:value-type="float">
            <text:p>1</text:p>
          </table:table-cell>
          <table:table-cell table:style-name="ce2" table:formula="of:=[.N5]/[.N$3]" office:value-type="float" office:value="4180.94710195292" calcext:value-type="float">
            <text:p>4,181</text:p>
          </table:table-cell>
        </table:table-row>
        <table:table-row table:style-name="ro1">
          <table:table-cell table:formula="of:=[.B42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42]" office:value-type="float" office:value="13731.34403" calcext:value-type="float">
            <text:p>13,731</text:p>
          </table:table-cell>
          <table:table-cell table:formula="of:=[.D42]" office:value-type="float" office:value="1000" calcext:value-type="float">
            <text:p>1000</text:p>
          </table:table-cell>
          <table:table-cell table:formula="of:=[.E42]" office:value-type="float" office:value="0" calcext:value-type="float">
            <text:p>0</text:p>
          </table:table-cell>
          <table:table-cell table:style-name="ce3" table:formula="of:=[.B6]/[.B$4]" office:value-type="float" office:value="0.473356146329285" calcext:value-type="float">
            <text:p>0.47</text:p>
          </table:table-cell>
          <table:table-cell/>
          <table:table-cell table:formula="of:=[.B55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55]" office:value-type="float" office:value="10490.066867" calcext:value-type="float">
            <text:p>10,490</text:p>
          </table:table-cell>
          <table:table-cell table:formula="of:=[.D55]" office:value-type="float" office:value="1000" calcext:value-type="float">
            <text:p>1000</text:p>
          </table:table-cell>
          <table:table-cell table:formula="of:=[.E55]" office:value-type="float" office:value="2" calcext:value-type="float">
            <text:p>2</text:p>
          </table:table-cell>
          <table:table-cell table:style-name="ce2" table:formula="of:=[.H6]/[.H$4]" office:value-type="float" office:value="14.296401019555" calcext:value-type="float">
            <text:p>14</text:p>
          </table:table-cell>
          <table:table-cell/>
          <table:table-cell table:formula="of:=[.B66]" office:value-type="string" office:string-value=" BulletDiscreteBVHManager(CLOSEST)" calcext:value-type="string">
            <text:p><text:s/>BulletDiscreteBVHManager(CLOSEST)</text:p>
          </table:table-cell>
          <table:table-cell table:formula="of:=[.C66]" office:value-type="float" office:value="1320.188172" calcext:value-type="float">
            <text:p>1320.188172</text:p>
          </table:table-cell>
          <table:table-cell table:formula="of:=[.D66]" office:value-type="float" office:value="1000" calcext:value-type="float">
            <text:p>1000</text:p>
          </table:table-cell>
          <table:table-cell table:formula="of:=[.E66]" office:value-type="float" office:value="11" calcext:value-type="float">
            <text:p>11</text:p>
          </table:table-cell>
          <table:table-cell table:style-name="ce2" table:formula="of:=[.N6]/[.N$4]" office:value-type="float" office:value="132.170257881481" calcext:value-type="float">
            <text:p>132</text:p>
          </table:table-cell>
        </table:table-row>
        <table:table-row table:style-name="ro1">
          <table:table-cell table:formula="of:=[.B43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43]" office:value-type="float" office:value="13748.256635" calcext:value-type="float">
            <text:p>13,748</text:p>
          </table:table-cell>
          <table:table-cell table:formula="of:=[.D43]" office:value-type="float" office:value="1000" calcext:value-type="float">
            <text:p>1000</text:p>
          </table:table-cell>
          <table:table-cell table:formula="of:=[.E43]" office:value-type="float" office:value="0" calcext:value-type="float">
            <text:p>0</text:p>
          </table:table-cell>
          <table:table-cell table:style-name="ce3" table:formula="of:=[.B7]/[.B$4]" office:value-type="float" office:value="0.473939169047942" calcext:value-type="float">
            <text:p>0.47</text:p>
          </table:table-cell>
          <table:table-cell/>
          <table:table-cell table:formula="of:=[.B56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56]" office:value-type="float" office:value="10388.322022" calcext:value-type="float">
            <text:p>10,388</text:p>
          </table:table-cell>
          <table:table-cell table:formula="of:=[.D56]" office:value-type="float" office:value="1000" calcext:value-type="float">
            <text:p>1000</text:p>
          </table:table-cell>
          <table:table-cell table:formula="of:=[.E56]" office:value-type="float" office:value="3" calcext:value-type="float">
            <text:p>3</text:p>
          </table:table-cell>
          <table:table-cell table:style-name="ce2" table:formula="of:=[.H7]/[.H$4]" office:value-type="float" office:value="14.1577379276763" calcext:value-type="float">
            <text:p>14</text:p>
          </table:table-cell>
          <table:table-cell/>
          <table:table-cell table:formula="of:=[.B67]" office:value-type="string" office:string-value=" BulletDiscreteBVHManager(ALL)" calcext:value-type="string">
            <text:p><text:s/>BulletDiscreteBVHManager(ALL)</text:p>
          </table:table-cell>
          <table:table-cell table:formula="of:=[.C67]" office:value-type="float" office:value="1294.31282" calcext:value-type="float">
            <text:p>1294.31282</text:p>
          </table:table-cell>
          <table:table-cell table:formula="of:=[.D67]" office:value-type="float" office:value="1000" calcext:value-type="float">
            <text:p>1000</text:p>
          </table:table-cell>
          <table:table-cell table:formula="of:=[.E67]" office:value-type="float" office:value="39" calcext:value-type="float">
            <text:p>39</text:p>
          </table:table-cell>
          <table:table-cell table:style-name="ce2" table:formula="of:=[.N7]/[.N$4]" office:value-type="float" office:value="129.579754482686" calcext:value-type="float">
            <text:p>130</text:p>
          </table:table-cell>
        </table:table-row>
        <table:table-row table:style-name="ro1">
          <table:table-cell table:formula="of:=[.B44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44]" office:value-type="float" office:value="11175.85445" calcext:value-type="float">
            <text:p>11,176</text:p>
          </table:table-cell>
          <table:table-cell table:formula="of:=[.D44]" office:value-type="float" office:value="1000" calcext:value-type="float">
            <text:p>1000</text:p>
          </table:table-cell>
          <table:table-cell table:formula="of:=[.E44]" office:value-type="float" office:value="0" calcext:value-type="float">
            <text:p>0</text:p>
          </table:table-cell>
          <table:table-cell table:style-name="ce3" table:formula="of:=[.B8]/[.B$3]" office:value-type="float" office:value="0.370903329893161" calcext:value-type="float">
            <text:p>0.37</text:p>
          </table:table-cell>
          <table:table-cell/>
          <table:table-cell table:formula="of:=[.B57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57]" office:value-type="float" office:value="26574.508398" calcext:value-type="float">
            <text:p>26,575</text:p>
          </table:table-cell>
          <table:table-cell table:formula="of:=[.D57]" office:value-type="float" office:value="1000" calcext:value-type="float">
            <text:p>1000</text:p>
          </table:table-cell>
          <table:table-cell table:formula="of:=[.E57]" office:value-type="float" office:value="1" calcext:value-type="float">
            <text:p>1</text:p>
          </table:table-cell>
          <table:table-cell table:style-name="ce2" table:formula="of:=[.H8]/[.H$3]" office:value-type="float" office:value="1.37908278458068" calcext:value-type="float">
            <text:p>1</text:p>
          </table:table-cell>
          <table:table-cell/>
          <table:table-cell table:formula="of:=[.B68]" office:value-type="string" office:string-value=" BulletDiscreteSimpleManager(FIRST)" calcext:value-type="string">
            <text:p><text:s/>BulletDiscreteSimpleManager(FIRST)</text:p>
          </table:table-cell>
          <table:table-cell table:formula="of:=[.C68]" office:value-type="float" office:value="32945.475041" calcext:value-type="float">
            <text:p>32945.475041</text:p>
          </table:table-cell>
          <table:table-cell table:formula="of:=[.D68]" office:value-type="float" office:value="1000" calcext:value-type="float">
            <text:p>1000</text:p>
          </table:table-cell>
          <table:table-cell table:formula="of:=[.E68]" office:value-type="float" office:value="1" calcext:value-type="float">
            <text:p>1</text:p>
          </table:table-cell>
          <table:table-cell table:style-name="ce2" table:formula="of:=[.N8]/[.N$3]" office:value-type="float" office:value="2800.29322892996" calcext:value-type="float">
            <text:p>2,800</text:p>
          </table:table-cell>
        </table:table-row>
        <table:table-row table:style-name="ro1">
          <table:table-cell table:formula="of:=[.B45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45]" office:value-type="float" office:value="10405.900462" calcext:value-type="float">
            <text:p>10,406</text:p>
          </table:table-cell>
          <table:table-cell table:formula="of:=[.D45]" office:value-type="float" office:value="1000" calcext:value-type="float">
            <text:p>1000</text:p>
          </table:table-cell>
          <table:table-cell table:formula="of:=[.E45]" office:value-type="float" office:value="0" calcext:value-type="float">
            <text:p>0</text:p>
          </table:table-cell>
          <table:table-cell table:style-name="ce3" table:formula="of:=[.B9]/[.B$4]" office:value-type="float" office:value="0.358719214303922" calcext:value-type="float">
            <text:p>0.36</text:p>
          </table:table-cell>
          <table:table-cell/>
          <table:table-cell table:formula="of:=[.B58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58]" office:value-type="float" office:value="8962.159522" calcext:value-type="float">
            <text:p>8,962</text:p>
          </table:table-cell>
          <table:table-cell table:formula="of:=[.D58]" office:value-type="float" office:value="1000" calcext:value-type="float">
            <text:p>1000</text:p>
          </table:table-cell>
          <table:table-cell table:formula="of:=[.E58]" office:value-type="float" office:value="2" calcext:value-type="float">
            <text:p>2</text:p>
          </table:table-cell>
          <table:table-cell table:style-name="ce2" table:formula="of:=[.H9]/[.H$4]" office:value-type="float" office:value="12.2140905441509" calcext:value-type="float">
            <text:p>12</text:p>
          </table:table-cell>
          <table:table-cell/>
          <table:table-cell table:formula="of:=[.B69]" office:value-type="string" office:string-value=" BulletDiscreteSimpleManager(CLOSEST)" calcext:value-type="string">
            <text:p><text:s/>BulletDiscreteSimpleManager(CLOSEST)</text:p>
          </table:table-cell>
          <table:table-cell table:formula="of:=[.C69]" office:value-type="float" office:value="1281.650093" calcext:value-type="float">
            <text:p>1281.650093</text:p>
          </table:table-cell>
          <table:table-cell table:formula="of:=[.D69]" office:value-type="float" office:value="1000" calcext:value-type="float">
            <text:p>1000</text:p>
          </table:table-cell>
          <table:table-cell table:formula="of:=[.E69]" office:value-type="float" office:value="11" calcext:value-type="float">
            <text:p>11</text:p>
          </table:table-cell>
          <table:table-cell table:style-name="ce2" table:formula="of:=[.N9]/[.N$4]" office:value-type="float" office:value="128.312029223084" calcext:value-type="float">
            <text:p>128</text:p>
          </table:table-cell>
        </table:table-row>
        <table:table-row table:style-name="ro1">
          <table:table-cell table:formula="of:=[.B46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46]" office:value-type="float" office:value="10553.364841" calcext:value-type="float">
            <text:p>10,553</text:p>
          </table:table-cell>
          <table:table-cell table:formula="of:=[.D46]" office:value-type="float" office:value="1000" calcext:value-type="float">
            <text:p>1000</text:p>
          </table:table-cell>
          <table:table-cell table:formula="of:=[.E46]" office:value-type="float" office:value="0" calcext:value-type="float">
            <text:p>0</text:p>
          </table:table-cell>
          <table:table-cell table:style-name="ce3" table:formula="of:=[.B10]/[.B$4]" office:value-type="float" office:value="0.363802705767814" calcext:value-type="float">
            <text:p>0.36</text:p>
          </table:table-cell>
          <table:table-cell/>
          <table:table-cell table:formula="of:=[.B59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59]" office:value-type="float" office:value="8670.428465" calcext:value-type="float">
            <text:p>8,670</text:p>
          </table:table-cell>
          <table:table-cell table:formula="of:=[.D59]" office:value-type="float" office:value="1000" calcext:value-type="float">
            <text:p>1000</text:p>
          </table:table-cell>
          <table:table-cell table:formula="of:=[.E59]" office:value-type="float" office:value="3" calcext:value-type="float">
            <text:p>3</text:p>
          </table:table-cell>
          <table:table-cell table:style-name="ce2" table:formula="of:=[.H10]/[.H$4]" office:value-type="float" office:value="11.8165045007434" calcext:value-type="float">
            <text:p>12</text:p>
          </table:table-cell>
          <table:table-cell/>
          <table:table-cell table:formula="of:=[.B70]" office:value-type="string" office:string-value=" BulletDiscreteSimpleManager(ALL)" calcext:value-type="string">
            <text:p><text:s/>BulletDiscreteSimpleManager(ALL)</text:p>
          </table:table-cell>
          <table:table-cell table:formula="of:=[.C70]" office:value-type="float" office:value="1269.656903" calcext:value-type="float">
            <text:p>1269.656903</text:p>
          </table:table-cell>
          <table:table-cell table:formula="of:=[.D70]" office:value-type="float" office:value="1000" calcext:value-type="float">
            <text:p>1000</text:p>
          </table:table-cell>
          <table:table-cell table:formula="of:=[.E70]" office:value-type="float" office:value="39" calcext:value-type="float">
            <text:p>39</text:p>
          </table:table-cell>
          <table:table-cell table:style-name="ce2" table:formula="of:=[.N10]/[.N$4]" office:value-type="float" office:value="127.111334467032" calcext:value-type="float">
            <text:p>127</text:p>
          </table:table-cell>
        </table:table-row>
        <table:table-row table:style-name="ro1">
          <table:table-cell table:formula="of:=[.B47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47]" office:value-type="float" office:value="24661.307764" calcext:value-type="float">
            <text:p>24,661</text:p>
          </table:table-cell>
          <table:table-cell table:formula="of:=[.D47]" office:value-type="float" office:value="1000" calcext:value-type="float">
            <text:p>1000</text:p>
          </table:table-cell>
          <table:table-cell table:formula="of:=[.E47]" office:value-type="float" office:value="0" calcext:value-type="float">
            <text:p>0</text:p>
          </table:table-cell>
          <table:table-cell table:style-name="ce3" table:formula="of:=[.B11]/[.B$3]" office:value-type="float" office:value="0.818457435188561" calcext:value-type="float">
            <text:p>0.82</text:p>
          </table:table-cell>
          <table:table-cell/>
          <table:table-cell table:formula="of:=[.B60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60]" office:value-type="float" office:value="92443.142845" calcext:value-type="float">
            <text:p>92,443</text:p>
          </table:table-cell>
          <table:table-cell table:formula="of:=[.D60]" office:value-type="float" office:value="1000" calcext:value-type="float">
            <text:p>1000</text:p>
          </table:table-cell>
          <table:table-cell table:formula="of:=[.E60]" office:value-type="float" office:value="1" calcext:value-type="float">
            <text:p>1</text:p>
          </table:table-cell>
          <table:table-cell table:style-name="ce2" table:formula="of:=[.H11]/[.H$3]" office:value-type="float" office:value="4.79733227575591" calcext:value-type="float">
            <text:p>5</text:p>
          </table:table-cell>
          <table:table-cell/>
          <table:table-cell table:formula="of:=[.B71]" office:value-type="string" office:string-value=" FCLDiscreteBVHManager(FIRST)" calcext:value-type="string">
            <text:p><text:s/>FCLDiscreteBVHManager(FIRST)</text:p>
          </table:table-cell>
          <table:table-cell table:formula="of:=[.C71]" office:value-type="float" office:value="7309.119725" calcext:value-type="float">
            <text:p>7309.119725</text:p>
          </table:table-cell>
          <table:table-cell table:formula="of:=[.D71]" office:value-type="float" office:value="1000" calcext:value-type="float">
            <text:p>1000</text:p>
          </table:table-cell>
          <table:table-cell table:formula="of:=[.E71]" office:value-type="float" office:value="1" calcext:value-type="float">
            <text:p>1</text:p>
          </table:table-cell>
          <table:table-cell table:style-name="ce2" table:formula="of:=[.N11]/[.N$3]" office:value-type="float" office:value="621.259169882488" calcext:value-type="float">
            <text:p>621</text:p>
          </table:table-cell>
        </table:table-row>
        <table:table-row table:style-name="ro1">
          <table:table-cell table:formula="of:=[.B48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48]" office:value-type="float" office:value="23353.033719" calcext:value-type="float">
            <text:p>23,353</text:p>
          </table:table-cell>
          <table:table-cell table:formula="of:=[.D48]" office:value-type="float" office:value="1000" calcext:value-type="float">
            <text:p>1000</text:p>
          </table:table-cell>
          <table:table-cell table:formula="of:=[.E48]" office:value-type="float" office:value="0" calcext:value-type="float">
            <text:p>0</text:p>
          </table:table-cell>
          <table:table-cell table:style-name="ce3" table:formula="of:=[.B12]/[.B$4]" office:value-type="float" office:value="0.805041518308218" calcext:value-type="float">
            <text:p>0.81</text:p>
          </table:table-cell>
          <table:table-cell/>
          <table:table-cell table:formula="of:=[.B61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61]" office:value-type="float" office:value="8621.728053" calcext:value-type="float">
            <text:p>8,622</text:p>
          </table:table-cell>
          <table:table-cell table:formula="of:=[.D61]" office:value-type="float" office:value="1000" calcext:value-type="float">
            <text:p>1000</text:p>
          </table:table-cell>
          <table:table-cell table:formula="of:=[.E61]" office:value-type="float" office:value="2" calcext:value-type="float">
            <text:p>2</text:p>
          </table:table-cell>
          <table:table-cell table:style-name="ce2" table:formula="of:=[.H12]/[.H$4]" office:value-type="float" office:value="11.7501330820864" calcext:value-type="float">
            <text:p>12</text:p>
          </table:table-cell>
          <table:table-cell/>
          <table:table-cell table:formula="of:=[.B72]" office:value-type="string" office:string-value=" FCLDiscreteBVHManager(CLOSEST)" calcext:value-type="string">
            <text:p><text:s/>FCLDiscreteBVHManager(CLOSEST)</text:p>
          </table:table-cell>
          <table:table-cell table:formula="of:=[.C72]" office:value-type="float" office:value="929.17941" calcext:value-type="float">
            <text:p>929.17941</text:p>
          </table:table-cell>
          <table:table-cell table:formula="of:=[.D72]" office:value-type="float" office:value="1000" calcext:value-type="float">
            <text:p>1000</text:p>
          </table:table-cell>
          <table:table-cell table:formula="of:=[.E72]" office:value-type="float" office:value="11" calcext:value-type="float">
            <text:p>11</text:p>
          </table:table-cell>
          <table:table-cell table:style-name="ce2" table:formula="of:=[.N12]/[.N$4]" office:value-type="float" office:value="93.0245285047607" calcext:value-type="float">
            <text:p>93</text:p>
          </table:table-cell>
        </table:table-row>
        <table:table-row table:style-name="ro1">
          <table:table-cell table:formula="of:=[.B49]" office:value-type="string" office:string-value=" FCLDiscreteBVHManager(ALL)" calcext:value-type="string">
            <text:p><text:s/>FCLDiscreteBVHManager(ALL)</text:p>
          </table:table-cell>
          <table:table-cell table:style-name="ce2" table:formula="of:=[.C49]" office:value-type="float" office:value="24973.506232" calcext:value-type="float">
            <text:p>24,974</text:p>
          </table:table-cell>
          <table:table-cell table:formula="of:=[.D49]" office:value-type="float" office:value="1000" calcext:value-type="float">
            <text:p>1000</text:p>
          </table:table-cell>
          <table:table-cell table:formula="of:=[.E49]" office:value-type="float" office:value="0" calcext:value-type="float">
            <text:p>0</text:p>
          </table:table-cell>
          <table:table-cell table:style-name="ce3" table:formula="of:=[.B13]/[.B$4]" office:value-type="float" office:value="0.860903538974975" calcext:value-type="float">
            <text:p>0.86</text:p>
          </table:table-cell>
          <table:table-cell/>
          <table:table-cell table:formula="of:=[.B62]" office:value-type="string" office:string-value=" FCLDiscreteBVHManager(ALL)" calcext:value-type="string">
            <text:p><text:s/>FCLDiscreteBVHManager(ALL)</text:p>
          </table:table-cell>
          <table:table-cell table:style-name="ce2" table:formula="of:=[.C62]" office:value-type="float" office:value="9185.943691" calcext:value-type="float">
            <text:p>9,186</text:p>
          </table:table-cell>
          <table:table-cell table:formula="of:=[.D62]" office:value-type="float" office:value="1000" calcext:value-type="float">
            <text:p>1000</text:p>
          </table:table-cell>
          <table:table-cell table:formula="of:=[.E62]" office:value-type="float" office:value="3" calcext:value-type="float">
            <text:p>3</text:p>
          </table:table-cell>
          <table:table-cell table:style-name="ce2" table:formula="of:=[.H13]/[.H$4]" office:value-type="float" office:value="12.519075084518" calcext:value-type="float">
            <text:p>13</text:p>
          </table:table-cell>
          <table:table-cell/>
          <table:table-cell table:formula="of:=[.B73]" office:value-type="string" office:string-value=" FCLDiscreteBVHManager(ALL)" calcext:value-type="string">
            <text:p><text:s/>FCLDiscreteBVHManager(ALL)</text:p>
          </table:table-cell>
          <table:table-cell table:formula="of:=[.C73]" office:value-type="float" office:value="916.830786" calcext:value-type="float">
            <text:p>916.830786</text:p>
          </table:table-cell>
          <table:table-cell table:formula="of:=[.D73]" office:value-type="float" office:value="1000" calcext:value-type="float">
            <text:p>1000</text:p>
          </table:table-cell>
          <table:table-cell table:formula="of:=[.E73]" office:value-type="float" office:value="39" calcext:value-type="float">
            <text:p>39</text:p>
          </table:table-cell>
          <table:table-cell table:style-name="ce2" table:formula="of:=[.N13]/[.N$4]" office:value-type="float" office:value="91.7882495763646" calcext:value-type="float">
            <text:p>92</text:p>
          </table:table-cell>
        </table:table-row>
        <table:table-row table:style-name="ro1" table:number-rows-repeated="25">
          <table:table-cell table:number-columns-repeated="17"/>
        </table:table-row>
        <table:table-row table:style-name="ro1">
          <table:table-cell office:value-type="string" calcext:value-type="string">
            <text:p>[ INFO] [1586813867.593832863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30131.448141" calcext:value-type="float">
            <text:p>30131.4481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7.628463744]</text:p>
          </table:table-cell>
          <table:table-cell office:value-type="string" calcext:value-type="string">
            <text:p><text:s/>MoveIt FCL (ALL)</text:p>
          </table:table-cell>
          <table:table-cell office:value-type="float" office:value="29008.483647" calcext:value-type="float">
            <text:p>29008.4836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7.701531139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13706.741524" calcext:value-type="float">
            <text:p>13706.7415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7.774442385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3731.34403" calcext:value-type="float">
            <text:p>13731.344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7.847265511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3748.256635" calcext:value-type="float">
            <text:p>13748.2566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7.936829736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1175.85445" calcext:value-type="float">
            <text:p>11175.854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8.033023628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0405.900462" calcext:value-type="float">
            <text:p>10405.9004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8.127869052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0553.364841" calcext:value-type="float">
            <text:p>10553.3648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8.168506397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4661.307764" calcext:value-type="float">
            <text:p>24661.3077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8.211415378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23353.033719" calcext:value-type="float">
            <text:p>23353.0337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8.25154559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24973.506232" calcext:value-type="float">
            <text:p>24973.5062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8.251658485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 INFO] [1586813868.251689979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8.303717089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9269.697726" calcext:value-type="float">
            <text:p>19269.6977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9.666714755]</text:p>
          </table:table-cell>
          <table:table-cell office:value-type="string" calcext:value-type="string">
            <text:p><text:s/>MoveIt FCL (ALL)</text:p>
          </table:table-cell>
          <table:table-cell office:value-type="float" office:value="733.755779" calcext:value-type="float">
            <text:p>733.755779</text:p>
          </table:table-cell>
          <table:table-cell office:value-type="float" office:value="1000" calcext:value-type="float">
            <text:p>1000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9.691925681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39827.933767" calcext:value-type="float">
            <text:p>39827.9337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9.787340692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0490.066867" calcext:value-type="float">
            <text:p>10490.066867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9.883685498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0388.322022" calcext:value-type="float">
            <text:p>10388.322022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69.921398146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6574.508398" calcext:value-type="float">
            <text:p>26574.5083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0.033060701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962.159522" calcext:value-type="float">
            <text:p>8962.1595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0.148478094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670.428465" calcext:value-type="float">
            <text:p>8670.42846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0.159354543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92443.142845" calcext:value-type="float">
            <text:p>92443.1428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0.275398621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8621.728053" calcext:value-type="float">
            <text:p>8621.72805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0.384344705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9185.943691" calcext:value-type="float">
            <text:p>9185.94369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0.384397139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 INFO] [1586813870.384427672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0.404860815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49188.880283" calcext:value-type="float">
            <text:p>49188.88028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1.162400845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320.188172" calcext:value-type="float">
            <text:p>1320.188172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1.935095891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294.31282" calcext:value-type="float">
            <text:p>1294.31282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1.96554206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32945.475041" calcext:value-type="float">
            <text:p>32945.4750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2.745902317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81.650093" calcext:value-type="float">
            <text:p>1281.650093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3.533592542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269.656903" calcext:value-type="float">
            <text:p>1269.656903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3.670486339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7309.119725" calcext:value-type="float">
            <text:p>7309.1197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4.746778141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929.17941" calcext:value-type="float">
            <text:p>929.1794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3875.837568187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916.830786" calcext:value-type="float">
            <text:p>916.830786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</table:table>
      <table:table table:name="CONVEX_MESH" table:style-name="ta1">
        <table:shapes>
          <draw:frame draw:z-index="0" draw:style-name="gr1" draw:text-style-name="P1" svg:width="453.51pt" svg:height="255.09pt" svg:x="5.07pt" svg:y="180.51pt">
            <draw:object draw:notify-on-update-of-ranges="CONVEX_MESH.A3:CONVEX_MESH.A13 CONVEX_MESH.B3:CONVEX_MESH.B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66.16pt" svg:height="262.2pt" svg:x="533.11pt" svg:y="179.01pt">
            <draw:object draw:notify-on-update-of-ranges="CONVEX_MESH.F3:CONVEX_MESH.F13 CONVEX_MESH.G3:CONVEX_MESH.G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67.46pt" svg:height="262.94pt" svg:x="1064.81pt" svg:y="179.04pt">
            <draw:object draw:notify-on-update-of-ranges="CONVEX_MESH.K3:CONVEX_MESH.K13 CONVEX_MESH.L3:CONVEX_MESH.L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 Objects in Collision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Binary Collision Check (No Distance/Depth)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Collision Check with Distance</text:p>
          </table:table-cell>
          <table:covered-table-cell table:number-columns-repeated="3" table:style-name="ce1"/>
        </table:table-row>
        <table:table-row table:style-name="ro1"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</table:table-row>
        <table:table-row table:style-name="ro1">
          <table:table-cell office:value-type="string" calcext:value-type="string">
            <text:p><text:s/>MoveIt FCL (FIRST)</text:p>
          </table:table-cell>
          <table:table-cell office:value-type="float" office:value="31465.736959" calcext:value-type="float">
            <text:p>31465.7369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MoveIt FCL (FIRST)</text:p>
          </table:table-cell>
          <table:table-cell office:value-type="float" office:value="17183.045832" calcext:value-type="float">
            <text:p>17183.0458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MoveIt FCL (FIRST)</text:p>
          </table:table-cell>
          <table:table-cell office:value-type="float" office:value="11.711119" calcext:value-type="float">
            <text:p>11.711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MoveIt FCL (ALL)</text:p>
          </table:table-cell>
          <table:table-cell office:value-type="float" office:value="38958.55978" calcext:value-type="float">
            <text:p>38958.559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MoveIt FCL (ALL)</text:p>
          </table:table-cell>
          <table:table-cell office:value-type="float" office:value="20387.276708" calcext:value-type="float">
            <text:p>20387.2767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MoveIt FCL (ALL)</text:p>
          </table:table-cell>
          <table:table-cell office:value-type="float" office:value="10.742778" calcext:value-type="float">
            <text:p>10.742778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<text:s/>BulletDiscreteBVHManager(FIRST)</text:p>
          </table:table-cell>
          <table:table-cell office:value-type="float" office:value="6459.752191" calcext:value-type="float">
            <text:p>6459.7521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BVHManager(FIRST)</text:p>
          </table:table-cell>
          <table:table-cell office:value-type="float" office:value="13145.925026" calcext:value-type="float">
            <text:p>13145.9250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BulletDiscreteBVHManager(FIRST)</text:p>
          </table:table-cell>
          <table:table-cell office:value-type="float" office:value="34688.497294" calcext:value-type="float">
            <text:p>34688.4972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BulletDiscreteBVHManager(CLOSEST)</text:p>
          </table:table-cell>
          <table:table-cell office:value-type="float" office:value="6798.470888" calcext:value-type="float">
            <text:p>6798.4708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BVHManager(CLOSEST)</text:p>
          </table:table-cell>
          <table:table-cell office:value-type="float" office:value="3797.199186" calcext:value-type="float">
            <text:p>3797.19918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ulletDiscreteBVHManager(CLOSEST)</text:p>
          </table:table-cell>
          <table:table-cell office:value-type="float" office:value="1295.00532" calcext:value-type="float">
            <text:p>1295.005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BulletDiscreteBVHManager(ALL)</text:p>
          </table:table-cell>
          <table:table-cell office:value-type="float" office:value="6740.602084" calcext:value-type="float">
            <text:p>6740.6020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BVHManager(ALL)</text:p>
          </table:table-cell>
          <table:table-cell office:value-type="float" office:value="3785.20477" calcext:value-type="float">
            <text:p>3785.2047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BulletDiscreteBVHManager(ALL)</text:p>
          </table:table-cell>
          <table:table-cell office:value-type="float" office:value="1064.152542" calcext:value-type="float">
            <text:p>1064.15254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/>BulletDiscreteSimpleManager(FIRST)</text:p>
          </table:table-cell>
          <table:table-cell office:value-type="float" office:value="6143.045734" calcext:value-type="float">
            <text:p>6143.0457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SimpleManager(FIRST)</text:p>
          </table:table-cell>
          <table:table-cell office:value-type="float" office:value="11747.747663" calcext:value-type="float">
            <text:p>11747.7476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BulletDiscreteSimpleManager(FIRST)</text:p>
          </table:table-cell>
          <table:table-cell office:value-type="float" office:value="30301.652955" calcext:value-type="float">
            <text:p>30301.6529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BulletDiscreteSimpleManager(CLOSEST)</text:p>
          </table:table-cell>
          <table:table-cell office:value-type="float" office:value="6189.355917" calcext:value-type="float">
            <text:p>6189.3559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SimpleManager(CLOSEST)</text:p>
          </table:table-cell>
          <table:table-cell office:value-type="float" office:value="3639.585" calcext:value-type="float">
            <text:p>3639.58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ulletDiscreteSimpleManager(CLOSEST)</text:p>
          </table:table-cell>
          <table:table-cell office:value-type="float" office:value="1271.882581" calcext:value-type="float">
            <text:p>1271.88258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BulletDiscreteSimpleManager(ALL)</text:p>
          </table:table-cell>
          <table:table-cell office:value-type="float" office:value="6236.505761" calcext:value-type="float">
            <text:p>6236.5057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SimpleManager(ALL)</text:p>
          </table:table-cell>
          <table:table-cell office:value-type="float" office:value="3627.766489" calcext:value-type="float">
            <text:p>3627.76648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BulletDiscreteSimpleManager(ALL)</text:p>
          </table:table-cell>
          <table:table-cell office:value-type="float" office:value="1063.999122" calcext:value-type="float">
            <text:p>1063.99912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/>FCLDiscreteBVHManager(FIRST)</text:p>
          </table:table-cell>
          <table:table-cell office:value-type="float" office:value="1258.408053" calcext:value-type="float">
            <text:p>1258.4080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FCLDiscreteBVHManager(FIRST)</text:p>
          </table:table-cell>
          <table:table-cell office:value-type="float" office:value="2375.974149" calcext:value-type="float">
            <text:p>2375.9741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FCLDiscreteBVHManager(FIRST)</text:p>
          </table:table-cell>
          <table:table-cell office:value-type="float" office:value="1282.699868" calcext:value-type="float">
            <text:p>1282.6998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FCLDiscreteBVHManager(CLOSEST)</text:p>
          </table:table-cell>
          <table:table-cell office:value-type="float" office:value="1199.938851" calcext:value-type="float">
            <text:p>1199.9388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FCLDiscreteBVHManager(CLOSEST)</text:p>
          </table:table-cell>
          <table:table-cell office:value-type="float" office:value="1065.409654" calcext:value-type="float">
            <text:p>1065.4096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FCLDiscreteBVHManager(CLOSEST)</text:p>
          </table:table-cell>
          <table:table-cell office:value-type="float" office:value="205.163236" calcext:value-type="float">
            <text:p>205.1632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FCLDiscreteBVHManager(ALL)</text:p>
          </table:table-cell>
          <table:table-cell office:value-type="float" office:value="1115.441005" calcext:value-type="float">
            <text:p>1115.44100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FCLDiscreteBVHManager(ALL)</text:p>
          </table:table-cell>
          <table:table-cell office:value-type="float" office:value="1258.59146" calcext:value-type="float">
            <text:p>1258.5914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FCLDiscreteBVHManager(ALL)</text:p>
          </table:table-cell>
          <table:table-cell office:value-type="float" office:value="205.229923" calcext:value-type="float">
            <text:p>205.22992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MESH_4(Modified Collision Object)" table:style-name="ta1">
        <table:shapes>
          <draw:frame draw:z-index="0" draw:style-name="gr1" draw:text-style-name="P1" svg:width="453.57pt" svg:height="255.23pt" svg:x="0pt" svg:y="173.17pt">
            <draw:object draw:notify-on-update-of-ranges="'MESH_4(Modified Collision Object)'.A3:'MESH_4(Modified Collision Object)'.A13 'MESH_4(Modified Collision Object)'.B3:'MESH_4(Modified Collision Object)'.B1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453.51pt" svg:height="255.09pt" svg:x="554.91pt" svg:y="179.04pt">
            <draw:object draw:notify-on-update-of-ranges="'MESH_4(Modified Collision Object)'.G3:'MESH_4(Modified Collision Object)'.G13 'MESH_4(Modified Collision Object)'.H3:'MESH_4(Modified Collision Object)'.H1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453.51pt" svg:height="255.09pt" svg:x="1113.99pt" svg:y="170.73pt">
            <draw:object draw:notify-on-update-of-ranges="'MESH_4(Modified Collision Object)'.M3:'MESH_4(Modified Collision Object)'.M13 'MESH_4(Modified Collision Object)'.N3:'MESH_4(Modified Collision Object)'.N1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 Objects in Collision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Binary Collision Check (No Distance/Depth)</text:p>
          </table:table-cell>
          <table:covered-table-cell table:number-columns-repeated="3"/>
          <table:table-cell table:number-columns-repeated="2"/>
          <table:table-cell table:style-name="ce5" office:value-type="string" calcext:value-type="string" table:number-columns-spanned="4" table:number-rows-spanned="1">
            <text:p>Collision Check with Distance</text:p>
          </table:table-cell>
          <table:covered-table-cell table:number-columns-repeated="3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2"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2"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/>
        </table:table-row>
        <table:table-row table:style-name="ro1">
          <table:table-cell table:formula="of:=[.B43]" office:value-type="string" office:string-value=" MoveIt FCL (FIRST)" calcext:value-type="string">
            <text:p><text:s/>MoveIt FCL (FIRST)</text:p>
          </table:table-cell>
          <table:table-cell table:style-name="ce2" table:formula="of:=[.C43]" office:value-type="float" office:value="29032.827389" calcext:value-type="float">
            <text:p>29,033</text:p>
          </table:table-cell>
          <table:table-cell table:formula="of:=[.D43]" office:value-type="float" office:value="1000" calcext:value-type="float">
            <text:p>1000</text:p>
          </table:table-cell>
          <table:table-cell table:formula="of:=[.E43]" office:value-type="float" office:value="0" calcext:value-type="float">
            <text:p>0</text:p>
          </table:table-cell>
          <table:table-cell table:number-columns-repeated="2"/>
          <table:table-cell table:formula="of:=[.B56]" office:value-type="string" office:string-value=" MoveIt FCL (FIRST)" calcext:value-type="string">
            <text:p><text:s/>MoveIt FCL (FIRST)</text:p>
          </table:table-cell>
          <table:table-cell table:style-name="ce2" table:formula="of:=[.C56]" office:value-type="float" office:value="21014.446781" calcext:value-type="float">
            <text:p>21,014</text:p>
          </table:table-cell>
          <table:table-cell table:formula="of:=[.D56]" office:value-type="float" office:value="1000" calcext:value-type="float">
            <text:p>1000</text:p>
          </table:table-cell>
          <table:table-cell table:formula="of:=[.E5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MoveIt FCL (FIRST)</text:p>
          </table:table-cell>
          <table:table-cell office:value-type="float" office:value="11.813434" calcext:value-type="float">
            <text:p>11.8134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B44]" office:value-type="string" office:string-value=" MoveIt FCL (ALL)" calcext:value-type="string">
            <text:p><text:s/>MoveIt FCL (ALL)</text:p>
          </table:table-cell>
          <table:table-cell table:style-name="ce2" table:formula="of:=[.C44]" office:value-type="float" office:value="26189.142228" calcext:value-type="float">
            <text:p>26,189</text:p>
          </table:table-cell>
          <table:table-cell table:formula="of:=[.D44]" office:value-type="float" office:value="1000" calcext:value-type="float">
            <text:p>1000</text:p>
          </table:table-cell>
          <table:table-cell table:formula="of:=[.E44]" office:value-type="float" office:value="0" calcext:value-type="float">
            <text:p>0</text:p>
          </table:table-cell>
          <table:table-cell table:number-columns-repeated="2"/>
          <table:table-cell table:formula="of:=[.B57]" office:value-type="string" office:string-value=" MoveIt FCL (ALL)" calcext:value-type="string">
            <text:p><text:s/>MoveIt FCL (ALL)</text:p>
          </table:table-cell>
          <table:table-cell table:style-name="ce2" table:formula="of:=[.C57]" office:value-type="float" office:value="737.795547" calcext:value-type="float">
            <text:p>738</text:p>
          </table:table-cell>
          <table:table-cell table:formula="of:=[.D57]" office:value-type="float" office:value="1000" calcext:value-type="float">
            <text:p>1000</text:p>
          </table:table-cell>
          <table:table-cell table:formula="of:=[.E57]"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<text:s/>MoveIt FCL (ALL)</text:p>
          </table:table-cell>
          <table:table-cell office:value-type="float" office:value="10.012903" calcext:value-type="float">
            <text:p>10.012903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[.B45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45]" office:value-type="float" office:value="989.641836" calcext:value-type="float">
            <text:p>990</text:p>
          </table:table-cell>
          <table:table-cell table:formula="of:=[.D45]" office:value-type="float" office:value="1000" calcext:value-type="float">
            <text:p>1000</text:p>
          </table:table-cell>
          <table:table-cell table:formula="of:=[.E45]" office:value-type="float" office:value="0" calcext:value-type="float">
            <text:p>0</text:p>
          </table:table-cell>
          <table:table-cell table:style-name="ce3" table:formula="of:=[.B5]/[.B$3]" office:value-type="float" office:value="0.0340869947917975" calcext:value-type="float">
            <text:p>0.03</text:p>
          </table:table-cell>
          <table:table-cell/>
          <table:table-cell table:formula="of:=[.B58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58]" office:value-type="float" office:value="2319.077306" calcext:value-type="float">
            <text:p>2,319</text:p>
          </table:table-cell>
          <table:table-cell table:formula="of:=[.D58]" office:value-type="float" office:value="1000" calcext:value-type="float">
            <text:p>1000</text:p>
          </table:table-cell>
          <table:table-cell table:formula="of:=[.E58]" office:value-type="float" office:value="1" calcext:value-type="float">
            <text:p>1</text:p>
          </table:table-cell>
          <table:table-cell table:style-name="ce3" table:formula="of:=[.H5]/[.H$3]" office:value-type="float" office:value="0.110356333914856" calcext:value-type="float">
            <text:p>0.11</text:p>
          </table:table-cell>
          <table:table-cell/>
          <table:table-cell table:formula="of:=[.B69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69]" office:value-type="float" office:value="1781.845362" calcext:value-type="float">
            <text:p>1,782</text:p>
          </table:table-cell>
          <table:table-cell table:formula="of:=[.D69]" office:value-type="float" office:value="1000" calcext:value-type="float">
            <text:p>1000</text:p>
          </table:table-cell>
          <table:table-cell table:formula="of:=[.E69]" office:value-type="float" office:value="1" calcext:value-type="float">
            <text:p>1</text:p>
          </table:table-cell>
          <table:table-cell table:style-name="ce6" table:formula="of:=[.N5]/[.N$3]" office:value-type="float" office:value="150.832125696897" calcext:value-type="float">
            <text:p>151</text:p>
          </table:table-cell>
        </table:table-row>
        <table:table-row table:style-name="ro1">
          <table:table-cell table:formula="of:=[.B46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46]" office:value-type="float" office:value="970.148211" calcext:value-type="float">
            <text:p>970</text:p>
          </table:table-cell>
          <table:table-cell table:formula="of:=[.D46]" office:value-type="float" office:value="1000" calcext:value-type="float">
            <text:p>1000</text:p>
          </table:table-cell>
          <table:table-cell table:formula="of:=[.E46]" office:value-type="float" office:value="0" calcext:value-type="float">
            <text:p>0</text:p>
          </table:table-cell>
          <table:table-cell table:style-name="ce3" table:formula="of:=[.B6]/[.B$4]" office:value-type="float" office:value="0.0370439093634296" calcext:value-type="float">
            <text:p>0.04</text:p>
          </table:table-cell>
          <table:table-cell/>
          <table:table-cell table:formula="of:=[.B59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59]" office:value-type="float" office:value="368.408459" calcext:value-type="float">
            <text:p>368</text:p>
          </table:table-cell>
          <table:table-cell table:formula="of:=[.D59]" office:value-type="float" office:value="1000" calcext:value-type="float">
            <text:p>1000</text:p>
          </table:table-cell>
          <table:table-cell table:formula="of:=[.E59]" office:value-type="float" office:value="2" calcext:value-type="float">
            <text:p>2</text:p>
          </table:table-cell>
          <table:table-cell table:style-name="ce3" table:formula="of:=[.H6]/[.H$4]" office:value-type="float" office:value="0.49933678848837" calcext:value-type="float">
            <text:p>0.50</text:p>
          </table:table-cell>
          <table:table-cell/>
          <table:table-cell table:formula="of:=[.B70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70]" office:value-type="float" office:value="17.767278" calcext:value-type="float">
            <text:p>18</text:p>
          </table:table-cell>
          <table:table-cell table:formula="of:=[.D70]" office:value-type="float" office:value="1000" calcext:value-type="float">
            <text:p>1000</text:p>
          </table:table-cell>
          <table:table-cell table:formula="of:=[.E70]" office:value-type="float" office:value="11" calcext:value-type="float">
            <text:p>11</text:p>
          </table:table-cell>
          <table:table-cell table:style-name="ce6" table:formula="of:=[.N6]/[.N$4]" office:value-type="float" office:value="1.77443824233591" calcext:value-type="float">
            <text:p>2</text:p>
          </table:table-cell>
        </table:table-row>
        <table:table-row table:style-name="ro1">
          <table:table-cell table:formula="of:=[.B47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47]" office:value-type="float" office:value="991.440713" calcext:value-type="float">
            <text:p>991</text:p>
          </table:table-cell>
          <table:table-cell table:formula="of:=[.D47]" office:value-type="float" office:value="1000" calcext:value-type="float">
            <text:p>1000</text:p>
          </table:table-cell>
          <table:table-cell table:formula="of:=[.E47]" office:value-type="float" office:value="0" calcext:value-type="float">
            <text:p>0</text:p>
          </table:table-cell>
          <table:table-cell table:style-name="ce3" table:formula="of:=[.B7]/[.B$4]" office:value-type="float" office:value="0.0378569372134688" calcext:value-type="float">
            <text:p>0.04</text:p>
          </table:table-cell>
          <table:table-cell/>
          <table:table-cell table:formula="of:=[.B60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60]" office:value-type="float" office:value="361.650886" calcext:value-type="float">
            <text:p>362</text:p>
          </table:table-cell>
          <table:table-cell table:formula="of:=[.D60]" office:value-type="float" office:value="1000" calcext:value-type="float">
            <text:p>1000</text:p>
          </table:table-cell>
          <table:table-cell table:formula="of:=[.E60]" office:value-type="float" office:value="228" calcext:value-type="float">
            <text:p>228</text:p>
          </table:table-cell>
          <table:table-cell table:style-name="ce3" table:formula="of:=[.H7]/[.H$4]" office:value-type="float" office:value="0.490177648090359" calcext:value-type="float">
            <text:p>0.49</text:p>
          </table:table-cell>
          <table:table-cell/>
          <table:table-cell table:formula="of:=[.B71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71]" office:value-type="float" office:value="16.912888" calcext:value-type="float">
            <text:p>17</text:p>
          </table:table-cell>
          <table:table-cell table:formula="of:=[.D71]" office:value-type="float" office:value="1000" calcext:value-type="float">
            <text:p>1000</text:p>
          </table:table-cell>
          <table:table-cell table:formula="of:=[.E71]" office:value-type="float" office:value="7567" calcext:value-type="float">
            <text:p>7567</text:p>
          </table:table-cell>
          <table:table-cell table:style-name="ce6" table:formula="of:=[.N7]/[.N$4]" office:value-type="float" office:value="1.68910934221574" calcext:value-type="float">
            <text:p>2</text:p>
          </table:table-cell>
        </table:table-row>
        <table:table-row table:style-name="ro1">
          <table:table-cell table:formula="of:=[.B48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48]" office:value-type="float" office:value="877.634835" calcext:value-type="float">
            <text:p>878</text:p>
          </table:table-cell>
          <table:table-cell table:formula="of:=[.D48]" office:value-type="float" office:value="1000" calcext:value-type="float">
            <text:p>1000</text:p>
          </table:table-cell>
          <table:table-cell table:formula="of:=[.E48]" office:value-type="float" office:value="0" calcext:value-type="float">
            <text:p>0</text:p>
          </table:table-cell>
          <table:table-cell table:style-name="ce3" table:formula="of:=[.B8]/[.B$3]" office:value-type="float" office:value="0.0302290515229846" calcext:value-type="float">
            <text:p>0.03</text:p>
          </table:table-cell>
          <table:table-cell/>
          <table:table-cell table:formula="of:=[.B61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61]" office:value-type="float" office:value="5089.660503" calcext:value-type="float">
            <text:p>5,090</text:p>
          </table:table-cell>
          <table:table-cell table:formula="of:=[.D61]" office:value-type="float" office:value="1000" calcext:value-type="float">
            <text:p>1000</text:p>
          </table:table-cell>
          <table:table-cell table:formula="of:=[.E61]" office:value-type="float" office:value="1" calcext:value-type="float">
            <text:p>1</text:p>
          </table:table-cell>
          <table:table-cell table:style-name="ce3" table:formula="of:=[.H8]/[.H$3]" office:value-type="float" office:value="0.242198167576877" calcext:value-type="float">
            <text:p>0.24</text:p>
          </table:table-cell>
          <table:table-cell/>
          <table:table-cell table:formula="of:=[.B72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72]" office:value-type="float" office:value="1818.305046" calcext:value-type="float">
            <text:p>1,818</text:p>
          </table:table-cell>
          <table:table-cell table:formula="of:=[.D72]" office:value-type="float" office:value="1000" calcext:value-type="float">
            <text:p>1000</text:p>
          </table:table-cell>
          <table:table-cell table:formula="of:=[.E72]" office:value-type="float" office:value="1" calcext:value-type="float">
            <text:p>1</text:p>
          </table:table-cell>
          <table:table-cell table:style-name="ce6" table:formula="of:=[.N8]/[.N$3]" office:value-type="float" office:value="153.918415762936" calcext:value-type="float">
            <text:p>154</text:p>
          </table:table-cell>
        </table:table-row>
        <table:table-row table:style-name="ro1">
          <table:table-cell table:formula="of:=[.B49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49]" office:value-type="float" office:value="878.972998" calcext:value-type="float">
            <text:p>879</text:p>
          </table:table-cell>
          <table:table-cell table:formula="of:=[.D49]" office:value-type="float" office:value="1000" calcext:value-type="float">
            <text:p>1000</text:p>
          </table:table-cell>
          <table:table-cell table:formula="of:=[.E49]" office:value-type="float" office:value="0" calcext:value-type="float">
            <text:p>0</text:p>
          </table:table-cell>
          <table:table-cell table:style-name="ce3" table:formula="of:=[.B9]/[.B$4]" office:value-type="float" office:value="0.0335624966387883" calcext:value-type="float">
            <text:p>0.03</text:p>
          </table:table-cell>
          <table:table-cell/>
          <table:table-cell table:formula="of:=[.B62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62]" office:value-type="float" office:value="333.25217" calcext:value-type="float">
            <text:p>333</text:p>
          </table:table-cell>
          <table:table-cell table:formula="of:=[.D62]" office:value-type="float" office:value="1000" calcext:value-type="float">
            <text:p>1000</text:p>
          </table:table-cell>
          <table:table-cell table:formula="of:=[.E62]" office:value-type="float" office:value="2" calcext:value-type="float">
            <text:p>2</text:p>
          </table:table-cell>
          <table:table-cell table:style-name="ce3" table:formula="of:=[.H9]/[.H$4]" office:value-type="float" office:value="0.45168633960324" calcext:value-type="float">
            <text:p>0.45</text:p>
          </table:table-cell>
          <table:table-cell/>
          <table:table-cell table:formula="of:=[.B73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73]" office:value-type="float" office:value="17.667351" calcext:value-type="float">
            <text:p>18</text:p>
          </table:table-cell>
          <table:table-cell table:formula="of:=[.D73]" office:value-type="float" office:value="1000" calcext:value-type="float">
            <text:p>1000</text:p>
          </table:table-cell>
          <table:table-cell table:formula="of:=[.E73]" office:value-type="float" office:value="11" calcext:value-type="float">
            <text:p>11</text:p>
          </table:table-cell>
          <table:table-cell table:style-name="ce6" table:formula="of:=[.N9]/[.N$4]" office:value-type="float" office:value="1.76445841930158" calcext:value-type="float">
            <text:p>2</text:p>
          </table:table-cell>
        </table:table-row>
        <table:table-row table:style-name="ro1">
          <table:table-cell table:formula="of:=[.B50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50]" office:value-type="float" office:value="880.278019" calcext:value-type="float">
            <text:p>880</text:p>
          </table:table-cell>
          <table:table-cell table:formula="of:=[.D50]" office:value-type="float" office:value="1000" calcext:value-type="float">
            <text:p>1000</text:p>
          </table:table-cell>
          <table:table-cell table:formula="of:=[.E50]" office:value-type="float" office:value="0" calcext:value-type="float">
            <text:p>0</text:p>
          </table:table-cell>
          <table:table-cell table:style-name="ce3" table:formula="of:=[.B10]/[.B$4]" office:value-type="float" office:value="0.033612327251362" calcext:value-type="float">
            <text:p>0.03</text:p>
          </table:table-cell>
          <table:table-cell/>
          <table:table-cell table:formula="of:=[.B63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63]" office:value-type="float" office:value="328.484047" calcext:value-type="float">
            <text:p>328</text:p>
          </table:table-cell>
          <table:table-cell table:formula="of:=[.D63]" office:value-type="float" office:value="1000" calcext:value-type="float">
            <text:p>1000</text:p>
          </table:table-cell>
          <table:table-cell table:formula="of:=[.E63]" office:value-type="float" office:value="228" calcext:value-type="float">
            <text:p>228</text:p>
          </table:table-cell>
          <table:table-cell table:style-name="ce3" table:formula="of:=[.H10]/[.H$4]" office:value-type="float" office:value="0.445223677935806" calcext:value-type="float">
            <text:p>0.45</text:p>
          </table:table-cell>
          <table:table-cell/>
          <table:table-cell table:formula="of:=[.B74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74]" office:value-type="float" office:value="16.883112" calcext:value-type="float">
            <text:p>17</text:p>
          </table:table-cell>
          <table:table-cell table:formula="of:=[.D74]" office:value-type="float" office:value="1000" calcext:value-type="float">
            <text:p>1000</text:p>
          </table:table-cell>
          <table:table-cell table:formula="of:=[.E74]" office:value-type="float" office:value="7567" calcext:value-type="float">
            <text:p>7567</text:p>
          </table:table-cell>
          <table:table-cell table:style-name="ce6" table:formula="of:=[.N10]/[.N$4]" office:value-type="float" office:value="1.68613557926208" calcext:value-type="float">
            <text:p>2</text:p>
          </table:table-cell>
        </table:table-row>
        <table:table-row table:style-name="ro1">
          <table:table-cell table:formula="of:=[.B51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51]" office:value-type="float" office:value="5080.945921" calcext:value-type="float">
            <text:p>5,081</text:p>
          </table:table-cell>
          <table:table-cell table:formula="of:=[.D51]" office:value-type="float" office:value="1000" calcext:value-type="float">
            <text:p>1000</text:p>
          </table:table-cell>
          <table:table-cell table:formula="of:=[.E51]" office:value-type="float" office:value="0" calcext:value-type="float">
            <text:p>0</text:p>
          </table:table-cell>
          <table:table-cell table:style-name="ce3" table:formula="of:=[.B11]/[.B$3]" office:value-type="float" office:value="0.175006927603788" calcext:value-type="float">
            <text:p>0.18</text:p>
          </table:table-cell>
          <table:table-cell/>
          <table:table-cell table:formula="of:=[.B64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64]" office:value-type="float" office:value="30509.220863" calcext:value-type="float">
            <text:p>30,509</text:p>
          </table:table-cell>
          <table:table-cell table:formula="of:=[.D64]" office:value-type="float" office:value="1000" calcext:value-type="float">
            <text:p>1000</text:p>
          </table:table-cell>
          <table:table-cell table:formula="of:=[.E64]" office:value-type="float" office:value="1" calcext:value-type="float">
            <text:p>1</text:p>
          </table:table-cell>
          <table:table-cell table:style-name="ce3" table:formula="of:=[.H11]/[.H$3]" office:value-type="float" office:value="1.45182127233464" calcext:value-type="float">
            <text:p>1.45</text:p>
          </table:table-cell>
          <table:table-cell/>
          <table:table-cell table:formula="of:=[.B75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75]" office:value-type="float" office:value="3162.974024" calcext:value-type="float">
            <text:p>3,163</text:p>
          </table:table-cell>
          <table:table-cell table:formula="of:=[.D75]" office:value-type="float" office:value="1000" calcext:value-type="float">
            <text:p>1000</text:p>
          </table:table-cell>
          <table:table-cell table:formula="of:=[.E75]" office:value-type="float" office:value="1" calcext:value-type="float">
            <text:p>1</text:p>
          </table:table-cell>
          <table:table-cell table:style-name="ce6" table:formula="of:=[.N11]/[.N$3]" office:value-type="float" office:value="267.7438265622" calcext:value-type="float">
            <text:p>268</text:p>
          </table:table-cell>
        </table:table-row>
        <table:table-row table:style-name="ro1">
          <table:table-cell table:formula="of:=[.B52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52]" office:value-type="float" office:value="5182.38172" calcext:value-type="float">
            <text:p>5,182</text:p>
          </table:table-cell>
          <table:table-cell table:formula="of:=[.D52]" office:value-type="float" office:value="1000" calcext:value-type="float">
            <text:p>1000</text:p>
          </table:table-cell>
          <table:table-cell table:formula="of:=[.E52]" office:value-type="float" office:value="0" calcext:value-type="float">
            <text:p>0</text:p>
          </table:table-cell>
          <table:table-cell table:style-name="ce3" table:formula="of:=[.B12]/[.B$4]" office:value-type="float" office:value="0.197882835370579" calcext:value-type="float">
            <text:p>0.20</text:p>
          </table:table-cell>
          <table:table-cell/>
          <table:table-cell table:formula="of:=[.B65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65]" office:value-type="float" office:value="445.503254" calcext:value-type="float">
            <text:p>446</text:p>
          </table:table-cell>
          <table:table-cell table:formula="of:=[.D65]" office:value-type="float" office:value="1000" calcext:value-type="float">
            <text:p>1000</text:p>
          </table:table-cell>
          <table:table-cell table:formula="of:=[.E65]" office:value-type="float" office:value="2" calcext:value-type="float">
            <text:p>2</text:p>
          </table:table-cell>
          <table:table-cell table:style-name="ce3" table:formula="of:=[.H12]/[.H$4]" office:value-type="float" office:value="0.603830228864203" calcext:value-type="float">
            <text:p>0.60</text:p>
          </table:table-cell>
          <table:table-cell/>
          <table:table-cell table:formula="of:=[.B76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76]" office:value-type="float" office:value="34.409036" calcext:value-type="float">
            <text:p>34</text:p>
          </table:table-cell>
          <table:table-cell table:formula="of:=[.D76]" office:value-type="float" office:value="1000" calcext:value-type="float">
            <text:p>1000</text:p>
          </table:table-cell>
          <table:table-cell table:formula="of:=[.E76]" office:value-type="float" office:value="11" calcext:value-type="float">
            <text:p>11</text:p>
          </table:table-cell>
          <table:table-cell table:style-name="ce6" table:formula="of:=[.N12]/[.N$4]" office:value-type="float" office:value="3.43646952337399" calcext:value-type="float">
            <text:p>3</text:p>
          </table:table-cell>
        </table:table-row>
        <table:table-row table:style-name="ro1">
          <table:table-cell table:formula="of:=[.B53]" office:value-type="string" office:string-value=" FCLDiscreteBVHManager(ALL)" calcext:value-type="string">
            <text:p><text:s/>FCLDiscreteBVHManager(ALL)</text:p>
          </table:table-cell>
          <table:table-cell table:style-name="ce2" table:formula="of:=[.C53]" office:value-type="float" office:value="5162.031417" calcext:value-type="float">
            <text:p>5,162</text:p>
          </table:table-cell>
          <table:table-cell table:formula="of:=[.D53]" office:value-type="float" office:value="1000" calcext:value-type="float">
            <text:p>1000</text:p>
          </table:table-cell>
          <table:table-cell table:formula="of:=[.E53]" office:value-type="float" office:value="0" calcext:value-type="float">
            <text:p>0</text:p>
          </table:table-cell>
          <table:table-cell table:style-name="ce3" table:formula="of:=[.B13]/[.B$4]" office:value-type="float" office:value="0.197105784223854" calcext:value-type="float">
            <text:p>0.20</text:p>
          </table:table-cell>
          <table:table-cell/>
          <table:table-cell table:formula="of:=[.B66]" office:value-type="string" office:string-value=" FCLDiscreteBVHManager(ALL)" calcext:value-type="string">
            <text:p><text:s/>FCLDiscreteBVHManager(ALL)</text:p>
          </table:table-cell>
          <table:table-cell table:style-name="ce2" table:formula="of:=[.C66]" office:value-type="float" office:value="435.612216" calcext:value-type="float">
            <text:p>436</text:p>
          </table:table-cell>
          <table:table-cell table:formula="of:=[.D66]" office:value-type="float" office:value="1000" calcext:value-type="float">
            <text:p>1000</text:p>
          </table:table-cell>
          <table:table-cell table:formula="of:=[.E66]" office:value-type="float" office:value="228" calcext:value-type="float">
            <text:p>228</text:p>
          </table:table-cell>
          <table:table-cell table:style-name="ce3" table:formula="of:=[.H13]/[.H$4]" office:value-type="float" office:value="0.590424024340174" calcext:value-type="float">
            <text:p>0.59</text:p>
          </table:table-cell>
          <table:table-cell/>
          <table:table-cell table:formula="of:=[.B77]" office:value-type="string" office:string-value=" FCLDiscreteBVHManager(ALL)" calcext:value-type="string">
            <text:p><text:s/>FCLDiscreteBVHManager(ALL)</text:p>
          </table:table-cell>
          <table:table-cell table:style-name="ce2" table:formula="of:=[.C77]" office:value-type="float" office:value="34.473542" calcext:value-type="float">
            <text:p>34</text:p>
          </table:table-cell>
          <table:table-cell table:formula="of:=[.D77]" office:value-type="float" office:value="1000" calcext:value-type="float">
            <text:p>1000</text:p>
          </table:table-cell>
          <table:table-cell table:style-name="ce7" table:formula="of:=[.E77]" office:value-type="float" office:value="39" calcext:value-type="float">
            <text:p>39</text:p>
          </table:table-cell>
          <table:table-cell table:style-name="ce6" table:formula="of:=[.N13]/[.N$4]" office:value-type="float" office:value="3.44291181089041" calcext:value-type="float">
            <text:p>3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office:value-type="string" calcext:value-type="string">
            <text:p>[ INFO] [1586870062.951324687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29032.827389" calcext:value-type="float">
            <text:p>29032.8273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62.989668088]</text:p>
          </table:table-cell>
          <table:table-cell office:value-type="string" calcext:value-type="string">
            <text:p><text:s/>MoveIt FCL (ALL)</text:p>
          </table:table-cell>
          <table:table-cell office:value-type="float" office:value="26189.142228" calcext:value-type="float">
            <text:p>26189.1422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64.000263151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989.641836" calcext:value-type="float">
            <text:p>989.6418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65.031124693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970.148211" calcext:value-type="float">
            <text:p>970.148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66.039838999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991.440713" calcext:value-type="float">
            <text:p>991.4407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67.179347154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877.634835" calcext:value-type="float">
            <text:p>877.6348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68.317117828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78.972998" calcext:value-type="float">
            <text:p>878.9729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69.453200997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80.278019" calcext:value-type="float">
            <text:p>880.2780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69.650095427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5080.945921" calcext:value-type="float">
            <text:p>5080.9459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69.843134050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5182.38172" calcext:value-type="float">
            <text:p>5182.381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70.03693293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5162.031417" calcext:value-type="float">
            <text:p>5162.0314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70.037033608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 INFO] [1586870070.037056492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70.084740677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21014.446781" calcext:value-type="float">
            <text:p>21014.4467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71.440254203]</text:p>
          </table:table-cell>
          <table:table-cell office:value-type="string" calcext:value-type="string">
            <text:p><text:s/>MoveIt FCL (ALL)</text:p>
          </table:table-cell>
          <table:table-cell office:value-type="float" office:value="737.795547" calcext:value-type="float">
            <text:p>737.795547</text:p>
          </table:table-cell>
          <table:table-cell office:value-type="float" office:value="1000" calcext:value-type="float">
            <text:p>1000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71.871567242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319.077306" calcext:value-type="float">
            <text:p>2319.0773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74.586037507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368.408459" calcext:value-type="float">
            <text:p>368.40845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77.351213886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361.650886" calcext:value-type="float">
            <text:p>361.650886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77.54777210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5089.660503" calcext:value-type="float">
            <text:p>5089.6605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80.548583191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333.25217" calcext:value-type="float">
            <text:p>333.25217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83.592952917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328.484047" calcext:value-type="float">
            <text:p>328.484047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83.625803942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30509.220863" calcext:value-type="float">
            <text:p>30509.2208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85.870531489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445.503254" calcext:value-type="float">
            <text:p>445.50325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88.166228179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435.612216" calcext:value-type="float">
            <text:p>435.612216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88.166278813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 INFO] [1586870088.166296791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088.727651392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1781.845362" calcext:value-type="float">
            <text:p>1781.8453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145.010976101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7.767278" calcext:value-type="float">
            <text:p>17.767278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204.137572078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6.912888" calcext:value-type="float">
            <text:p>16.912888</text:p>
          </table:table-cell>
          <table:table-cell office:value-type="float" office:value="1000" calcext:value-type="float">
            <text:p>1000</text:p>
          </table:table-cell>
          <table:table-cell office:value-type="float" office:value="7567" calcext:value-type="float">
            <text:p>7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204.687786923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818.305046" calcext:value-type="float">
            <text:p>1818.3050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261.289450596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7.667351" calcext:value-type="float">
            <text:p>17.66735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320.520329431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6.883112" calcext:value-type="float">
            <text:p>16.883112</text:p>
          </table:table-cell>
          <table:table-cell office:value-type="float" office:value="1000" calcext:value-type="float">
            <text:p>1000</text:p>
          </table:table-cell>
          <table:table-cell office:value-type="float" office:value="7567" calcext:value-type="float">
            <text:p>7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320.836735452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3162.974024" calcext:value-type="float">
            <text:p>3162.9740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349.898949153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34.409036" calcext:value-type="float">
            <text:p>34.409036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70378.90678546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34.473542" calcext:value-type="float">
            <text:p>34.473542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</table:table>
      <table:table table:name="MESH_3(SelfCheck)" table:style-name="ta1">
        <table:shapes>
          <draw:frame draw:z-index="0" draw:style-name="gr1" draw:text-style-name="P1" svg:width="453.57pt" svg:height="255.23pt" svg:x="0pt" svg:y="173.17pt">
            <draw:object draw:notify-on-update-of-ranges="'MESH_3(SelfCheck)'.A3:'MESH_3(SelfCheck)'.A13 'MESH_3(SelfCheck)'.B3:'MESH_3(SelfCheck)'.B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453.51pt" svg:height="255.09pt" svg:x="554.91pt" svg:y="179.04pt">
            <draw:object draw:notify-on-update-of-ranges="'MESH_3(SelfCheck)'.G3:'MESH_3(SelfCheck)'.G13 'MESH_3(SelfCheck)'.H3:'MESH_3(SelfCheck)'.H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453.51pt" svg:height="255.09pt" svg:x="1113.99pt" svg:y="170.73pt">
            <draw:object draw:notify-on-update-of-ranges="'MESH_3(SelfCheck)'.M3:'MESH_3(SelfCheck)'.M13 'MESH_3(SelfCheck)'.N3:'MESH_3(SelfCheck)'.N1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 Objects in Collision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Binary Collision Check (No Distance/Depth)</text:p>
          </table:table-cell>
          <table:covered-table-cell table:number-columns-repeated="3"/>
          <table:table-cell table:number-columns-repeated="2"/>
          <table:table-cell table:style-name="ce5" office:value-type="string" calcext:value-type="string" table:number-columns-spanned="4" table:number-rows-spanned="1">
            <text:p>Collision Check with Distance</text:p>
          </table:table-cell>
          <table:covered-table-cell table:number-columns-repeated="3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2"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2"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/>
        </table:table-row>
        <table:table-row table:style-name="ro1">
          <table:table-cell table:formula="of:=[.B43]" office:value-type="string" office:string-value=" MoveIt FCL (FIRST)" calcext:value-type="string">
            <text:p><text:s/>MoveIt FCL (FIRST)</text:p>
          </table:table-cell>
          <table:table-cell table:style-name="ce2" table:formula="of:=[.C43]" office:value-type="float" office:value="30858.238272" calcext:value-type="float">
            <text:p>30,858</text:p>
          </table:table-cell>
          <table:table-cell table:formula="of:=[.D43]" office:value-type="float" office:value="1000" calcext:value-type="float">
            <text:p>1000</text:p>
          </table:table-cell>
          <table:table-cell table:formula="of:=[.E43]" office:value-type="float" office:value="0" calcext:value-type="float">
            <text:p>0</text:p>
          </table:table-cell>
          <table:table-cell table:number-columns-repeated="2"/>
          <table:table-cell table:formula="of:=[.B56]" office:value-type="string" office:string-value=" MoveIt FCL (FIRST)" calcext:value-type="string">
            <text:p><text:s/>MoveIt FCL (FIRST)</text:p>
          </table:table-cell>
          <table:table-cell table:style-name="ce2" table:formula="of:=[.C56]" office:value-type="float" office:value="19069.337388" calcext:value-type="float">
            <text:p>19,069</text:p>
          </table:table-cell>
          <table:table-cell table:formula="of:=[.D56]" office:value-type="float" office:value="1000" calcext:value-type="float">
            <text:p>1000</text:p>
          </table:table-cell>
          <table:table-cell table:formula="of:=[.E5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MoveIt FCL (FIRST)</text:p>
          </table:table-cell>
          <table:table-cell office:value-type="float" office:value="11.813434" calcext:value-type="float">
            <text:p>11.8134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B44]" office:value-type="string" office:string-value=" MoveIt FCL (ALL)" calcext:value-type="string">
            <text:p><text:s/>MoveIt FCL (ALL)</text:p>
          </table:table-cell>
          <table:table-cell table:style-name="ce2" table:formula="of:=[.C44]" office:value-type="float" office:value="31119.418059" calcext:value-type="float">
            <text:p>31,119</text:p>
          </table:table-cell>
          <table:table-cell table:formula="of:=[.D44]" office:value-type="float" office:value="1000" calcext:value-type="float">
            <text:p>1000</text:p>
          </table:table-cell>
          <table:table-cell table:formula="of:=[.E44]" office:value-type="float" office:value="0" calcext:value-type="float">
            <text:p>0</text:p>
          </table:table-cell>
          <table:table-cell table:number-columns-repeated="2"/>
          <table:table-cell table:formula="of:=[.B57]" office:value-type="string" office:string-value=" MoveIt FCL (ALL)" calcext:value-type="string">
            <text:p><text:s/>MoveIt FCL (ALL)</text:p>
          </table:table-cell>
          <table:table-cell table:style-name="ce2" table:formula="of:=[.C57]" office:value-type="float" office:value="739.423392" calcext:value-type="float">
            <text:p>739</text:p>
          </table:table-cell>
          <table:table-cell table:formula="of:=[.D57]" office:value-type="float" office:value="1000" calcext:value-type="float">
            <text:p>1000</text:p>
          </table:table-cell>
          <table:table-cell table:formula="of:=[.E57]"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<text:s/>MoveIt FCL (ALL)</text:p>
          </table:table-cell>
          <table:table-cell office:value-type="float" office:value="10.012903" calcext:value-type="float">
            <text:p>10.012903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[.B45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45]" office:value-type="float" office:value="996.133708" calcext:value-type="float">
            <text:p>996</text:p>
          </table:table-cell>
          <table:table-cell table:formula="of:=[.D45]" office:value-type="float" office:value="1000" calcext:value-type="float">
            <text:p>1000</text:p>
          </table:table-cell>
          <table:table-cell table:formula="of:=[.E45]" office:value-type="float" office:value="0" calcext:value-type="float">
            <text:p>0</text:p>
          </table:table-cell>
          <table:table-cell table:style-name="ce3" table:formula="of:=[.B5]/[.B$3]" office:value-type="float" office:value="0.0322809649474989" calcext:value-type="float">
            <text:p>0.03</text:p>
          </table:table-cell>
          <table:table-cell/>
          <table:table-cell table:formula="of:=[.B58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58]" office:value-type="float" office:value="2290.131822" calcext:value-type="float">
            <text:p>2,290</text:p>
          </table:table-cell>
          <table:table-cell table:formula="of:=[.D58]" office:value-type="float" office:value="1000" calcext:value-type="float">
            <text:p>1000</text:p>
          </table:table-cell>
          <table:table-cell table:formula="of:=[.E58]" office:value-type="float" office:value="1" calcext:value-type="float">
            <text:p>1</text:p>
          </table:table-cell>
          <table:table-cell table:style-name="ce3" table:formula="of:=[.H5]/[.H$3]" office:value-type="float" office:value="0.120094986805422" calcext:value-type="float">
            <text:p>0.12</text:p>
          </table:table-cell>
          <table:table-cell/>
          <table:table-cell table:formula="of:=[.B69]" office:value-type="string" office:string-value=" BulletDiscreteBVHManager(FIRST)" calcext:value-type="string">
            <text:p><text:s/>BulletDiscreteBVHManager(FIRST)</text:p>
          </table:table-cell>
          <table:table-cell table:style-name="ce2" table:formula="of:=[.C69]" office:value-type="float" office:value="1795.479279" calcext:value-type="float">
            <text:p>1,795</text:p>
          </table:table-cell>
          <table:table-cell table:formula="of:=[.D69]" office:value-type="float" office:value="1000" calcext:value-type="float">
            <text:p>1000</text:p>
          </table:table-cell>
          <table:table-cell table:formula="of:=[.E69]" office:value-type="float" office:value="1" calcext:value-type="float">
            <text:p>1</text:p>
          </table:table-cell>
          <table:table-cell table:style-name="ce6" table:formula="of:=[.N5]/[.N$3]" office:value-type="float" office:value="151.986228475141" calcext:value-type="float">
            <text:p>152</text:p>
          </table:table-cell>
        </table:table-row>
        <table:table-row table:style-name="ro1">
          <table:table-cell table:formula="of:=[.B46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46]" office:value-type="float" office:value="980.822484" calcext:value-type="float">
            <text:p>981</text:p>
          </table:table-cell>
          <table:table-cell table:formula="of:=[.D46]" office:value-type="float" office:value="1000" calcext:value-type="float">
            <text:p>1000</text:p>
          </table:table-cell>
          <table:table-cell table:formula="of:=[.E46]" office:value-type="float" office:value="0" calcext:value-type="float">
            <text:p>0</text:p>
          </table:table-cell>
          <table:table-cell table:style-name="ce3" table:formula="of:=[.B6]/[.B$4]" office:value-type="float" office:value="0.031518021389103" calcext:value-type="float">
            <text:p>0.03</text:p>
          </table:table-cell>
          <table:table-cell/>
          <table:table-cell table:formula="of:=[.B59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59]" office:value-type="float" office:value="364.417211" calcext:value-type="float">
            <text:p>364</text:p>
          </table:table-cell>
          <table:table-cell table:formula="of:=[.D59]" office:value-type="float" office:value="1000" calcext:value-type="float">
            <text:p>1000</text:p>
          </table:table-cell>
          <table:table-cell table:formula="of:=[.E59]" office:value-type="float" office:value="2" calcext:value-type="float">
            <text:p>2</text:p>
          </table:table-cell>
          <table:table-cell table:style-name="ce3" table:formula="of:=[.H6]/[.H$4]" office:value-type="float" office:value="0.492839711243541" calcext:value-type="float">
            <text:p>0.49</text:p>
          </table:table-cell>
          <table:table-cell/>
          <table:table-cell table:formula="of:=[.B70]" office:value-type="string" office:string-value=" BulletDiscreteBVHManager(CLOSEST)" calcext:value-type="string">
            <text:p><text:s/>BulletDiscreteBVHManager(CLOSEST)</text:p>
          </table:table-cell>
          <table:table-cell table:style-name="ce2" table:formula="of:=[.C70]" office:value-type="float" office:value="17.472957" calcext:value-type="float">
            <text:p>17</text:p>
          </table:table-cell>
          <table:table-cell table:formula="of:=[.D70]" office:value-type="float" office:value="1000" calcext:value-type="float">
            <text:p>1000</text:p>
          </table:table-cell>
          <table:table-cell table:formula="of:=[.E70]" office:value-type="float" office:value="11" calcext:value-type="float">
            <text:p>11</text:p>
          </table:table-cell>
          <table:table-cell table:style-name="ce6" table:formula="of:=[.N6]/[.N$4]" office:value-type="float" office:value="1.74504406963695" calcext:value-type="float">
            <text:p>2</text:p>
          </table:table-cell>
        </table:table-row>
        <table:table-row table:style-name="ro1">
          <table:table-cell table:formula="of:=[.B47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47]" office:value-type="float" office:value="980.30029" calcext:value-type="float">
            <text:p>980</text:p>
          </table:table-cell>
          <table:table-cell table:formula="of:=[.D47]" office:value-type="float" office:value="1000" calcext:value-type="float">
            <text:p>1000</text:p>
          </table:table-cell>
          <table:table-cell table:formula="of:=[.E47]" office:value-type="float" office:value="0" calcext:value-type="float">
            <text:p>0</text:p>
          </table:table-cell>
          <table:table-cell table:style-name="ce3" table:formula="of:=[.B7]/[.B$4]" office:value-type="float" office:value="0.031501241062459" calcext:value-type="float">
            <text:p>0.03</text:p>
          </table:table-cell>
          <table:table-cell/>
          <table:table-cell table:formula="of:=[.B60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60]" office:value-type="float" office:value="358.132724" calcext:value-type="float">
            <text:p>358</text:p>
          </table:table-cell>
          <table:table-cell table:formula="of:=[.D60]" office:value-type="float" office:value="1000" calcext:value-type="float">
            <text:p>1000</text:p>
          </table:table-cell>
          <table:table-cell table:formula="of:=[.E60]" office:value-type="float" office:value="228" calcext:value-type="float">
            <text:p>228</text:p>
          </table:table-cell>
          <table:table-cell table:style-name="ce3" table:formula="of:=[.H7]/[.H$4]" office:value-type="float" office:value="0.484340538688286" calcext:value-type="float">
            <text:p>0.48</text:p>
          </table:table-cell>
          <table:table-cell/>
          <table:table-cell table:formula="of:=[.B71]" office:value-type="string" office:string-value=" BulletDiscreteBVHManager(ALL)" calcext:value-type="string">
            <text:p><text:s/>BulletDiscreteBVHManager(ALL)</text:p>
          </table:table-cell>
          <table:table-cell table:style-name="ce2" table:formula="of:=[.C71]" office:value-type="float" office:value="16.870974" calcext:value-type="float">
            <text:p>17</text:p>
          </table:table-cell>
          <table:table-cell table:formula="of:=[.D71]" office:value-type="float" office:value="1000" calcext:value-type="float">
            <text:p>1000</text:p>
          </table:table-cell>
          <table:table-cell table:formula="of:=[.E71]" office:value-type="float" office:value="7567" calcext:value-type="float">
            <text:p>7567</text:p>
          </table:table-cell>
          <table:table-cell table:style-name="ce6" table:formula="of:=[.N7]/[.N$4]" office:value-type="float" office:value="1.68492334341" calcext:value-type="float">
            <text:p>2</text:p>
          </table:table-cell>
        </table:table-row>
        <table:table-row table:style-name="ro1">
          <table:table-cell table:formula="of:=[.B48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48]" office:value-type="float" office:value="880.110823" calcext:value-type="float">
            <text:p>880</text:p>
          </table:table-cell>
          <table:table-cell table:formula="of:=[.D48]" office:value-type="float" office:value="1000" calcext:value-type="float">
            <text:p>1000</text:p>
          </table:table-cell>
          <table:table-cell table:formula="of:=[.E48]" office:value-type="float" office:value="0" calcext:value-type="float">
            <text:p>0</text:p>
          </table:table-cell>
          <table:table-cell table:style-name="ce3" table:formula="of:=[.B8]/[.B$3]" office:value-type="float" office:value="0.0285210975183438" calcext:value-type="float">
            <text:p>0.03</text:p>
          </table:table-cell>
          <table:table-cell/>
          <table:table-cell table:formula="of:=[.B61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61]" office:value-type="float" office:value="5154.129767" calcext:value-type="float">
            <text:p>5,154</text:p>
          </table:table-cell>
          <table:table-cell table:formula="of:=[.D61]" office:value-type="float" office:value="1000" calcext:value-type="float">
            <text:p>1000</text:p>
          </table:table-cell>
          <table:table-cell table:formula="of:=[.E61]" office:value-type="float" office:value="1" calcext:value-type="float">
            <text:p>1</text:p>
          </table:table-cell>
          <table:table-cell table:style-name="ce3" table:formula="of:=[.H8]/[.H$3]" office:value-type="float" office:value="0.270283631891867" calcext:value-type="float">
            <text:p>0.27</text:p>
          </table:table-cell>
          <table:table-cell/>
          <table:table-cell table:formula="of:=[.B72]" office:value-type="string" office:string-value=" BulletDiscreteSimpleManager(FIRST)" calcext:value-type="string">
            <text:p><text:s/>BulletDiscreteSimpleManager(FIRST)</text:p>
          </table:table-cell>
          <table:table-cell table:style-name="ce2" table:formula="of:=[.C72]" office:value-type="float" office:value="1720.745437" calcext:value-type="float">
            <text:p>1,721</text:p>
          </table:table-cell>
          <table:table-cell table:formula="of:=[.D72]" office:value-type="float" office:value="1000" calcext:value-type="float">
            <text:p>1000</text:p>
          </table:table-cell>
          <table:table-cell table:formula="of:=[.E72]" office:value-type="float" office:value="1" calcext:value-type="float">
            <text:p>1</text:p>
          </table:table-cell>
          <table:table-cell table:style-name="ce6" table:formula="of:=[.N8]/[.N$3]" office:value-type="float" office:value="145.660054223014" calcext:value-type="float">
            <text:p>146</text:p>
          </table:table-cell>
        </table:table-row>
        <table:table-row table:style-name="ro1">
          <table:table-cell table:formula="of:=[.B49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49]" office:value-type="float" office:value="879.876401" calcext:value-type="float">
            <text:p>880</text:p>
          </table:table-cell>
          <table:table-cell table:formula="of:=[.D49]" office:value-type="float" office:value="1000" calcext:value-type="float">
            <text:p>1000</text:p>
          </table:table-cell>
          <table:table-cell table:formula="of:=[.E49]" office:value-type="float" office:value="0" calcext:value-type="float">
            <text:p>0</text:p>
          </table:table-cell>
          <table:table-cell table:style-name="ce3" table:formula="of:=[.B9]/[.B$4]" office:value-type="float" office:value="0.0282741919958729" calcext:value-type="float">
            <text:p>0.03</text:p>
          </table:table-cell>
          <table:table-cell/>
          <table:table-cell table:formula="of:=[.B62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62]" office:value-type="float" office:value="332.445776" calcext:value-type="float">
            <text:p>332</text:p>
          </table:table-cell>
          <table:table-cell table:formula="of:=[.D62]" office:value-type="float" office:value="1000" calcext:value-type="float">
            <text:p>1000</text:p>
          </table:table-cell>
          <table:table-cell table:formula="of:=[.E62]" office:value-type="float" office:value="2" calcext:value-type="float">
            <text:p>2</text:p>
          </table:table-cell>
          <table:table-cell table:style-name="ce3" table:formula="of:=[.H9]/[.H$4]" office:value-type="float" office:value="0.449601378042419" calcext:value-type="float">
            <text:p>0.45</text:p>
          </table:table-cell>
          <table:table-cell/>
          <table:table-cell table:formula="of:=[.B73]" office:value-type="string" office:string-value=" BulletDiscreteSimpleManager(CLOSEST)" calcext:value-type="string">
            <text:p><text:s/>BulletDiscreteSimpleManager(CLOSEST)</text:p>
          </table:table-cell>
          <table:table-cell table:style-name="ce2" table:formula="of:=[.C73]" office:value-type="float" office:value="17.654541" calcext:value-type="float">
            <text:p>18</text:p>
          </table:table-cell>
          <table:table-cell table:formula="of:=[.D73]" office:value-type="float" office:value="1000" calcext:value-type="float">
            <text:p>1000</text:p>
          </table:table-cell>
          <table:table-cell table:formula="of:=[.E73]" office:value-type="float" office:value="11" calcext:value-type="float">
            <text:p>11</text:p>
          </table:table-cell>
          <table:table-cell table:style-name="ce6" table:formula="of:=[.N9]/[.N$4]" office:value-type="float" office:value="1.76317907004592" calcext:value-type="float">
            <text:p>2</text:p>
          </table:table-cell>
        </table:table-row>
        <table:table-row table:style-name="ro1">
          <table:table-cell table:formula="of:=[.B50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50]" office:value-type="float" office:value="881.130493" calcext:value-type="float">
            <text:p>881</text:p>
          </table:table-cell>
          <table:table-cell table:formula="of:=[.D50]" office:value-type="float" office:value="1000" calcext:value-type="float">
            <text:p>1000</text:p>
          </table:table-cell>
          <table:table-cell table:formula="of:=[.E50]" office:value-type="float" office:value="0" calcext:value-type="float">
            <text:p>0</text:p>
          </table:table-cell>
          <table:table-cell table:style-name="ce3" table:formula="of:=[.B10]/[.B$4]" office:value-type="float" office:value="0.0283144913355849" calcext:value-type="float">
            <text:p>0.03</text:p>
          </table:table-cell>
          <table:table-cell/>
          <table:table-cell table:formula="of:=[.B63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63]" office:value-type="float" office:value="327.802734" calcext:value-type="float">
            <text:p>328</text:p>
          </table:table-cell>
          <table:table-cell table:formula="of:=[.D63]" office:value-type="float" office:value="1000" calcext:value-type="float">
            <text:p>1000</text:p>
          </table:table-cell>
          <table:table-cell table:formula="of:=[.E63]" office:value-type="float" office:value="228" calcext:value-type="float">
            <text:p>228</text:p>
          </table:table-cell>
          <table:table-cell table:style-name="ce3" table:formula="of:=[.H10]/[.H$4]" office:value-type="float" office:value="0.443322104151122" calcext:value-type="float">
            <text:p>0.44</text:p>
          </table:table-cell>
          <table:table-cell/>
          <table:table-cell table:formula="of:=[.B74]" office:value-type="string" office:string-value=" BulletDiscreteSimpleManager(ALL)" calcext:value-type="string">
            <text:p><text:s/>BulletDiscreteSimpleManager(ALL)</text:p>
          </table:table-cell>
          <table:table-cell table:style-name="ce2" table:formula="of:=[.C74]" office:value-type="float" office:value="16.814722" calcext:value-type="float">
            <text:p>17</text:p>
          </table:table-cell>
          <table:table-cell table:formula="of:=[.D74]" office:value-type="float" office:value="1000" calcext:value-type="float">
            <text:p>1000</text:p>
          </table:table-cell>
          <table:table-cell table:formula="of:=[.E74]" office:value-type="float" office:value="7567" calcext:value-type="float">
            <text:p>7567</text:p>
          </table:table-cell>
          <table:table-cell table:style-name="ce6" table:formula="of:=[.N10]/[.N$4]" office:value-type="float" office:value="1.67930539225238" calcext:value-type="float">
            <text:p>2</text:p>
          </table:table-cell>
        </table:table-row>
        <table:table-row table:style-name="ro1">
          <table:table-cell table:formula="of:=[.B51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51]" office:value-type="float" office:value="5088.121818" calcext:value-type="float">
            <text:p>5,088</text:p>
          </table:table-cell>
          <table:table-cell table:formula="of:=[.D51]" office:value-type="float" office:value="1000" calcext:value-type="float">
            <text:p>1000</text:p>
          </table:table-cell>
          <table:table-cell table:formula="of:=[.E51]" office:value-type="float" office:value="0" calcext:value-type="float">
            <text:p>0</text:p>
          </table:table-cell>
          <table:table-cell table:style-name="ce3" table:formula="of:=[.B11]/[.B$3]" office:value-type="float" office:value="0.164886983279821" calcext:value-type="float">
            <text:p>0.16</text:p>
          </table:table-cell>
          <table:table-cell/>
          <table:table-cell table:formula="of:=[.B64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64]" office:value-type="float" office:value="67339.709102" calcext:value-type="float">
            <text:p>67,340</text:p>
          </table:table-cell>
          <table:table-cell table:formula="of:=[.D64]" office:value-type="float" office:value="1000" calcext:value-type="float">
            <text:p>1000</text:p>
          </table:table-cell>
          <table:table-cell table:formula="of:=[.E64]" office:value-type="float" office:value="1" calcext:value-type="float">
            <text:p>1</text:p>
          </table:table-cell>
          <table:table-cell table:style-name="ce3" table:formula="of:=[.H11]/[.H$3]" office:value-type="float" office:value="3.53130828470085" calcext:value-type="float">
            <text:p>3.53</text:p>
          </table:table-cell>
          <table:table-cell/>
          <table:table-cell table:formula="of:=[.B75]" office:value-type="string" office:string-value=" FCLDiscreteBVHManager(FIRST)" calcext:value-type="string">
            <text:p><text:s/>FCLDiscreteBVHManager(FIRST)</text:p>
          </table:table-cell>
          <table:table-cell table:style-name="ce2" table:formula="of:=[.C75]" office:value-type="float" office:value="304.427819" calcext:value-type="float">
            <text:p>304</text:p>
          </table:table-cell>
          <table:table-cell table:formula="of:=[.D75]" office:value-type="float" office:value="1000" calcext:value-type="float">
            <text:p>1000</text:p>
          </table:table-cell>
          <table:table-cell table:formula="of:=[.E75]" office:value-type="float" office:value="1" calcext:value-type="float">
            <text:p>1</text:p>
          </table:table-cell>
          <table:table-cell table:style-name="ce6" table:formula="of:=[.N11]/[.N$3]" office:value-type="float" office:value="25.7696296436752" calcext:value-type="float">
            <text:p>26</text:p>
          </table:table-cell>
        </table:table-row>
        <table:table-row table:style-name="ro1">
          <table:table-cell table:formula="of:=[.B52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52]" office:value-type="float" office:value="5014.277478" calcext:value-type="float">
            <text:p>5,014</text:p>
          </table:table-cell>
          <table:table-cell table:formula="of:=[.D52]" office:value-type="float" office:value="1000" calcext:value-type="float">
            <text:p>1000</text:p>
          </table:table-cell>
          <table:table-cell table:formula="of:=[.E52]" office:value-type="float" office:value="0" calcext:value-type="float">
            <text:p>0</text:p>
          </table:table-cell>
          <table:table-cell table:style-name="ce3" table:formula="of:=[.B12]/[.B$4]" office:value-type="float" office:value="0.161130181435055" calcext:value-type="float">
            <text:p>0.16</text:p>
          </table:table-cell>
          <table:table-cell/>
          <table:table-cell table:formula="of:=[.B65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65]" office:value-type="float" office:value="446.401609" calcext:value-type="float">
            <text:p>446</text:p>
          </table:table-cell>
          <table:table-cell table:formula="of:=[.D65]" office:value-type="float" office:value="1000" calcext:value-type="float">
            <text:p>1000</text:p>
          </table:table-cell>
          <table:table-cell table:formula="of:=[.E65]" office:value-type="float" office:value="2" calcext:value-type="float">
            <text:p>2</text:p>
          </table:table-cell>
          <table:table-cell table:style-name="ce3" table:formula="of:=[.H12]/[.H$4]" office:value-type="float" office:value="0.603715832944598" calcext:value-type="float">
            <text:p>0.60</text:p>
          </table:table-cell>
          <table:table-cell/>
          <table:table-cell table:formula="of:=[.B76]" office:value-type="string" office:string-value=" FCLDiscreteBVHManager(CLOSEST)" calcext:value-type="string">
            <text:p><text:s/>FCLDiscreteBVHManager(CLOSEST)</text:p>
          </table:table-cell>
          <table:table-cell table:style-name="ce2" table:formula="of:=[.C76]" office:value-type="float" office:value="35.437706" calcext:value-type="float">
            <text:p>35</text:p>
          </table:table-cell>
          <table:table-cell table:formula="of:=[.D76]" office:value-type="float" office:value="1000" calcext:value-type="float">
            <text:p>1000</text:p>
          </table:table-cell>
          <table:table-cell table:formula="of:=[.E76]" office:value-type="float" office:value="11" calcext:value-type="float">
            <text:p>11</text:p>
          </table:table-cell>
          <table:table-cell table:style-name="ce6" table:formula="of:=[.N12]/[.N$4]" office:value-type="float" office:value="3.5392039651238" calcext:value-type="float">
            <text:p>4</text:p>
          </table:table-cell>
        </table:table-row>
        <table:table-row table:style-name="ro1">
          <table:table-cell table:formula="of:=[.B53]" office:value-type="string" office:string-value=" FCLDiscreteBVHManager(ALL)" calcext:value-type="string">
            <text:p><text:s/>FCLDiscreteBVHManager(ALL)</text:p>
          </table:table-cell>
          <table:table-cell table:style-name="ce2" table:formula="of:=[.C53]" office:value-type="float" office:value="5046.445338" calcext:value-type="float">
            <text:p>5,046</text:p>
          </table:table-cell>
          <table:table-cell table:formula="of:=[.D53]" office:value-type="float" office:value="1000" calcext:value-type="float">
            <text:p>1000</text:p>
          </table:table-cell>
          <table:table-cell table:formula="of:=[.E53]" office:value-type="float" office:value="0" calcext:value-type="float">
            <text:p>0</text:p>
          </table:table-cell>
          <table:table-cell table:style-name="ce3" table:formula="of:=[.B13]/[.B$4]" office:value-type="float" office:value="0.162163872358806" calcext:value-type="float">
            <text:p>0.16</text:p>
          </table:table-cell>
          <table:table-cell/>
          <table:table-cell table:formula="of:=[.B66]" office:value-type="string" office:string-value=" FCLDiscreteBVHManager(ALL)" calcext:value-type="string">
            <text:p><text:s/>FCLDiscreteBVHManager(ALL)</text:p>
          </table:table-cell>
          <table:table-cell table:style-name="ce2" table:formula="of:=[.C66]" office:value-type="float" office:value="435.584924" calcext:value-type="float">
            <text:p>436</text:p>
          </table:table-cell>
          <table:table-cell table:formula="of:=[.D66]" office:value-type="float" office:value="1000" calcext:value-type="float">
            <text:p>1000</text:p>
          </table:table-cell>
          <table:table-cell table:formula="of:=[.E66]" office:value-type="float" office:value="228" calcext:value-type="float">
            <text:p>228</text:p>
          </table:table-cell>
          <table:table-cell table:style-name="ce3" table:formula="of:=[.H13]/[.H$4]" office:value-type="float" office:value="0.589087292493987" calcext:value-type="float">
            <text:p>0.59</text:p>
          </table:table-cell>
          <table:table-cell/>
          <table:table-cell table:formula="of:=[.B77]" office:value-type="string" office:string-value=" FCLDiscreteBVHManager(ALL)" calcext:value-type="string">
            <text:p><text:s/>FCLDiscreteBVHManager(ALL)</text:p>
          </table:table-cell>
          <table:table-cell table:style-name="ce2" table:formula="of:=[.C77]" office:value-type="float" office:value="35.336271" calcext:value-type="float">
            <text:p>35</text:p>
          </table:table-cell>
          <table:table-cell table:formula="of:=[.D77]" office:value-type="float" office:value="1000" calcext:value-type="float">
            <text:p>1000</text:p>
          </table:table-cell>
          <table:table-cell table:formula="of:=[.E77]" office:value-type="float" office:value="39" calcext:value-type="float">
            <text:p>39</text:p>
          </table:table-cell>
          <table:table-cell table:style-name="ce6" table:formula="of:=[.N13]/[.N$4]" office:value-type="float" office:value="3.52907353641596" calcext:value-type="float">
            <text:p>4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office:value-type="string" calcext:value-type="string">
            <text:p>[ INFO] [1586812129.682849046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30858.238272" calcext:value-type="float">
            <text:p>30858.2382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29.715095011]</text:p>
          </table:table-cell>
          <table:table-cell office:value-type="string" calcext:value-type="string">
            <text:p><text:s/>MoveIt FCL (ALL)</text:p>
          </table:table-cell>
          <table:table-cell office:value-type="float" office:value="31119.418059" calcext:value-type="float">
            <text:p>31119.4180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0.719075174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996.133708" calcext:value-type="float">
            <text:p>996.133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1.738709542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980.822484" calcext:value-type="float">
            <text:p>980.8224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2.758886330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980.30029" calcext:value-type="float">
            <text:p>980.300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3.895185744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880.110823" calcext:value-type="float">
            <text:p>880.1108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5.031794520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79.876401" calcext:value-type="float">
            <text:p>879.8764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6.166792115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81.130493" calcext:value-type="float">
            <text:p>881.1304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6.363409187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5088.121818" calcext:value-type="float">
            <text:p>5088.1218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6.562918111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5014.277478" calcext:value-type="float">
            <text:p>5014.2774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6.76116030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5046.445338" calcext:value-type="float">
            <text:p>5046.4453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6.761263776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 INFO] [1586812136.761286632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6.813830016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9069.337388" calcext:value-type="float">
            <text:p>19069.3373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8.166362102]</text:p>
          </table:table-cell>
          <table:table-cell office:value-type="string" calcext:value-type="string">
            <text:p><text:s/>MoveIt FCL (ALL)</text:p>
          </table:table-cell>
          <table:table-cell office:value-type="float" office:value="739.423392" calcext:value-type="float">
            <text:p>739.423392</text:p>
          </table:table-cell>
          <table:table-cell office:value-type="float" office:value="1000" calcext:value-type="float">
            <text:p>1000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38.603114060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290.131822" calcext:value-type="float">
            <text:p>2290.1318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41.347302729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364.417211" calcext:value-type="float">
            <text:p>364.4172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44.139644136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358.132724" calcext:value-type="float">
            <text:p>358.132724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44.333742842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5154.129767" calcext:value-type="float">
            <text:p>5154.1297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47.341832509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332.445776" calcext:value-type="float">
            <text:p>332.44577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50.392530868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327.802734" calcext:value-type="float">
            <text:p>327.802734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50.407450662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67339.709102" calcext:value-type="float">
            <text:p>67339.7091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52.647657445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446.401609" calcext:value-type="float">
            <text:p>446.40160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54.943499972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435.584924" calcext:value-type="float">
            <text:p>435.584924</text:p>
          </table:table-cell>
          <table:table-cell office:value-type="float" office:value="1000" calcext:value-type="float">
            <text:p>1000</text:p>
          </table:table-cell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54.943552221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 INFO] [1586812154.943570100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155.500625063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1795.479279" calcext:value-type="float">
            <text:p>1795.4792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212.732000738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7.472957" calcext:value-type="float">
            <text:p>17.472957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272.005485753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6.870974" calcext:value-type="float">
            <text:p>16.870974</text:p>
          </table:table-cell>
          <table:table-cell office:value-type="float" office:value="1000" calcext:value-type="float">
            <text:p>1000</text:p>
          </table:table-cell>
          <table:table-cell office:value-type="float" office:value="7567" calcext:value-type="float">
            <text:p>7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272.586900975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720.745437" calcext:value-type="float">
            <text:p>1720.7454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329.229632296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7.654541" calcext:value-type="float">
            <text:p>17.65454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388.701410643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6.814722" calcext:value-type="float">
            <text:p>16.814722</text:p>
          </table:table-cell>
          <table:table-cell office:value-type="float" office:value="1000" calcext:value-type="float">
            <text:p>1000</text:p>
          </table:table-cell>
          <table:table-cell office:value-type="float" office:value="7567" calcext:value-type="float">
            <text:p>7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391.986522966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304.427819" calcext:value-type="float">
            <text:p>304.4278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420.205144500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35.437706" calcext:value-type="float">
            <text:p>35.437706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6812448.504780891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35.336271" calcext:value-type="float">
            <text:p>35.336271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</table:table>
      <table:table table:name="MESH" table:style-name="ta1">
        <table:shapes>
          <draw:frame draw:z-index="0" draw:style-name="gr1" draw:text-style-name="P1" svg:width="453.57pt" svg:height="255.23pt" svg:x="9.3pt" svg:y="174.67pt">
            <draw:object draw:notify-on-update-of-ranges="MESH.A3:MESH.A13 MESH.B3:MESH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8.46pt" svg:y="170.76pt">
            <draw:object draw:notify-on-update-of-ranges="MESH.F3:MESH.F13 MESH.G3:MESH.G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51.17pt" svg:y="170.73pt">
            <draw:object draw:notify-on-update-of-ranges="MESH.K3:MESH.K13 MESH.L3:MESH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 Objects in Collision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Binary Collision Check (No Distance/Depth)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Collision Check with Distance</text:p>
          </table:table-cell>
          <table:covered-table-cell table:number-columns-repeated="3" table:style-name="ce1"/>
        </table:table-row>
        <table:table-row table:style-name="ro1"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/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</table:table-row>
        <table:table-row table:style-name="ro1">
          <table:table-cell office:value-type="string" calcext:value-type="string">
            <text:p><text:s/>MoveIt FCL (FIRST)</text:p>
          </table:table-cell>
          <table:table-cell office:value-type="float" office:value="28490.759022" calcext:value-type="float">
            <text:p>28490.7590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MoveIt FCL (FIRST)</text:p>
          </table:table-cell>
          <table:table-cell office:value-type="float" office:value="16736.597751" calcext:value-type="float">
            <text:p>16736.5977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MoveIt FCL (FIRST)</text:p>
          </table:table-cell>
          <table:table-cell office:value-type="float" office:value="11.78398" calcext:value-type="float">
            <text:p>11.783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MoveIt FCL (ALL)</text:p>
          </table:table-cell>
          <table:table-cell office:value-type="float" office:value="36584.875081" calcext:value-type="float">
            <text:p>36584.8750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MoveIt FCL (ALL)</text:p>
          </table:table-cell>
          <table:table-cell office:value-type="float" office:value="19079.236067" calcext:value-type="float">
            <text:p>19079.2360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MoveIt FCL (ALL)</text:p>
          </table:table-cell>
          <table:table-cell office:value-type="float" office:value="10.741923" calcext:value-type="float">
            <text:p>10.741923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<text:s/>BulletDiscreteBVHManager(FIRST)</text:p>
          </table:table-cell>
          <table:table-cell office:value-type="float" office:value="548.104501" calcext:value-type="float">
            <text:p>548.1045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BVHManager(FIRST)</text:p>
          </table:table-cell>
          <table:table-cell office:value-type="float" office:value="1170.247351" calcext:value-type="float">
            <text:p>1170.2473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BulletDiscreteBVHManager(FIRST)</text:p>
          </table:table-cell>
          <table:table-cell office:value-type="float" office:value="1692.088033" calcext:value-type="float">
            <text:p>1692.0880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BulletDiscreteBVHManager(CLOSEST)</text:p>
          </table:table-cell>
          <table:table-cell office:value-type="float" office:value="561.537773" calcext:value-type="float">
            <text:p>561.5377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BVHManager(CLOSEST)</text:p>
          </table:table-cell>
          <table:table-cell office:value-type="float" office:value="117.880566" calcext:value-type="float">
            <text:p>117.8805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ulletDiscreteBVHManager(CLOSEST)</text:p>
          </table:table-cell>
          <table:table-cell office:value-type="float" office:value="17.839153" calcext:value-type="float">
            <text:p>17.8391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BulletDiscreteBVHManager(ALL)</text:p>
          </table:table-cell>
          <table:table-cell office:value-type="float" office:value="558.199904" calcext:value-type="float">
            <text:p>558.1999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BVHManager(ALL)</text:p>
          </table:table-cell>
          <table:table-cell office:value-type="float" office:value="117.835494" calcext:value-type="float">
            <text:p>117.835494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<text:s/>BulletDiscreteBVHManager(ALL)</text:p>
          </table:table-cell>
          <table:table-cell office:value-type="float" office:value="16.91868" calcext:value-type="float">
            <text:p>16.91868</text:p>
          </table:table-cell>
          <table:table-cell office:value-type="float" office:value="10" calcext:value-type="float">
            <text:p>10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string" calcext:value-type="string">
            <text:p><text:s/>BulletDiscreteSimpleManager(FIRST)</text:p>
          </table:table-cell>
          <table:table-cell office:value-type="float" office:value="513.272429" calcext:value-type="float">
            <text:p>513.2724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SimpleManager(FIRST)</text:p>
          </table:table-cell>
          <table:table-cell office:value-type="float" office:value="2777.195338" calcext:value-type="float">
            <text:p>2777.1953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BulletDiscreteSimpleManager(FIRST)</text:p>
          </table:table-cell>
          <table:table-cell office:value-type="float" office:value="1719.382652" calcext:value-type="float">
            <text:p>1719.3826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BulletDiscreteSimpleManager(CLOSEST)</text:p>
          </table:table-cell>
          <table:table-cell office:value-type="float" office:value="477.739581" calcext:value-type="float">
            <text:p>477.7395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SimpleManager(CLOSEST)</text:p>
          </table:table-cell>
          <table:table-cell office:value-type="float" office:value="114.626836" calcext:value-type="float">
            <text:p>114.6268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ulletDiscreteSimpleManager(CLOSEST)</text:p>
          </table:table-cell>
          <table:table-cell office:value-type="float" office:value="17.745962" calcext:value-type="float">
            <text:p>17.74596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BulletDiscreteSimpleManager(ALL)</text:p>
          </table:table-cell>
          <table:table-cell office:value-type="float" office:value="515.396677" calcext:value-type="float">
            <text:p>515.3966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BulletDiscreteSimpleManager(ALL)</text:p>
          </table:table-cell>
          <table:table-cell office:value-type="float" office:value="117.093755" calcext:value-type="float">
            <text:p>117.093755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<text:s/>BulletDiscreteSimpleManager(ALL)</text:p>
          </table:table-cell>
          <table:table-cell office:value-type="float" office:value="16.951009" calcext:value-type="float">
            <text:p>16.951009</text:p>
          </table:table-cell>
          <table:table-cell office:value-type="float" office:value="10" calcext:value-type="float">
            <text:p>10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string" calcext:value-type="string">
            <text:p><text:s/>FCLDiscreteBVHManager(FIRST)</text:p>
          </table:table-cell>
          <table:table-cell office:value-type="float" office:value="465.027059" calcext:value-type="float">
            <text:p>465.0270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FCLDiscreteBVHManager(FIRST)</text:p>
          </table:table-cell>
          <table:table-cell office:value-type="float" office:value="485.346539" calcext:value-type="float">
            <text:p>485.3465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FCLDiscreteBVHManager(FIRST)</text:p>
          </table:table-cell>
          <table:table-cell office:value-type="float" office:value="48.397636" calcext:value-type="float">
            <text:p>48.3976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FCLDiscreteBVHManager(CLOSEST)</text:p>
          </table:table-cell>
          <table:table-cell office:value-type="float" office:value="105.68128" calcext:value-type="float">
            <text:p>105.681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FCLDiscreteBVHManager(CLOSEST)</text:p>
          </table:table-cell>
          <table:table-cell office:value-type="float" office:value="108.238383" calcext:value-type="float">
            <text:p>108.2383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FCLDiscreteBVHManager(CLOSEST)</text:p>
          </table:table-cell>
          <table:table-cell office:value-type="float" office:value="6.004405" calcext:value-type="float">
            <text:p>6.0044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FCLDiscreteBVHManager(ALL)</text:p>
          </table:table-cell>
          <table:table-cell office:value-type="float" office:value="100.873613" calcext:value-type="float">
            <text:p>100.873613</text:p>
          </table:table-cell>
          <table:table-cell office:value-type="float" office:value="10" calcext:value-type="float">
            <text:p>10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<text:s/>FCLDiscreteBVHManager(ALL)</text:p>
          </table:table-cell>
          <table:table-cell office:value-type="float" office:value="105.008808" calcext:value-type="float">
            <text:p>105.008808</text:p>
          </table:table-cell>
          <table:table-cell office:value-type="float" office:value="10" calcext:value-type="float">
            <text:p>10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<text:s/>FCLDiscreteBVHManager(ALL)</text:p>
          </table:table-cell>
          <table:table-cell office:value-type="float" office:value="5.991417" calcext:value-type="float">
            <text:p>5.99141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BOX" table:style-name="ta1">
        <table:table-column table:style-name="co7" table:default-cell-style-name="Default"/>
        <table:table-row table:style-name="ro1">
          <table:table-cell/>
        </table:table-row>
      </table:table>
      <table:table table:name="Mesh Compare" table:style-name="ta1">
        <table:shapes>
          <draw:frame draw:z-index="0" draw:style-name="gr1" draw:text-style-name="P1" svg:width="490.31pt" svg:height="255.23pt" svg:x="11.68pt" svg:y="178.44pt">
            <draw:object draw:notify-on-update-of-ranges="'Mesh Compare'.A2:'Mesh Compare'.A2 'Mesh Compare'.A3:'Mesh Compare'.A13 'Mesh Compare'.B2:'Mesh Compare'.B2 'Mesh Compare'.B3:'Mesh Compare'.B13 'Mesh Compare'.C2:'Mesh Compare'.C2 'Mesh Compare'.C3:'Mesh Compare'.C13 'Mesh Compare'.D2:'Mesh Compare'.D2 'Mesh Compare'.D3:'Mesh Compare'.D1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453.51pt" svg:height="255.09pt" svg:x="510.43pt" svg:y="174.47pt">
            <draw:object draw:notify-on-update-of-ranges="'Mesh Compare'.G2:'Mesh Compare'.G2 'Mesh Compare'.G3:'Mesh Compare'.G13 'Mesh Compare'.H2:'Mesh Compare'.H2 'Mesh Compare'.H3:'Mesh Compare'.H13 'Mesh Compare'.I2:'Mesh Compare'.I2 'Mesh Compare'.I3:'Mesh Compare'.I13 'Mesh Compare'.J2:'Mesh Compare'.J2 'Mesh Compare'.J3:'Mesh Compare'.J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1" draw:text-style-name="P1" svg:width="453.51pt" svg:height="255.09pt" svg:x="1028.92pt" svg:y="175.24pt">
            <draw:object draw:notify-on-update-of-ranges="'Mesh Compare'.M2:'Mesh Compare'.M2 'Mesh Compare'.M3:'Mesh Compare'.M13 'Mesh Compare'.N2:'Mesh Compare'.N2 'Mesh Compare'.N3:'Mesh Compare'.N13 'Mesh Compare'.O2:'Mesh Compare'.O2 'Mesh Compare'.O3:'Mesh Compare'.O13 'Mesh Compare'.P2:'Mesh Compare'.P2 'Mesh Compare'.P3:'Mesh Compare'.P1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ce2"/>
        <table:table-column table:style-name="co7" table:number-columns-repeated="2" table:default-cell-style-name="ce2"/>
        <table:table-column table:style-name="co7" table:number-columns-repeated="2" table:default-cell-style-name="Default"/>
        <table:table-column table:style-name="co1" table:default-cell-style-name="Default"/>
        <table:table-column table:style-name="co7" table:number-columns-repeated="3" table:default-cell-style-name="ce2"/>
        <table:table-column table:style-name="co7" table:number-columns-repeated="2" table:default-cell-style-name="Default"/>
        <table:table-column table:style-name="co1" table:default-cell-style-name="Default"/>
        <table:table-column table:style-name="co7" table:number-columns-repeated="3" table:default-cell-style-name="ce2"/>
        <table:table-row table:style-name="ro1">
          <table:table-cell/>
          <table:table-cell table:style-name="ce4" office:value-type="string" calcext:value-type="string" table:number-columns-spanned="3" table:number-rows-spanned="1">
            <text:p>No Collision</text:p>
          </table:table-cell>
          <table:covered-table-cell table:number-columns-repeated="2" table:style-name="Default"/>
          <table:table-cell table:number-columns-repeated="3"/>
          <table:table-cell table:style-name="ce4" office:value-type="string" calcext:value-type="string" table:number-columns-spanned="3" table:number-rows-spanned="1">
            <text:p>Contact Only Check</text:p>
          </table:table-cell>
          <table:covered-table-cell table:number-columns-repeated="2" table:style-name="Default"/>
          <table:table-cell table:number-columns-repeated="3"/>
          <table:table-cell table:style-name="ce4" office:value-type="string" calcext:value-type="string" table:number-columns-spanned="3" table:number-rows-spanned="1">
            <text:p>Distance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d1</text:p>
          </table:table-cell>
          <table:table-cell table:style-name="ce1" office:value-type="string" calcext:value-type="string">
            <text:p>Mod1 + Mod2</text:p>
          </table:table-cell>
          <table:table-cell table:number-columns-repeated="3"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d1</text:p>
          </table:table-cell>
          <table:table-cell table:style-name="ce1" office:value-type="string" calcext:value-type="string">
            <text:p>Mod1 + Mod2</text:p>
          </table:table-cell>
          <table:table-cell table:number-columns-repeated="3"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d1</text:p>
          </table:table-cell>
          <table:table-cell table:style-name="ce1" office:value-type="string" calcext:value-type="string">
            <text:p>Mod1 + Mod2</text:p>
          </table:table-cell>
        </table:table-row>
        <table:table-row table:style-name="ro1">
          <table:table-cell office:value-type="string" calcext:value-type="string">
            <text:p><text:s/>MoveIt FCL (FIRST)</text:p>
          </table:table-cell>
          <table:table-cell table:formula="of:=[$MESH.B3]" office:value-type="float" office:value="28490.759022" calcext:value-type="float">
            <text:p>28,491</text:p>
          </table:table-cell>
          <table:table-cell table:formula="of:=[$'MESH_3(SelfCheck)'.B3]" office:value-type="float" office:value="30858.238272" calcext:value-type="float">
            <text:p>30,858</text:p>
          </table:table-cell>
          <table:table-cell table:formula="of:=[$'MESH_4(Modified Collision Object)'.B3]" office:value-type="float" office:value="29032.827389" calcext:value-type="float">
            <text:p>29,033</text:p>
          </table:table-cell>
          <table:table-cell table:number-columns-repeated="2"/>
          <table:table-cell table:formula="of:=[.A3]" office:value-type="string" office:string-value=" MoveIt FCL (FIRST)" calcext:value-type="string">
            <text:p><text:s/>MoveIt FCL (FIRST)</text:p>
          </table:table-cell>
          <table:table-cell table:formula="of:=[$MESH.G3]" office:value-type="float" office:value="16736.597751" calcext:value-type="float">
            <text:p>16,737</text:p>
          </table:table-cell>
          <table:table-cell table:formula="of:=[$'MESH_3(SelfCheck)'.H3]" office:value-type="float" office:value="19069.337388" calcext:value-type="float">
            <text:p>19,069</text:p>
          </table:table-cell>
          <table:table-cell table:formula="of:=[$'MESH_4(Modified Collision Object)'.H3]" office:value-type="float" office:value="21014.446781" calcext:value-type="float">
            <text:p>21,014</text:p>
          </table:table-cell>
          <table:table-cell table:number-columns-repeated="2"/>
          <table:table-cell table:formula="of:=[.G3]" office:value-type="string" office:string-value=" MoveIt FCL (FIRST)" calcext:value-type="string">
            <text:p><text:s/>MoveIt FCL (FIRST)</text:p>
          </table:table-cell>
          <table:table-cell table:formula="of:=[$MESH.L3]" office:value-type="float" office:value="11.78398" calcext:value-type="float">
            <text:p>12</text:p>
          </table:table-cell>
          <table:table-cell table:formula="of:=[$'MESH_3(SelfCheck)'.N3]" office:value-type="float" office:value="11.813434" calcext:value-type="float">
            <text:p>12</text:p>
          </table:table-cell>
          <table:table-cell table:formula="of:=[$'MESH_4(Modified Collision Object)'.N3]" office:value-type="float" office:value="11.813434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MoveIt FCL (ALL)</text:p>
          </table:table-cell>
          <table:table-cell table:formula="of:=[$MESH.B4]" office:value-type="float" office:value="36584.875081" calcext:value-type="float">
            <text:p>36,585</text:p>
          </table:table-cell>
          <table:table-cell table:formula="of:=[$'MESH_3(SelfCheck)'.B4]" office:value-type="float" office:value="31119.418059" calcext:value-type="float">
            <text:p>31,119</text:p>
          </table:table-cell>
          <table:table-cell table:formula="of:=[$'MESH_4(Modified Collision Object)'.B4]" office:value-type="float" office:value="26189.142228" calcext:value-type="float">
            <text:p>26,189</text:p>
          </table:table-cell>
          <table:table-cell table:number-columns-repeated="2"/>
          <table:table-cell table:formula="of:=[.A4]" office:value-type="string" office:string-value=" MoveIt FCL (ALL)" calcext:value-type="string">
            <text:p><text:s/>MoveIt FCL (ALL)</text:p>
          </table:table-cell>
          <table:table-cell table:formula="of:=[$MESH.G4]" office:value-type="float" office:value="19079.236067" calcext:value-type="float">
            <text:p>19,079</text:p>
          </table:table-cell>
          <table:table-cell table:formula="of:=[$'MESH_3(SelfCheck)'.H4]" office:value-type="float" office:value="739.423392" calcext:value-type="float">
            <text:p>739</text:p>
          </table:table-cell>
          <table:table-cell table:formula="of:=[$'MESH_4(Modified Collision Object)'.H4]" office:value-type="float" office:value="737.795547" calcext:value-type="float">
            <text:p>738</text:p>
          </table:table-cell>
          <table:table-cell table:number-columns-repeated="2"/>
          <table:table-cell table:formula="of:=[.G4]" office:value-type="string" office:string-value=" MoveIt FCL (ALL)" calcext:value-type="string">
            <text:p><text:s/>MoveIt FCL (ALL)</text:p>
          </table:table-cell>
          <table:table-cell table:formula="of:=[$MESH.L4]" office:value-type="float" office:value="10.741923" calcext:value-type="float">
            <text:p>11</text:p>
          </table:table-cell>
          <table:table-cell table:formula="of:=[$'MESH_3(SelfCheck)'.N4]" office:value-type="float" office:value="10.012903" calcext:value-type="float">
            <text:p>10</text:p>
          </table:table-cell>
          <table:table-cell table:formula="of:=[$'MESH_4(Modified Collision Object)'.N4]" office:value-type="float" office:value="10.012903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BulletDiscreteBVHManager(FIRST)</text:p>
          </table:table-cell>
          <table:table-cell table:formula="of:=[$MESH.B5]" office:value-type="float" office:value="548.104501" calcext:value-type="float">
            <text:p>548</text:p>
          </table:table-cell>
          <table:table-cell table:formula="of:=[$'MESH_3(SelfCheck)'.B5]" office:value-type="float" office:value="996.133708" calcext:value-type="float">
            <text:p>996</text:p>
          </table:table-cell>
          <table:table-cell table:formula="of:=[$'MESH_4(Modified Collision Object)'.B5]" office:value-type="float" office:value="989.641836" calcext:value-type="float">
            <text:p>990</text:p>
          </table:table-cell>
          <table:table-cell table:number-columns-repeated="2"/>
          <table:table-cell table:formula="of:=[.A5]" office:value-type="string" office:string-value=" BulletDiscreteBVHManager(FIRST)" calcext:value-type="string">
            <text:p><text:s/>BulletDiscreteBVHManager(FIRST)</text:p>
          </table:table-cell>
          <table:table-cell table:formula="of:=[$MESH.G5]" office:value-type="float" office:value="1170.247351" calcext:value-type="float">
            <text:p>1,170</text:p>
          </table:table-cell>
          <table:table-cell table:formula="of:=[$'MESH_3(SelfCheck)'.H5]" office:value-type="float" office:value="2290.131822" calcext:value-type="float">
            <text:p>2,290</text:p>
          </table:table-cell>
          <table:table-cell table:formula="of:=[$'MESH_4(Modified Collision Object)'.H5]" office:value-type="float" office:value="2319.077306" calcext:value-type="float">
            <text:p>2,319</text:p>
          </table:table-cell>
          <table:table-cell table:number-columns-repeated="2"/>
          <table:table-cell table:formula="of:=[.G5]" office:value-type="string" office:string-value=" BulletDiscreteBVHManager(FIRST)" calcext:value-type="string">
            <text:p><text:s/>BulletDiscreteBVHManager(FIRST)</text:p>
          </table:table-cell>
          <table:table-cell table:formula="of:=[$MESH.L5]" office:value-type="float" office:value="1692.088033" calcext:value-type="float">
            <text:p>1,692</text:p>
          </table:table-cell>
          <table:table-cell table:formula="of:=[$'MESH_3(SelfCheck)'.N5]" office:value-type="float" office:value="1795.479279" calcext:value-type="float">
            <text:p>1,795</text:p>
          </table:table-cell>
          <table:table-cell table:formula="of:=[$'MESH_4(Modified Collision Object)'.N5]" office:value-type="float" office:value="1781.845362" calcext:value-type="float">
            <text:p>1,782</text:p>
          </table:table-cell>
        </table:table-row>
        <table:table-row table:style-name="ro1">
          <table:table-cell office:value-type="string" calcext:value-type="string">
            <text:p><text:s/>BulletDiscreteBVHManager(CLOSEST)</text:p>
          </table:table-cell>
          <table:table-cell table:formula="of:=[$MESH.B6]" office:value-type="float" office:value="561.537773" calcext:value-type="float">
            <text:p>562</text:p>
          </table:table-cell>
          <table:table-cell table:formula="of:=[$'MESH_3(SelfCheck)'.B6]" office:value-type="float" office:value="980.822484" calcext:value-type="float">
            <text:p>981</text:p>
          </table:table-cell>
          <table:table-cell table:formula="of:=[$'MESH_4(Modified Collision Object)'.B6]" office:value-type="float" office:value="970.148211" calcext:value-type="float">
            <text:p>970</text:p>
          </table:table-cell>
          <table:table-cell table:number-columns-repeated="2"/>
          <table:table-cell table:formula="of:=[.A6]" office:value-type="string" office:string-value=" BulletDiscreteBVHManager(CLOSEST)" calcext:value-type="string">
            <text:p><text:s/>BulletDiscreteBVHManager(CLOSEST)</text:p>
          </table:table-cell>
          <table:table-cell table:formula="of:=[$MESH.G6]" office:value-type="float" office:value="117.880566" calcext:value-type="float">
            <text:p>118</text:p>
          </table:table-cell>
          <table:table-cell table:formula="of:=[$'MESH_3(SelfCheck)'.H6]" office:value-type="float" office:value="364.417211" calcext:value-type="float">
            <text:p>364</text:p>
          </table:table-cell>
          <table:table-cell table:formula="of:=[$'MESH_4(Modified Collision Object)'.H6]" office:value-type="float" office:value="368.408459" calcext:value-type="float">
            <text:p>368</text:p>
          </table:table-cell>
          <table:table-cell table:number-columns-repeated="2"/>
          <table:table-cell table:formula="of:=[.G6]" office:value-type="string" office:string-value=" BulletDiscreteBVHManager(CLOSEST)" calcext:value-type="string">
            <text:p><text:s/>BulletDiscreteBVHManager(CLOSEST)</text:p>
          </table:table-cell>
          <table:table-cell table:formula="of:=[$MESH.L6]" office:value-type="float" office:value="17.839153" calcext:value-type="float">
            <text:p>18</text:p>
          </table:table-cell>
          <table:table-cell table:formula="of:=[$'MESH_3(SelfCheck)'.N6]" office:value-type="float" office:value="17.472957" calcext:value-type="float">
            <text:p>17</text:p>
          </table:table-cell>
          <table:table-cell table:formula="of:=[$'MESH_4(Modified Collision Object)'.N6]" office:value-type="float" office:value="17.76727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BulletDiscreteBVHManager(ALL)</text:p>
          </table:table-cell>
          <table:table-cell table:formula="of:=[$MESH.B7]" office:value-type="float" office:value="558.199904" calcext:value-type="float">
            <text:p>558</text:p>
          </table:table-cell>
          <table:table-cell table:formula="of:=[$'MESH_3(SelfCheck)'.B7]" office:value-type="float" office:value="980.30029" calcext:value-type="float">
            <text:p>980</text:p>
          </table:table-cell>
          <table:table-cell table:formula="of:=[$'MESH_4(Modified Collision Object)'.B7]" office:value-type="float" office:value="991.440713" calcext:value-type="float">
            <text:p>991</text:p>
          </table:table-cell>
          <table:table-cell table:number-columns-repeated="2"/>
          <table:table-cell table:formula="of:=[.A7]" office:value-type="string" office:string-value=" BulletDiscreteBVHManager(ALL)" calcext:value-type="string">
            <text:p><text:s/>BulletDiscreteBVHManager(ALL)</text:p>
          </table:table-cell>
          <table:table-cell table:formula="of:=[$MESH.G7]" office:value-type="float" office:value="117.835494" calcext:value-type="float">
            <text:p>118</text:p>
          </table:table-cell>
          <table:table-cell table:formula="of:=[$'MESH_3(SelfCheck)'.H7]" office:value-type="float" office:value="358.132724" calcext:value-type="float">
            <text:p>358</text:p>
          </table:table-cell>
          <table:table-cell table:formula="of:=[$'MESH_4(Modified Collision Object)'.H7]" office:value-type="float" office:value="361.650886" calcext:value-type="float">
            <text:p>362</text:p>
          </table:table-cell>
          <table:table-cell table:number-columns-repeated="2"/>
          <table:table-cell table:formula="of:=[.G7]" office:value-type="string" office:string-value=" BulletDiscreteBVHManager(ALL)" calcext:value-type="string">
            <text:p><text:s/>BulletDiscreteBVHManager(ALL)</text:p>
          </table:table-cell>
          <table:table-cell table:formula="of:=[$MESH.L7]" office:value-type="float" office:value="16.91868" calcext:value-type="float">
            <text:p>17</text:p>
          </table:table-cell>
          <table:table-cell table:formula="of:=[$'MESH_3(SelfCheck)'.N7]" office:value-type="float" office:value="16.870974" calcext:value-type="float">
            <text:p>17</text:p>
          </table:table-cell>
          <table:table-cell table:formula="of:=[$'MESH_4(Modified Collision Object)'.N7]" office:value-type="float" office:value="16.912888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BulletDiscreteSimpleManager(FIRST)</text:p>
          </table:table-cell>
          <table:table-cell table:formula="of:=[$MESH.B8]" office:value-type="float" office:value="513.272429" calcext:value-type="float">
            <text:p>513</text:p>
          </table:table-cell>
          <table:table-cell table:formula="of:=[$'MESH_3(SelfCheck)'.B8]" office:value-type="float" office:value="880.110823" calcext:value-type="float">
            <text:p>880</text:p>
          </table:table-cell>
          <table:table-cell table:formula="of:=[$'MESH_4(Modified Collision Object)'.B8]" office:value-type="float" office:value="877.634835" calcext:value-type="float">
            <text:p>878</text:p>
          </table:table-cell>
          <table:table-cell table:number-columns-repeated="2"/>
          <table:table-cell table:formula="of:=[.A8]" office:value-type="string" office:string-value=" BulletDiscreteSimpleManager(FIRST)" calcext:value-type="string">
            <text:p><text:s/>BulletDiscreteSimpleManager(FIRST)</text:p>
          </table:table-cell>
          <table:table-cell table:formula="of:=[$MESH.G8]" office:value-type="float" office:value="2777.195338" calcext:value-type="float">
            <text:p>2,777</text:p>
          </table:table-cell>
          <table:table-cell table:formula="of:=[$'MESH_3(SelfCheck)'.H8]" office:value-type="float" office:value="5154.129767" calcext:value-type="float">
            <text:p>5,154</text:p>
          </table:table-cell>
          <table:table-cell table:formula="of:=[$'MESH_4(Modified Collision Object)'.H8]" office:value-type="float" office:value="5089.660503" calcext:value-type="float">
            <text:p>5,090</text:p>
          </table:table-cell>
          <table:table-cell table:number-columns-repeated="2"/>
          <table:table-cell table:formula="of:=[.G8]" office:value-type="string" office:string-value=" BulletDiscreteSimpleManager(FIRST)" calcext:value-type="string">
            <text:p><text:s/>BulletDiscreteSimpleManager(FIRST)</text:p>
          </table:table-cell>
          <table:table-cell table:formula="of:=[$MESH.L8]" office:value-type="float" office:value="1719.382652" calcext:value-type="float">
            <text:p>1,719</text:p>
          </table:table-cell>
          <table:table-cell table:formula="of:=[$'MESH_3(SelfCheck)'.N8]" office:value-type="float" office:value="1720.745437" calcext:value-type="float">
            <text:p>1,721</text:p>
          </table:table-cell>
          <table:table-cell table:formula="of:=[$'MESH_4(Modified Collision Object)'.N8]" office:value-type="float" office:value="1818.305046" calcext:value-type="float">
            <text:p>1,818</text:p>
          </table:table-cell>
        </table:table-row>
        <table:table-row table:style-name="ro1">
          <table:table-cell office:value-type="string" calcext:value-type="string">
            <text:p><text:s/>BulletDiscreteSimpleManager(CLOSEST)</text:p>
          </table:table-cell>
          <table:table-cell table:formula="of:=[$MESH.B9]" office:value-type="float" office:value="477.739581" calcext:value-type="float">
            <text:p>478</text:p>
          </table:table-cell>
          <table:table-cell table:formula="of:=[$'MESH_3(SelfCheck)'.B9]" office:value-type="float" office:value="879.876401" calcext:value-type="float">
            <text:p>880</text:p>
          </table:table-cell>
          <table:table-cell table:formula="of:=[$'MESH_4(Modified Collision Object)'.B9]" office:value-type="float" office:value="878.972998" calcext:value-type="float">
            <text:p>879</text:p>
          </table:table-cell>
          <table:table-cell table:number-columns-repeated="2"/>
          <table:table-cell table:formula="of:=[.A9]" office:value-type="string" office:string-value=" BulletDiscreteSimpleManager(CLOSEST)" calcext:value-type="string">
            <text:p><text:s/>BulletDiscreteSimpleManager(CLOSEST)</text:p>
          </table:table-cell>
          <table:table-cell table:formula="of:=[$MESH.G9]" office:value-type="float" office:value="114.626836" calcext:value-type="float">
            <text:p>115</text:p>
          </table:table-cell>
          <table:table-cell table:formula="of:=[$'MESH_3(SelfCheck)'.H9]" office:value-type="float" office:value="332.445776" calcext:value-type="float">
            <text:p>332</text:p>
          </table:table-cell>
          <table:table-cell table:formula="of:=[$'MESH_4(Modified Collision Object)'.H9]" office:value-type="float" office:value="333.25217" calcext:value-type="float">
            <text:p>333</text:p>
          </table:table-cell>
          <table:table-cell table:number-columns-repeated="2"/>
          <table:table-cell table:formula="of:=[.G9]" office:value-type="string" office:string-value=" BulletDiscreteSimpleManager(CLOSEST)" calcext:value-type="string">
            <text:p><text:s/>BulletDiscreteSimpleManager(CLOSEST)</text:p>
          </table:table-cell>
          <table:table-cell table:formula="of:=[$MESH.L9]" office:value-type="float" office:value="17.745962" calcext:value-type="float">
            <text:p>18</text:p>
          </table:table-cell>
          <table:table-cell table:formula="of:=[$'MESH_3(SelfCheck)'.N9]" office:value-type="float" office:value="17.654541" calcext:value-type="float">
            <text:p>18</text:p>
          </table:table-cell>
          <table:table-cell table:formula="of:=[$'MESH_4(Modified Collision Object)'.N9]" office:value-type="float" office:value="17.667351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BulletDiscreteSimpleManager(ALL)</text:p>
          </table:table-cell>
          <table:table-cell table:formula="of:=[$MESH.B10]" office:value-type="float" office:value="515.396677" calcext:value-type="float">
            <text:p>515</text:p>
          </table:table-cell>
          <table:table-cell table:formula="of:=[$'MESH_3(SelfCheck)'.B10]" office:value-type="float" office:value="881.130493" calcext:value-type="float">
            <text:p>881</text:p>
          </table:table-cell>
          <table:table-cell table:formula="of:=[$'MESH_4(Modified Collision Object)'.B10]" office:value-type="float" office:value="880.278019" calcext:value-type="float">
            <text:p>880</text:p>
          </table:table-cell>
          <table:table-cell table:number-columns-repeated="2"/>
          <table:table-cell table:formula="of:=[.A10]" office:value-type="string" office:string-value=" BulletDiscreteSimpleManager(ALL)" calcext:value-type="string">
            <text:p><text:s/>BulletDiscreteSimpleManager(ALL)</text:p>
          </table:table-cell>
          <table:table-cell table:formula="of:=[$MESH.G10]" office:value-type="float" office:value="117.093755" calcext:value-type="float">
            <text:p>117</text:p>
          </table:table-cell>
          <table:table-cell table:formula="of:=[$'MESH_3(SelfCheck)'.H10]" office:value-type="float" office:value="327.802734" calcext:value-type="float">
            <text:p>328</text:p>
          </table:table-cell>
          <table:table-cell table:formula="of:=[$'MESH_4(Modified Collision Object)'.H10]" office:value-type="float" office:value="328.484047" calcext:value-type="float">
            <text:p>328</text:p>
          </table:table-cell>
          <table:table-cell table:number-columns-repeated="2"/>
          <table:table-cell table:formula="of:=[.G10]" office:value-type="string" office:string-value=" BulletDiscreteSimpleManager(ALL)" calcext:value-type="string">
            <text:p><text:s/>BulletDiscreteSimpleManager(ALL)</text:p>
          </table:table-cell>
          <table:table-cell table:formula="of:=[$MESH.L10]" office:value-type="float" office:value="16.951009" calcext:value-type="float">
            <text:p>17</text:p>
          </table:table-cell>
          <table:table-cell table:formula="of:=[$'MESH_3(SelfCheck)'.N10]" office:value-type="float" office:value="16.814722" calcext:value-type="float">
            <text:p>17</text:p>
          </table:table-cell>
          <table:table-cell table:formula="of:=[$'MESH_4(Modified Collision Object)'.N10]" office:value-type="float" office:value="16.883112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FCLDiscreteBVHManager(FIRST)</text:p>
          </table:table-cell>
          <table:table-cell table:formula="of:=[$MESH.B11]" office:value-type="float" office:value="465.027059" calcext:value-type="float">
            <text:p>465</text:p>
          </table:table-cell>
          <table:table-cell table:formula="of:=[$'MESH_3(SelfCheck)'.B11]" office:value-type="float" office:value="5088.121818" calcext:value-type="float">
            <text:p>5,088</text:p>
          </table:table-cell>
          <table:table-cell table:formula="of:=[$'MESH_4(Modified Collision Object)'.B11]" office:value-type="float" office:value="5080.945921" calcext:value-type="float">
            <text:p>5,081</text:p>
          </table:table-cell>
          <table:table-cell table:number-columns-repeated="2"/>
          <table:table-cell table:formula="of:=[.A11]" office:value-type="string" office:string-value=" FCLDiscreteBVHManager(FIRST)" calcext:value-type="string">
            <text:p><text:s/>FCLDiscreteBVHManager(FIRST)</text:p>
          </table:table-cell>
          <table:table-cell table:formula="of:=[$MESH.G11]" office:value-type="float" office:value="485.346539" calcext:value-type="float">
            <text:p>485</text:p>
          </table:table-cell>
          <table:table-cell table:formula="of:=[$'MESH_3(SelfCheck)'.H11]" office:value-type="float" office:value="67339.709102" calcext:value-type="float">
            <text:p>67,340</text:p>
          </table:table-cell>
          <table:table-cell table:formula="of:=[$'MESH_4(Modified Collision Object)'.H11]" office:value-type="float" office:value="30509.220863" calcext:value-type="float">
            <text:p>30,509</text:p>
          </table:table-cell>
          <table:table-cell table:number-columns-repeated="2"/>
          <table:table-cell table:formula="of:=[.G11]" office:value-type="string" office:string-value=" FCLDiscreteBVHManager(FIRST)" calcext:value-type="string">
            <text:p><text:s/>FCLDiscreteBVHManager(FIRST)</text:p>
          </table:table-cell>
          <table:table-cell table:formula="of:=[$MESH.L11]" office:value-type="float" office:value="48.397636" calcext:value-type="float">
            <text:p>48</text:p>
          </table:table-cell>
          <table:table-cell table:formula="of:=[$'MESH_3(SelfCheck)'.N11]" office:value-type="float" office:value="304.427819" calcext:value-type="float">
            <text:p>304</text:p>
          </table:table-cell>
          <table:table-cell table:formula="of:=[$'MESH_4(Modified Collision Object)'.N11]" office:value-type="float" office:value="3162.974024" calcext:value-type="float">
            <text:p>3,163</text:p>
          </table:table-cell>
        </table:table-row>
        <table:table-row table:style-name="ro1">
          <table:table-cell office:value-type="string" calcext:value-type="string">
            <text:p><text:s/>FCLDiscreteBVHManager(CLOSEST)</text:p>
          </table:table-cell>
          <table:table-cell table:formula="of:=[$MESH.B12]" office:value-type="float" office:value="105.68128" calcext:value-type="float">
            <text:p>106</text:p>
          </table:table-cell>
          <table:table-cell table:formula="of:=[$'MESH_3(SelfCheck)'.B12]" office:value-type="float" office:value="5014.277478" calcext:value-type="float">
            <text:p>5,014</text:p>
          </table:table-cell>
          <table:table-cell table:formula="of:=[$'MESH_4(Modified Collision Object)'.B12]" office:value-type="float" office:value="5182.38172" calcext:value-type="float">
            <text:p>5,182</text:p>
          </table:table-cell>
          <table:table-cell table:number-columns-repeated="2"/>
          <table:table-cell table:formula="of:=[.A12]" office:value-type="string" office:string-value=" FCLDiscreteBVHManager(CLOSEST)" calcext:value-type="string">
            <text:p><text:s/>FCLDiscreteBVHManager(CLOSEST)</text:p>
          </table:table-cell>
          <table:table-cell table:formula="of:=[$MESH.G12]" office:value-type="float" office:value="108.238383" calcext:value-type="float">
            <text:p>108</text:p>
          </table:table-cell>
          <table:table-cell table:formula="of:=[$'MESH_3(SelfCheck)'.H12]" office:value-type="float" office:value="446.401609" calcext:value-type="float">
            <text:p>446</text:p>
          </table:table-cell>
          <table:table-cell table:formula="of:=[$'MESH_4(Modified Collision Object)'.H12]" office:value-type="float" office:value="445.503254" calcext:value-type="float">
            <text:p>446</text:p>
          </table:table-cell>
          <table:table-cell table:number-columns-repeated="2"/>
          <table:table-cell table:formula="of:=[.G12]" office:value-type="string" office:string-value=" FCLDiscreteBVHManager(CLOSEST)" calcext:value-type="string">
            <text:p><text:s/>FCLDiscreteBVHManager(CLOSEST)</text:p>
          </table:table-cell>
          <table:table-cell table:formula="of:=[$MESH.L12]" office:value-type="float" office:value="6.004405" calcext:value-type="float">
            <text:p>6</text:p>
          </table:table-cell>
          <table:table-cell table:formula="of:=[$'MESH_3(SelfCheck)'.N12]" office:value-type="float" office:value="35.437706" calcext:value-type="float">
            <text:p>35</text:p>
          </table:table-cell>
          <table:table-cell table:formula="of:=[$'MESH_4(Modified Collision Object)'.N12]" office:value-type="float" office:value="34.409036" calcext:value-type="float">
            <text:p>34</text:p>
          </table:table-cell>
        </table:table-row>
        <table:table-row table:style-name="ro1">
          <table:table-cell office:value-type="string" calcext:value-type="string">
            <text:p><text:s/>FCLDiscreteBVHManager(ALL)</text:p>
          </table:table-cell>
          <table:table-cell table:formula="of:=[$MESH.B13]" office:value-type="float" office:value="100.873613" calcext:value-type="float">
            <text:p>101</text:p>
          </table:table-cell>
          <table:table-cell table:formula="of:=[$'MESH_3(SelfCheck)'.B13]" office:value-type="float" office:value="5046.445338" calcext:value-type="float">
            <text:p>5,046</text:p>
          </table:table-cell>
          <table:table-cell table:formula="of:=[$'MESH_4(Modified Collision Object)'.B13]" office:value-type="float" office:value="5162.031417" calcext:value-type="float">
            <text:p>5,162</text:p>
          </table:table-cell>
          <table:table-cell table:number-columns-repeated="2"/>
          <table:table-cell table:formula="of:=[.A13]" office:value-type="string" office:string-value=" FCLDiscreteBVHManager(ALL)" calcext:value-type="string">
            <text:p><text:s/>FCLDiscreteBVHManager(ALL)</text:p>
          </table:table-cell>
          <table:table-cell table:formula="of:=[$MESH.G13]" office:value-type="float" office:value="105.008808" calcext:value-type="float">
            <text:p>105</text:p>
          </table:table-cell>
          <table:table-cell table:formula="of:=[$'MESH_3(SelfCheck)'.H13]" office:value-type="float" office:value="435.584924" calcext:value-type="float">
            <text:p>436</text:p>
          </table:table-cell>
          <table:table-cell table:formula="of:=[$'MESH_4(Modified Collision Object)'.H13]" office:value-type="float" office:value="435.612216" calcext:value-type="float">
            <text:p>436</text:p>
          </table:table-cell>
          <table:table-cell table:number-columns-repeated="2"/>
          <table:table-cell table:formula="of:=[.G13]" office:value-type="string" office:string-value=" FCLDiscreteBVHManager(ALL)" calcext:value-type="string">
            <text:p><text:s/>FCLDiscreteBVHManager(ALL)</text:p>
          </table:table-cell>
          <table:table-cell table:formula="of:=[$MESH.L13]" office:value-type="float" office:value="5.991417" calcext:value-type="float">
            <text:p>6</text:p>
          </table:table-cell>
          <table:table-cell table:formula="of:=[$'MESH_3(SelfCheck)'.N13]" office:value-type="float" office:value="35.336271" calcext:value-type="float">
            <text:p>35</text:p>
          </table:table-cell>
          <table:table-cell table:formula="of:=[$'MESH_4(Modified Collision Object)'.N13]" office:value-type="float" office:value="34.473542" calcext:value-type="float">
            <text:p>34</text:p>
          </table:table-cell>
        </table:table-row>
      </table:table>
      <table:table table:name="ConvexMesh Compare" table:style-name="ta1">
        <table:shapes>
          <draw:frame draw:z-index="0" draw:style-name="gr1" draw:text-style-name="P1" svg:width="462.13pt" svg:height="259.94pt" svg:x="3.12pt" svg:y="176pt">
            <draw:object draw:notify-on-update-of-ranges="'ConvexMesh Compare'.A2:'ConvexMesh Compare'.A2 'ConvexMesh Compare'.A3:'ConvexMesh Compare'.A13 'ConvexMesh Compare'.B2:'ConvexMesh Compare'.B2 'ConvexMesh Compare'.B3:'ConvexMesh Compare'.B13 'ConvexMesh Compare'.C2:'ConvexMesh Compare'.C2 'ConvexMesh Compare'.C3:'ConvexMesh Compare'.C13 'ConvexMesh Compare'.D2:'ConvexMesh Compare'.D2 'ConvexMesh Compare'.D3:'ConvexMesh Compare'.D13 'ConvexMesh Compare'.E2:'ConvexMesh Compare'.E2 'ConvexMesh Compare'.E3:'ConvexMesh Compare'.E1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1" draw:text-style-name="P1" svg:width="467.52pt" svg:height="262.97pt" svg:x="518.54pt" svg:y="173.74pt">
            <draw:object draw:notify-on-update-of-ranges="'ConvexMesh Compare'.G2:'ConvexMesh Compare'.G2 'ConvexMesh Compare'.G3:'ConvexMesh Compare'.G13 'ConvexMesh Compare'.H2:'ConvexMesh Compare'.H2 'ConvexMesh Compare'.H3:'ConvexMesh Compare'.H13 'ConvexMesh Compare'.I2:'ConvexMesh Compare'.I2 'ConvexMesh Compare'.I3:'ConvexMesh Compare'.I13 'ConvexMesh Compare'.J2:'ConvexMesh Compare'.J2 'ConvexMesh Compare'.J3:'ConvexMesh Compare'.J13 'ConvexMesh Compare'.K2:'ConvexMesh Compare'.K2 'ConvexMesh Compare'.K3:'ConvexMesh Compare'.K13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" draw:style-name="gr1" draw:text-style-name="P1" svg:width="476.62pt" svg:height="268.1pt" svg:x="1036.54pt" svg:y="173.74pt">
            <draw:object draw:notify-on-update-of-ranges="'ConvexMesh Compare'.M2:'ConvexMesh Compare'.M2 'ConvexMesh Compare'.M3:'ConvexMesh Compare'.M13 'ConvexMesh Compare'.N2:'ConvexMesh Compare'.N2 'ConvexMesh Compare'.N3:'ConvexMesh Compare'.N13 'ConvexMesh Compare'.O2:'ConvexMesh Compare'.O2 'ConvexMesh Compare'.O3:'ConvexMesh Compare'.O13 'ConvexMesh Compare'.P2:'ConvexMesh Compare'.P2 'ConvexMesh Compare'.P3:'ConvexMesh Compare'.P13 'ConvexMesh Compare'.Q2:'ConvexMesh Compare'.Q2 'ConvexMesh Compare'.Q3:'ConvexMesh Compare'.Q13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7" table:number-columns-repeated="4" table:default-cell-style-name="ce2"/>
        <table:table-column table:style-name="co7" table:default-cell-style-name="Default"/>
        <table:table-column table:style-name="co1" table:default-cell-style-name="Default"/>
        <table:table-column table:style-name="co7" table:number-columns-repeated="4" table:default-cell-style-name="ce2"/>
        <table:table-column table:style-name="co7" table:default-cell-style-name="Default"/>
        <table:table-column table:style-name="co1" table:default-cell-style-name="Default"/>
        <table:table-column table:style-name="co7" table:number-columns-repeated="3" table:default-cell-style-name="ce2"/>
        <table:table-column table:style-name="co7" table:default-cell-style-name="ce6"/>
        <table:table-row table:style-name="ro1">
          <table:table-cell/>
          <table:table-cell table:style-name="ce4" office:value-type="string" calcext:value-type="string" table:number-columns-spanned="3" table:number-rows-spanned="1">
            <text:p>No Collision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ce4" office:value-type="string" calcext:value-type="string" table:number-columns-spanned="3" table:number-rows-spanned="1">
            <text:p>Contact Only Check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ce4" office:value-type="string" calcext:value-type="string" table:number-columns-spanned="3" table:number-rows-spanned="1">
            <text:p>Distance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Original</text:p>
          </table:table-cell>
          <table:table-cell table:style-name="Default" office:value-type="string" calcext:value-type="string">
            <text:p>Mod1</text:p>
          </table:table-cell>
          <table:table-cell table:style-name="Default" office:value-type="string" calcext:value-type="string">
            <text:p>Mod1 + Mod2</text:p>
          </table:table-cell>
          <table:table-cell table:style-name="Default" office:value-type="string" calcext:value-type="string">
            <text:p>M1+M2+M3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d1</text:p>
          </table:table-cell>
          <table:table-cell table:style-name="ce1" office:value-type="string" calcext:value-type="string">
            <text:p>Mod1 + Mod2</text:p>
          </table:table-cell>
          <table:table-cell table:style-name="Default" office:value-type="string" calcext:value-type="string">
            <text:p>M1+M2+M3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d1</text:p>
          </table:table-cell>
          <table:table-cell table:style-name="ce1" office:value-type="string" calcext:value-type="string">
            <text:p>Mod1 + Mod2</text:p>
          </table:table-cell>
          <table:table-cell table:style-name="Default" office:value-type="string" calcext:value-type="string">
            <text:p>M1+M2+M3</text:p>
          </table:table-cell>
        </table:table-row>
        <table:table-row table:style-name="ro1">
          <table:table-cell office:value-type="string" calcext:value-type="string">
            <text:p><text:s/>MoveIt FCL (FIRST)</text:p>
          </table:table-cell>
          <table:table-cell table:formula="of:=[$CONVEX_MESH.B3]" office:value-type="float" office:value="31465.736959" calcext:value-type="float">
            <text:p>31,466</text:p>
          </table:table-cell>
          <table:table-cell table:formula="of:=[$'CONVEX_MESH_3(SelfCheck)'.B3]" office:value-type="float" office:value="30131.448141" calcext:value-type="float">
            <text:p>30,131</text:p>
          </table:table-cell>
          <table:table-cell table:formula="of:=[$'CONVEX_MESH_4(Modified Collision Object)'.B3]" office:value-type="float" office:value="30891.198727" calcext:value-type="float">
            <text:p>30,891</text:p>
          </table:table-cell>
          <table:table-cell table:formula="of:=[$'CONVEX_MESH_4(SetTransform)'.B3]" office:value-type="float" office:value="30028.905524" calcext:value-type="float">
            <text:p>30,029</text:p>
          </table:table-cell>
          <table:table-cell/>
          <table:table-cell office:value-type="string" calcext:value-type="string">
            <text:p><text:s/>MoveIt FCL (FIRST)</text:p>
          </table:table-cell>
          <table:table-cell table:formula="of:=[$CONVEX_MESH.G3]" office:value-type="float" office:value="17183.045832" calcext:value-type="float">
            <text:p>17,183</text:p>
          </table:table-cell>
          <table:table-cell table:formula="of:=[$'CONVEX_MESH_3(SelfCheck)'.H3]" office:value-type="float" office:value="19269.697726" calcext:value-type="float">
            <text:p>19,270</text:p>
          </table:table-cell>
          <table:table-cell table:formula="of:=[$'CONVEX_MESH_4(Modified Collision Object)'.H3]" office:value-type="float" office:value="21113.698618" calcext:value-type="float">
            <text:p>21,114</text:p>
          </table:table-cell>
          <table:table-cell table:formula="of:=[$'CONVEX_MESH_4(SetTransform)'.H3]" office:value-type="float" office:value="20527.326069" calcext:value-type="float">
            <text:p>20,527</text:p>
          </table:table-cell>
          <table:table-cell/>
          <table:table-cell office:value-type="string" calcext:value-type="string">
            <text:p><text:s/>MoveIt FCL (FIRST)</text:p>
          </table:table-cell>
          <table:table-cell table:formula="of:=[$CONVEX_MESH.L3]" office:value-type="float" office:value="11.711119" calcext:value-type="float">
            <text:p>12</text:p>
          </table:table-cell>
          <table:table-cell table:formula="of:=[$'CONVEX_MESH_3(SelfCheck)'.N3]" office:value-type="float" office:value="11.765009" calcext:value-type="float">
            <text:p>12</text:p>
          </table:table-cell>
          <table:table-cell table:formula="of:=[$'CONVEX_MESH_4(Modified Collision Object)'.N3]" office:value-type="float" office:value="11.765009" calcext:value-type="float">
            <text:p>12</text:p>
          </table:table-cell>
          <table:table-cell table:formula="of:=[$'CONVEX_MESH_4(SetTransform)'.N3]" office:value-type="float" office:value="11.765009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MoveIt FCL (ALL)</text:p>
          </table:table-cell>
          <table:table-cell table:formula="of:=[$CONVEX_MESH.B4]" office:value-type="float" office:value="38958.55978" calcext:value-type="float">
            <text:p>38,959</text:p>
          </table:table-cell>
          <table:table-cell table:formula="of:=[$'CONVEX_MESH_3(SelfCheck)'.B4]" office:value-type="float" office:value="29008.483647" calcext:value-type="float">
            <text:p>29,008</text:p>
          </table:table-cell>
          <table:table-cell table:formula="of:=[$'CONVEX_MESH_4(Modified Collision Object)'.B4]" office:value-type="float" office:value="30859.28957" calcext:value-type="float">
            <text:p>30,859</text:p>
          </table:table-cell>
          <table:table-cell table:formula="of:=[$'CONVEX_MESH_4(SetTransform)'.B4]" office:value-type="float" office:value="30530.036855" calcext:value-type="float">
            <text:p>30,530</text:p>
          </table:table-cell>
          <table:table-cell/>
          <table:table-cell office:value-type="string" calcext:value-type="string">
            <text:p><text:s/>MoveIt FCL (ALL)</text:p>
          </table:table-cell>
          <table:table-cell table:formula="of:=[$CONVEX_MESH.G4]" office:value-type="float" office:value="20387.276708" calcext:value-type="float">
            <text:p>20,387</text:p>
          </table:table-cell>
          <table:table-cell table:formula="of:=[$'CONVEX_MESH_3(SelfCheck)'.H4]" office:value-type="float" office:value="733.755779" calcext:value-type="float">
            <text:p>734</text:p>
          </table:table-cell>
          <table:table-cell table:formula="of:=[$'CONVEX_MESH_4(Modified Collision Object)'.H4]" office:value-type="float" office:value="744.31658" calcext:value-type="float">
            <text:p>744</text:p>
          </table:table-cell>
          <table:table-cell table:formula="of:=[$'CONVEX_MESH_4(SetTransform)'.H4]" office:value-type="float" office:value="742.260532" calcext:value-type="float">
            <text:p>742</text:p>
          </table:table-cell>
          <table:table-cell/>
          <table:table-cell office:value-type="string" calcext:value-type="string">
            <text:p><text:s/>MoveIt FCL (ALL)</text:p>
          </table:table-cell>
          <table:table-cell table:formula="of:=[$CONVEX_MESH.L4]" office:value-type="float" office:value="10.742778" calcext:value-type="float">
            <text:p>11</text:p>
          </table:table-cell>
          <table:table-cell table:formula="of:=[$'CONVEX_MESH_3(SelfCheck)'.N4]" office:value-type="float" office:value="9.988542" calcext:value-type="float">
            <text:p>10</text:p>
          </table:table-cell>
          <table:table-cell table:formula="of:=[$'CONVEX_MESH_4(Modified Collision Object)'.N4]" office:value-type="float" office:value="9.988542" calcext:value-type="float">
            <text:p>10</text:p>
          </table:table-cell>
          <table:table-cell table:formula="of:=[$'CONVEX_MESH_4(SetTransform)'.N4]" office:value-type="float" office:value="9.988542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BulletDiscreteBVHManager(FIRST)</text:p>
          </table:table-cell>
          <table:table-cell table:formula="of:=[$CONVEX_MESH.B5]" office:value-type="float" office:value="6459.752191" calcext:value-type="float">
            <text:p>6,460</text:p>
          </table:table-cell>
          <table:table-cell table:formula="of:=[$'CONVEX_MESH_3(SelfCheck)'.B5]" office:value-type="float" office:value="13706.741524" calcext:value-type="float">
            <text:p>13,707</text:p>
          </table:table-cell>
          <table:table-cell table:formula="of:=[$'CONVEX_MESH_4(Modified Collision Object)'.B5]" office:value-type="float" office:value="13757.763076" calcext:value-type="float">
            <text:p>13,758</text:p>
          </table:table-cell>
          <table:table-cell table:formula="of:=[$'CONVEX_MESH_4(SetTransform)'.B5]" office:value-type="float" office:value="13199.120279" calcext:value-type="float">
            <text:p>13,199</text:p>
          </table:table-cell>
          <table:table-cell/>
          <table:table-cell office:value-type="string" calcext:value-type="string">
            <text:p><text:s/>BulletDiscreteBVHManager(FIRST)</text:p>
          </table:table-cell>
          <table:table-cell table:formula="of:=[$CONVEX_MESH.G5]" office:value-type="float" office:value="13145.925026" calcext:value-type="float">
            <text:p>13,146</text:p>
          </table:table-cell>
          <table:table-cell table:formula="of:=[$'CONVEX_MESH_3(SelfCheck)'.H5]" office:value-type="float" office:value="39827.933767" calcext:value-type="float">
            <text:p>39,828</text:p>
          </table:table-cell>
          <table:table-cell table:formula="of:=[$'CONVEX_MESH_4(Modified Collision Object)'.H5]" office:value-type="float" office:value="45281.28075" calcext:value-type="float">
            <text:p>45,281</text:p>
          </table:table-cell>
          <table:table-cell table:formula="of:=[$'CONVEX_MESH_4(SetTransform)'.H5]" office:value-type="float" office:value="41979.076705" calcext:value-type="float">
            <text:p>41,979</text:p>
          </table:table-cell>
          <table:table-cell/>
          <table:table-cell office:value-type="string" calcext:value-type="string">
            <text:p><text:s/>BulletDiscreteBVHManager(FIRST)</text:p>
          </table:table-cell>
          <table:table-cell table:formula="of:=[$CONVEX_MESH.L5]" office:value-type="float" office:value="34688.497294" calcext:value-type="float">
            <text:p>34,688</text:p>
          </table:table-cell>
          <table:table-cell table:formula="of:=[$'CONVEX_MESH_3(SelfCheck)'.N5]" office:value-type="float" office:value="49188.880283" calcext:value-type="float">
            <text:p>49,189</text:p>
          </table:table-cell>
          <table:table-cell table:formula="of:=[$'CONVEX_MESH_4(Modified Collision Object)'.N5]" office:value-type="float" office:value="48842.920971" calcext:value-type="float">
            <text:p>48,843</text:p>
          </table:table-cell>
          <table:table-cell table:formula="of:=[$'CONVEX_MESH_4(SetTransform)'.N5]" office:value-type="float" office:value="45346.153719" calcext:value-type="float">
            <text:p>45346</text:p>
          </table:table-cell>
        </table:table-row>
        <table:table-row table:style-name="ro1">
          <table:table-cell office:value-type="string" calcext:value-type="string">
            <text:p><text:s/>BulletDiscreteBVHManager(CLOSEST)</text:p>
          </table:table-cell>
          <table:table-cell table:formula="of:=[$CONVEX_MESH.B6]" office:value-type="float" office:value="6798.470888" calcext:value-type="float">
            <text:p>6,798</text:p>
          </table:table-cell>
          <table:table-cell table:formula="of:=[$'CONVEX_MESH_3(SelfCheck)'.B6]" office:value-type="float" office:value="13731.34403" calcext:value-type="float">
            <text:p>13,731</text:p>
          </table:table-cell>
          <table:table-cell table:formula="of:=[$'CONVEX_MESH_4(Modified Collision Object)'.B6]" office:value-type="float" office:value="13772.256242" calcext:value-type="float">
            <text:p>13,772</text:p>
          </table:table-cell>
          <table:table-cell table:formula="of:=[$'CONVEX_MESH_4(SetTransform)'.B6]" office:value-type="float" office:value="13269.522324" calcext:value-type="float">
            <text:p>13,270</text:p>
          </table:table-cell>
          <table:table-cell/>
          <table:table-cell office:value-type="string" calcext:value-type="string">
            <text:p><text:s/>BulletDiscreteBVHManager(CLOSEST)</text:p>
          </table:table-cell>
          <table:table-cell table:formula="of:=[$CONVEX_MESH.G6]" office:value-type="float" office:value="3797.199186" calcext:value-type="float">
            <text:p>3,797</text:p>
          </table:table-cell>
          <table:table-cell table:formula="of:=[$'CONVEX_MESH_3(SelfCheck)'.H6]" office:value-type="float" office:value="10490.066867" calcext:value-type="float">
            <text:p>10,490</text:p>
          </table:table-cell>
          <table:table-cell table:formula="of:=[$'CONVEX_MESH_4(Modified Collision Object)'.H6]" office:value-type="float" office:value="11137.515686" calcext:value-type="float">
            <text:p>11,138</text:p>
          </table:table-cell>
          <table:table-cell table:formula="of:=[$'CONVEX_MESH_4(SetTransform)'.H6]" office:value-type="float" office:value="10827.911771" calcext:value-type="float">
            <text:p>10,828</text:p>
          </table:table-cell>
          <table:table-cell/>
          <table:table-cell office:value-type="string" calcext:value-type="string">
            <text:p><text:s/>BulletDiscreteBVHManager(CLOSEST)</text:p>
          </table:table-cell>
          <table:table-cell table:formula="of:=[$CONVEX_MESH.L6]" office:value-type="float" office:value="1295.00532" calcext:value-type="float">
            <text:p>1,295</text:p>
          </table:table-cell>
          <table:table-cell table:formula="of:=[$'CONVEX_MESH_3(SelfCheck)'.N6]" office:value-type="float" office:value="1320.188172" calcext:value-type="float">
            <text:p>1,320</text:p>
          </table:table-cell>
          <table:table-cell table:formula="of:=[$'CONVEX_MESH_4(Modified Collision Object)'.N6]" office:value-type="float" office:value="1310.887118" calcext:value-type="float">
            <text:p>1,311</text:p>
          </table:table-cell>
          <table:table-cell table:formula="of:=[$'CONVEX_MESH_4(SetTransform)'.N6]" office:value-type="float" office:value="1311.558345" calcext:value-type="float">
            <text:p>1312</text:p>
          </table:table-cell>
        </table:table-row>
        <table:table-row table:style-name="ro1">
          <table:table-cell office:value-type="string" calcext:value-type="string">
            <text:p><text:s/>BulletDiscreteBVHManager(ALL)</text:p>
          </table:table-cell>
          <table:table-cell table:formula="of:=[$CONVEX_MESH.B7]" office:value-type="float" office:value="6740.602084" calcext:value-type="float">
            <text:p>6,741</text:p>
          </table:table-cell>
          <table:table-cell table:formula="of:=[$'CONVEX_MESH_3(SelfCheck)'.B7]" office:value-type="float" office:value="13748.256635" calcext:value-type="float">
            <text:p>13,748</text:p>
          </table:table-cell>
          <table:table-cell table:formula="of:=[$'CONVEX_MESH_4(Modified Collision Object)'.B7]" office:value-type="float" office:value="13752.677216" calcext:value-type="float">
            <text:p>13,753</text:p>
          </table:table-cell>
          <table:table-cell table:formula="of:=[$'CONVEX_MESH_4(SetTransform)'.B7]" office:value-type="float" office:value="13267.837098" calcext:value-type="float">
            <text:p>13,268</text:p>
          </table:table-cell>
          <table:table-cell/>
          <table:table-cell office:value-type="string" calcext:value-type="string">
            <text:p><text:s/>BulletDiscreteBVHManager(ALL)</text:p>
          </table:table-cell>
          <table:table-cell table:formula="of:=[$CONVEX_MESH.G7]" office:value-type="float" office:value="3785.20477" calcext:value-type="float">
            <text:p>3,785</text:p>
          </table:table-cell>
          <table:table-cell table:formula="of:=[$'CONVEX_MESH_3(SelfCheck)'.H7]" office:value-type="float" office:value="10388.322022" calcext:value-type="float">
            <text:p>10,388</text:p>
          </table:table-cell>
          <table:table-cell table:formula="of:=[$'CONVEX_MESH_4(Modified Collision Object)'.H7]" office:value-type="float" office:value="11099.50362" calcext:value-type="float">
            <text:p>11,100</text:p>
          </table:table-cell>
          <table:table-cell table:formula="of:=[$'CONVEX_MESH_4(SetTransform)'.H7]" office:value-type="float" office:value="10826.960539" calcext:value-type="float">
            <text:p>10,827</text:p>
          </table:table-cell>
          <table:table-cell/>
          <table:table-cell office:value-type="string" calcext:value-type="string">
            <text:p><text:s/>BulletDiscreteBVHManager(ALL)</text:p>
          </table:table-cell>
          <table:table-cell table:formula="of:=[$CONVEX_MESH.L7]" office:value-type="float" office:value="1064.152542" calcext:value-type="float">
            <text:p>1,064</text:p>
          </table:table-cell>
          <table:table-cell table:formula="of:=[$'CONVEX_MESH_3(SelfCheck)'.N7]" office:value-type="float" office:value="1294.31282" calcext:value-type="float">
            <text:p>1,294</text:p>
          </table:table-cell>
          <table:table-cell table:formula="of:=[$'CONVEX_MESH_4(Modified Collision Object)'.N7]" office:value-type="float" office:value="1292.73845" calcext:value-type="float">
            <text:p>1,293</text:p>
          </table:table-cell>
          <table:table-cell table:formula="of:=[$'CONVEX_MESH_4(SetTransform)'.N7]" office:value-type="float" office:value="1292.950575" calcext:value-type="float">
            <text:p>1293</text:p>
          </table:table-cell>
        </table:table-row>
        <table:table-row table:style-name="ro1">
          <table:table-cell office:value-type="string" calcext:value-type="string">
            <text:p><text:s/>BulletDiscreteSimpleManager(FIRST)</text:p>
          </table:table-cell>
          <table:table-cell table:formula="of:=[$CONVEX_MESH.B8]" office:value-type="float" office:value="6143.045734" calcext:value-type="float">
            <text:p>6,143</text:p>
          </table:table-cell>
          <table:table-cell table:formula="of:=[$'CONVEX_MESH_3(SelfCheck)'.B8]" office:value-type="float" office:value="11175.85445" calcext:value-type="float">
            <text:p>11,176</text:p>
          </table:table-cell>
          <table:table-cell table:formula="of:=[$'CONVEX_MESH_4(Modified Collision Object)'.B8]" office:value-type="float" office:value="11349.928616" calcext:value-type="float">
            <text:p>11,350</text:p>
          </table:table-cell>
          <table:table-cell table:formula="of:=[$'CONVEX_MESH_4(SetTransform)'.B8]" office:value-type="float" office:value="11083.47545" calcext:value-type="float">
            <text:p>11,083</text:p>
          </table:table-cell>
          <table:table-cell/>
          <table:table-cell office:value-type="string" calcext:value-type="string">
            <text:p><text:s/>BulletDiscreteSimpleManager(FIRST)</text:p>
          </table:table-cell>
          <table:table-cell table:formula="of:=[$CONVEX_MESH.G8]" office:value-type="float" office:value="11747.747663" calcext:value-type="float">
            <text:p>11,748</text:p>
          </table:table-cell>
          <table:table-cell table:formula="of:=[$'CONVEX_MESH_3(SelfCheck)'.H8]" office:value-type="float" office:value="26574.508398" calcext:value-type="float">
            <text:p>26,575</text:p>
          </table:table-cell>
          <table:table-cell table:formula="of:=[$'CONVEX_MESH_4(Modified Collision Object)'.H8]" office:value-type="float" office:value="29657.772439" calcext:value-type="float">
            <text:p>29,658</text:p>
          </table:table-cell>
          <table:table-cell table:formula="of:=[$'CONVEX_MESH_4(SetTransform)'.H8]" office:value-type="float" office:value="29271.835003" calcext:value-type="float">
            <text:p>29,272</text:p>
          </table:table-cell>
          <table:table-cell/>
          <table:table-cell office:value-type="string" calcext:value-type="string">
            <text:p><text:s/>BulletDiscreteSimpleManager(FIRST)</text:p>
          </table:table-cell>
          <table:table-cell table:formula="of:=[$CONVEX_MESH.L8]" office:value-type="float" office:value="30301.652955" calcext:value-type="float">
            <text:p>30,302</text:p>
          </table:table-cell>
          <table:table-cell table:formula="of:=[$'CONVEX_MESH_3(SelfCheck)'.N8]" office:value-type="float" office:value="32945.475041" calcext:value-type="float">
            <text:p>32,945</text:p>
          </table:table-cell>
          <table:table-cell table:formula="of:=[$'CONVEX_MESH_4(Modified Collision Object)'.N8]" office:value-type="float" office:value="36252.530925" calcext:value-type="float">
            <text:p>36,253</text:p>
          </table:table-cell>
          <table:table-cell table:formula="of:=[$'CONVEX_MESH_4(SetTransform)'.N8]" office:value-type="float" office:value="36360.854428" calcext:value-type="float">
            <text:p>36361</text:p>
          </table:table-cell>
        </table:table-row>
        <table:table-row table:style-name="ro1">
          <table:table-cell office:value-type="string" calcext:value-type="string">
            <text:p><text:s/>BulletDiscreteSimpleManager(CLOSEST)</text:p>
          </table:table-cell>
          <table:table-cell table:formula="of:=[$CONVEX_MESH.B9]" office:value-type="float" office:value="6189.355917" calcext:value-type="float">
            <text:p>6,189</text:p>
          </table:table-cell>
          <table:table-cell table:formula="of:=[$'CONVEX_MESH_3(SelfCheck)'.B9]" office:value-type="float" office:value="10405.900462" calcext:value-type="float">
            <text:p>10,406</text:p>
          </table:table-cell>
          <table:table-cell table:formula="of:=[$'CONVEX_MESH_4(Modified Collision Object)'.B9]" office:value-type="float" office:value="11366.7254" calcext:value-type="float">
            <text:p>11,367</text:p>
          </table:table-cell>
          <table:table-cell table:formula="of:=[$'CONVEX_MESH_4(SetTransform)'.B9]" office:value-type="float" office:value="11188.65896" calcext:value-type="float">
            <text:p>11,189</text:p>
          </table:table-cell>
          <table:table-cell/>
          <table:table-cell office:value-type="string" calcext:value-type="string">
            <text:p><text:s/>BulletDiscreteSimpleManager(CLOSEST)</text:p>
          </table:table-cell>
          <table:table-cell table:formula="of:=[$CONVEX_MESH.G9]" office:value-type="float" office:value="3639.585" calcext:value-type="float">
            <text:p>3,640</text:p>
          </table:table-cell>
          <table:table-cell table:formula="of:=[$'CONVEX_MESH_3(SelfCheck)'.H9]" office:value-type="float" office:value="8962.159522" calcext:value-type="float">
            <text:p>8,962</text:p>
          </table:table-cell>
          <table:table-cell table:formula="of:=[$'CONVEX_MESH_4(Modified Collision Object)'.H9]" office:value-type="float" office:value="9440.296614" calcext:value-type="float">
            <text:p>9,440</text:p>
          </table:table-cell>
          <table:table-cell table:formula="of:=[$'CONVEX_MESH_4(SetTransform)'.H9]" office:value-type="float" office:value="9332.897549" calcext:value-type="float">
            <text:p>9,333</text:p>
          </table:table-cell>
          <table:table-cell/>
          <table:table-cell office:value-type="string" calcext:value-type="string">
            <text:p><text:s/>BulletDiscreteSimpleManager(CLOSEST)</text:p>
          </table:table-cell>
          <table:table-cell table:formula="of:=[$CONVEX_MESH.L9]" office:value-type="float" office:value="1271.882581" calcext:value-type="float">
            <text:p>1,272</text:p>
          </table:table-cell>
          <table:table-cell table:formula="of:=[$'CONVEX_MESH_3(SelfCheck)'.N9]" office:value-type="float" office:value="1281.650093" calcext:value-type="float">
            <text:p>1,282</text:p>
          </table:table-cell>
          <table:table-cell table:formula="of:=[$'CONVEX_MESH_4(Modified Collision Object)'.N9]" office:value-type="float" office:value="1291.731865" calcext:value-type="float">
            <text:p>1,292</text:p>
          </table:table-cell>
          <table:table-cell table:formula="of:=[$'CONVEX_MESH_4(SetTransform)'.N9]" office:value-type="float" office:value="1295.670824" calcext:value-type="float">
            <text:p>1296</text:p>
          </table:table-cell>
        </table:table-row>
        <table:table-row table:style-name="ro1">
          <table:table-cell office:value-type="string" calcext:value-type="string">
            <text:p><text:s/>BulletDiscreteSimpleManager(ALL)</text:p>
          </table:table-cell>
          <table:table-cell table:formula="of:=[$CONVEX_MESH.B10]" office:value-type="float" office:value="6236.505761" calcext:value-type="float">
            <text:p>6,237</text:p>
          </table:table-cell>
          <table:table-cell table:formula="of:=[$'CONVEX_MESH_3(SelfCheck)'.B10]" office:value-type="float" office:value="10553.364841" calcext:value-type="float">
            <text:p>10,553</text:p>
          </table:table-cell>
          <table:table-cell table:formula="of:=[$'CONVEX_MESH_4(Modified Collision Object)'.B10]" office:value-type="float" office:value="11354.825922" calcext:value-type="float">
            <text:p>11,355</text:p>
          </table:table-cell>
          <table:table-cell table:formula="of:=[$'CONVEX_MESH_4(SetTransform)'.B10]" office:value-type="float" office:value="11140.221997" calcext:value-type="float">
            <text:p>11,140</text:p>
          </table:table-cell>
          <table:table-cell/>
          <table:table-cell office:value-type="string" calcext:value-type="string">
            <text:p><text:s/>BulletDiscreteSimpleManager(ALL)</text:p>
          </table:table-cell>
          <table:table-cell table:formula="of:=[$CONVEX_MESH.G10]" office:value-type="float" office:value="3627.766489" calcext:value-type="float">
            <text:p>3,628</text:p>
          </table:table-cell>
          <table:table-cell table:formula="of:=[$'CONVEX_MESH_3(SelfCheck)'.H10]" office:value-type="float" office:value="8670.428465" calcext:value-type="float">
            <text:p>8,670</text:p>
          </table:table-cell>
          <table:table-cell table:formula="of:=[$'CONVEX_MESH_4(Modified Collision Object)'.H10]" office:value-type="float" office:value="9426.410731" calcext:value-type="float">
            <text:p>9,426</text:p>
          </table:table-cell>
          <table:table-cell table:formula="of:=[$'CONVEX_MESH_4(SetTransform)'.H10]" office:value-type="float" office:value="9257.433231" calcext:value-type="float">
            <text:p>9,257</text:p>
          </table:table-cell>
          <table:table-cell/>
          <table:table-cell office:value-type="string" calcext:value-type="string">
            <text:p><text:s/>BulletDiscreteSimpleManager(ALL)</text:p>
          </table:table-cell>
          <table:table-cell table:formula="of:=[$CONVEX_MESH.L10]" office:value-type="float" office:value="1063.999122" calcext:value-type="float">
            <text:p>1,064</text:p>
          </table:table-cell>
          <table:table-cell table:formula="of:=[$'CONVEX_MESH_3(SelfCheck)'.N10]" office:value-type="float" office:value="1269.656903" calcext:value-type="float">
            <text:p>1,270</text:p>
          </table:table-cell>
          <table:table-cell table:formula="of:=[$'CONVEX_MESH_4(Modified Collision Object)'.N10]" office:value-type="float" office:value="1261.066325" calcext:value-type="float">
            <text:p>1,261</text:p>
          </table:table-cell>
          <table:table-cell table:formula="of:=[$'CONVEX_MESH_4(SetTransform)'.N10]" office:value-type="float" office:value="1277.315641" calcext:value-type="float">
            <text:p>1277</text:p>
          </table:table-cell>
        </table:table-row>
        <table:table-row table:style-name="ro1">
          <table:table-cell office:value-type="string" calcext:value-type="string">
            <text:p><text:s/>FCLDiscreteBVHManager(FIRST)</text:p>
          </table:table-cell>
          <table:table-cell table:formula="of:=[$CONVEX_MESH.B11]" office:value-type="float" office:value="1258.408053" calcext:value-type="float">
            <text:p>1,258</text:p>
          </table:table-cell>
          <table:table-cell table:formula="of:=[$'CONVEX_MESH_3(SelfCheck)'.B11]" office:value-type="float" office:value="24661.307764" calcext:value-type="float">
            <text:p>24,661</text:p>
          </table:table-cell>
          <table:table-cell table:formula="of:=[$'CONVEX_MESH_4(Modified Collision Object)'.B11]" office:value-type="float" office:value="24069.841437" calcext:value-type="float">
            <text:p>24,070</text:p>
          </table:table-cell>
          <table:table-cell table:formula="of:=[$'CONVEX_MESH_4(SetTransform)'.B11]" office:value-type="float" office:value="21316.825584" calcext:value-type="float">
            <text:p>21,317</text:p>
          </table:table-cell>
          <table:table-cell/>
          <table:table-cell office:value-type="string" calcext:value-type="string">
            <text:p><text:s/>FCLDiscreteBVHManager(FIRST)</text:p>
          </table:table-cell>
          <table:table-cell table:formula="of:=[$CONVEX_MESH.G11]" office:value-type="float" office:value="2375.974149" calcext:value-type="float">
            <text:p>2,376</text:p>
          </table:table-cell>
          <table:table-cell table:formula="of:=[$'CONVEX_MESH_3(SelfCheck)'.H11]" office:value-type="float" office:value="92443.142845" calcext:value-type="float">
            <text:p>92,443</text:p>
          </table:table-cell>
          <table:table-cell table:formula="of:=[$'CONVEX_MESH_4(Modified Collision Object)'.H11]" office:value-type="float" office:value="50352.794336" calcext:value-type="float">
            <text:p>50,353</text:p>
          </table:table-cell>
          <table:table-cell table:formula="of:=[$'CONVEX_MESH_4(SetTransform)'.H11]" office:value-type="float" office:value="37701.996932" calcext:value-type="float">
            <text:p>37,702</text:p>
          </table:table-cell>
          <table:table-cell/>
          <table:table-cell office:value-type="string" calcext:value-type="string">
            <text:p><text:s/>FCLDiscreteBVHManager(FIRST)</text:p>
          </table:table-cell>
          <table:table-cell table:formula="of:=[$CONVEX_MESH.L11]" office:value-type="float" office:value="1282.699868" calcext:value-type="float">
            <text:p>1,283</text:p>
          </table:table-cell>
          <table:table-cell table:formula="of:=[$'CONVEX_MESH_3(SelfCheck)'.N11]" office:value-type="float" office:value="7309.119725" calcext:value-type="float">
            <text:p>7,309</text:p>
          </table:table-cell>
          <table:table-cell table:formula="of:=[$'CONVEX_MESH_4(Modified Collision Object)'.N11]" office:value-type="float" office:value="81360.166242" calcext:value-type="float">
            <text:p>81,360</text:p>
          </table:table-cell>
          <table:table-cell table:formula="of:=[$'CONVEX_MESH_4(SetTransform)'.N11]" office:value-type="float" office:value="43191.465781" calcext:value-type="float">
            <text:p>43191</text:p>
          </table:table-cell>
        </table:table-row>
        <table:table-row table:style-name="ro1">
          <table:table-cell office:value-type="string" calcext:value-type="string">
            <text:p><text:s/>FCLDiscreteBVHManager(CLOSEST)</text:p>
          </table:table-cell>
          <table:table-cell table:formula="of:=[$CONVEX_MESH.B12]" office:value-type="float" office:value="1199.938851" calcext:value-type="float">
            <text:p>1,200</text:p>
          </table:table-cell>
          <table:table-cell table:formula="of:=[$'CONVEX_MESH_3(SelfCheck)'.B12]" office:value-type="float" office:value="23353.033719" calcext:value-type="float">
            <text:p>23,353</text:p>
          </table:table-cell>
          <table:table-cell table:formula="of:=[$'CONVEX_MESH_4(Modified Collision Object)'.B12]" office:value-type="float" office:value="27058.809427" calcext:value-type="float">
            <text:p>27,059</text:p>
          </table:table-cell>
          <table:table-cell table:formula="of:=[$'CONVEX_MESH_4(SetTransform)'.B12]" office:value-type="float" office:value="23097.050735" calcext:value-type="float">
            <text:p>23,097</text:p>
          </table:table-cell>
          <table:table-cell/>
          <table:table-cell office:value-type="string" calcext:value-type="string">
            <text:p><text:s/>FCLDiscreteBVHManager(CLOSEST)</text:p>
          </table:table-cell>
          <table:table-cell table:formula="of:=[$CONVEX_MESH.G12]" office:value-type="float" office:value="1065.409654" calcext:value-type="float">
            <text:p>1,065</text:p>
          </table:table-cell>
          <table:table-cell table:formula="of:=[$'CONVEX_MESH_3(SelfCheck)'.H12]" office:value-type="float" office:value="8621.728053" calcext:value-type="float">
            <text:p>8,622</text:p>
          </table:table-cell>
          <table:table-cell table:formula="of:=[$'CONVEX_MESH_4(Modified Collision Object)'.H12]" office:value-type="float" office:value="9178.128849" calcext:value-type="float">
            <text:p>9,178</text:p>
          </table:table-cell>
          <table:table-cell table:formula="of:=[$'CONVEX_MESH_4(SetTransform)'.H12]" office:value-type="float" office:value="8472.415446" calcext:value-type="float">
            <text:p>8,472</text:p>
          </table:table-cell>
          <table:table-cell/>
          <table:table-cell office:value-type="string" calcext:value-type="string">
            <text:p><text:s/>FCLDiscreteBVHManager(CLOSEST)</text:p>
          </table:table-cell>
          <table:table-cell table:formula="of:=[$CONVEX_MESH.L12]" office:value-type="float" office:value="205.163236" calcext:value-type="float">
            <text:p>205</text:p>
          </table:table-cell>
          <table:table-cell table:formula="of:=[$'CONVEX_MESH_3(SelfCheck)'.N12]" office:value-type="float" office:value="929.17941" calcext:value-type="float">
            <text:p>929</text:p>
          </table:table-cell>
          <table:table-cell table:formula="of:=[$'CONVEX_MESH_4(Modified Collision Object)'.N12]" office:value-type="float" office:value="911.19051" calcext:value-type="float">
            <text:p>911</text:p>
          </table:table-cell>
          <table:table-cell table:formula="of:=[$'CONVEX_MESH_4(SetTransform)'.N12]" office:value-type="float" office:value="855.775083" calcext:value-type="float">
            <text:p>856</text:p>
          </table:table-cell>
        </table:table-row>
        <table:table-row table:style-name="ro1">
          <table:table-cell office:value-type="string" calcext:value-type="string">
            <text:p><text:s/>FCLDiscreteBVHManager(ALL)</text:p>
          </table:table-cell>
          <table:table-cell table:formula="of:=[$CONVEX_MESH.B13]" office:value-type="float" office:value="1115.441005" calcext:value-type="float">
            <text:p>1,115</text:p>
          </table:table-cell>
          <table:table-cell table:formula="of:=[$'CONVEX_MESH_3(SelfCheck)'.B13]" office:value-type="float" office:value="24973.506232" calcext:value-type="float">
            <text:p>24,974</text:p>
          </table:table-cell>
          <table:table-cell table:formula="of:=[$'CONVEX_MESH_4(Modified Collision Object)'.B13]" office:value-type="float" office:value="27129.353081" calcext:value-type="float">
            <text:p>27,129</text:p>
          </table:table-cell>
          <table:table-cell table:formula="of:=[$'CONVEX_MESH_4(SetTransform)'.B13]" office:value-type="float" office:value="23165.889895" calcext:value-type="float">
            <text:p>23,166</text:p>
          </table:table-cell>
          <table:table-cell/>
          <table:table-cell office:value-type="string" calcext:value-type="string">
            <text:p><text:s/>FCLDiscreteBVHManager(ALL)</text:p>
          </table:table-cell>
          <table:table-cell table:formula="of:=[$CONVEX_MESH.G13]" office:value-type="float" office:value="1258.59146" calcext:value-type="float">
            <text:p>1,259</text:p>
          </table:table-cell>
          <table:table-cell table:formula="of:=[$'CONVEX_MESH_3(SelfCheck)'.H13]" office:value-type="float" office:value="9185.943691" calcext:value-type="float">
            <text:p>9,186</text:p>
          </table:table-cell>
          <table:table-cell table:formula="of:=[$'CONVEX_MESH_4(Modified Collision Object)'.H13]" office:value-type="float" office:value="9157.322237" calcext:value-type="float">
            <text:p>9,157</text:p>
          </table:table-cell>
          <table:table-cell table:formula="of:=[$'CONVEX_MESH_4(SetTransform)'.H13]" office:value-type="float" office:value="8510.342283" calcext:value-type="float">
            <text:p>8,510</text:p>
          </table:table-cell>
          <table:table-cell/>
          <table:table-cell office:value-type="string" calcext:value-type="string">
            <text:p><text:s/>FCLDiscreteBVHManager(ALL)</text:p>
          </table:table-cell>
          <table:table-cell table:formula="of:=[$CONVEX_MESH.L13]" office:value-type="float" office:value="205.229923" calcext:value-type="float">
            <text:p>205</text:p>
          </table:table-cell>
          <table:table-cell table:formula="of:=[$'CONVEX_MESH_3(SelfCheck)'.N13]" office:value-type="float" office:value="916.830786" calcext:value-type="float">
            <text:p>917</text:p>
          </table:table-cell>
          <table:table-cell table:formula="of:=[$'CONVEX_MESH_4(Modified Collision Object)'.N13]" office:value-type="float" office:value="900.39417" calcext:value-type="float">
            <text:p>900</text:p>
          </table:table-cell>
          <table:table-cell table:formula="of:=[$'CONVEX_MESH_4(SetTransform)'.N13]" office:value-type="float" office:value="835.585494" calcext:value-type="float">
            <text:p>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3:48:07.364033094</meta:creation-date>
    <dc:date>2020-04-15T16:27:46.917496316</dc:date>
    <meta:editing-duration>PT6H30M3S</meta:editing-duration>
    <meta:editing-cycles>27</meta:editing-cycles>
    <meta:generator>LibreOffice/6.0.7.3$Linux_X86_64 LibreOffice_project/00m0$Build-3</meta:generator>
    <meta:document-statistic meta:table-count="10" meta:cell-count="2353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739cm" svg:y="4.203cm" style:legend-expansion="high" chart:style-name="ch2"/>
        <chart:plot-area chart:style-name="ch3" table:cell-range-address="MESH.A3:MESH.B13" chart:data-source-has-labels="column" svg:x="0.32cm" svg:y="0.18cm" svg:width="13.099cm" svg:height="8.645cm">
          <chartooo:coordinate-region svg:x="2.267cm" svg:y="0.18cm" svg:width="11.152cm" svg:height="3.35cm"/>
          <chart:axis chart:dimension="x" chart:name="primary-x" chart:style-name="ch4" chartooo:axis-type="auto">
            <chartooo:date-scale/>
            <chart:categories table:cell-range-address="MESH.A3:MESH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SH.B3:MESH.B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MESH.A3:MESH.A13</svg:desc>
                </draw:g>
              </table:table-cell>
              <table:table-cell office:value-type="float" office:value="28490.759022">
                <text:p>28490.759022</text:p>
                <draw:g>
                  <svg:desc>MESH.B3:MESH.B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36584.875081">
                <text:p>36584.875081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548.104501">
                <text:p>548.104501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561.537773">
                <text:p>561.537773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558.199904">
                <text:p>558.199904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513.272429">
                <text:p>513.272429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477.739581">
                <text:p>477.739581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515.396677">
                <text:p>515.396677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465.027059">
                <text:p>465.027059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105.68128">
                <text:p>105.68128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100.873613">
                <text:p>100.873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739cm" svg:y="4.203cm" style:legend-expansion="high" chart:style-name="ch2"/>
        <chart:plot-area chart:style-name="ch3" table:cell-range-address="'MESH_3(SelfCheck)'.A3:'MESH_3(SelfCheck)'.B13" chart:data-source-has-labels="column" svg:x="0.32cm" svg:y="0.18cm" svg:width="13.099cm" svg:height="8.645cm">
          <chartooo:coordinate-region svg:x="2.272cm" svg:y="0.18cm" svg:width="11.147cm" svg:height="3.35cm"/>
          <chart:axis chart:dimension="x" chart:name="primary-x" chart:style-name="ch4" chartooo:axis-type="auto">
            <chartooo:date-scale/>
            <chart:categories table:cell-range-address="'MESH_3(SelfCheck)'.A3:'MESH_3(SelfCheck)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SH_3(SelfCheck)'.B3:'MESH_3(SelfCheck)'.B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MESH_3(SelfCheck)'.A3:'MESH_3(SelfCheck)'.A13</svg:desc>
                </draw:g>
              </table:table-cell>
              <table:table-cell office:value-type="float" office:value="30858.238272">
                <text:p>30858.238272</text:p>
                <draw:g>
                  <svg:desc>'MESH_3(SelfCheck)'.B3:'MESH_3(SelfCheck)'.B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31119.418059">
                <text:p>31119.418059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996.133708">
                <text:p>996.133708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980.822484">
                <text:p>980.822484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980.30029">
                <text:p>980.30029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880.110823">
                <text:p>880.110823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879.876401">
                <text:p>879.876401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881.130493">
                <text:p>881.130493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5088.121818">
                <text:p>5088.121818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5014.277478">
                <text:p>5014.277478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5046.445338">
                <text:p>5046.4453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MESH_3(SelfCheck)'.G3:'MESH_3(SelfCheck)'.H13" chart:data-source-has-labels="column" svg:x="0.32cm" svg:y="0.18cm" svg:width="13.097cm" svg:height="8.64cm">
          <chartooo:coordinate-region svg:x="2.272cm" svg:y="0.18cm" svg:width="11.145cm" svg:height="3.346cm"/>
          <chart:axis chart:dimension="x" chart:name="primary-x" chart:style-name="ch4" chartooo:axis-type="auto">
            <chartooo:date-scale/>
            <chart:categories table:cell-range-address="'MESH_3(SelfCheck)'.G3:'MESH_3(SelfCheck)'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SH_3(SelfCheck)'.H3:'MESH_3(SelfCheck)'.H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MESH_3(SelfCheck)'.G3:'MESH_3(SelfCheck)'.G13</svg:desc>
                </draw:g>
              </table:table-cell>
              <table:table-cell office:value-type="float" office:value="19069.337388">
                <text:p>19069.337388</text:p>
                <draw:g>
                  <svg:desc>'MESH_3(SelfCheck)'.H3:'MESH_3(SelfCheck)'.H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739.423392">
                <text:p>739.423392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2290.131822">
                <text:p>2290.131822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364.417211">
                <text:p>364.417211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358.132724">
                <text:p>358.132724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5154.129767">
                <text:p>5154.129767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332.445776">
                <text:p>332.445776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327.802734">
                <text:p>327.802734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67339.709102">
                <text:p>67339.709102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446.401609">
                <text:p>446.401609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435.584924">
                <text:p>435.5849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MESH_3(SelfCheck)'.M3:'MESH_3(SelfCheck)'.N13" chart:data-source-has-labels="column" svg:x="0.32cm" svg:y="0.18cm" svg:width="13.097cm" svg:height="8.64cm">
          <chartooo:coordinate-region svg:x="2.259cm" svg:y="0.18cm" svg:width="11.158cm" svg:height="3.345cm"/>
          <chart:axis chart:dimension="x" chart:name="primary-x" chart:style-name="ch4" chartooo:axis-type="auto">
            <chartooo:date-scale/>
            <chart:categories table:cell-range-address="'MESH_3(SelfCheck)'.M3:'MESH_3(SelfCheck)'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SH_3(SelfCheck)'.N3:'MESH_3(SelfCheck)'.N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MESH_3(SelfCheck)'.M3:'MESH_3(SelfCheck)'.M13</svg:desc>
                </draw:g>
              </table:table-cell>
              <table:table-cell office:value-type="float" office:value="11.813434">
                <text:p>11.813434</text:p>
                <draw:g>
                  <svg:desc>'MESH_3(SelfCheck)'.N3:'MESH_3(SelfCheck)'.N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0.012903">
                <text:p>10.012903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795.479279">
                <text:p>1795.479279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7.472957">
                <text:p>17.472957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6.870974">
                <text:p>16.870974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1720.745437">
                <text:p>1720.745437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7.654541">
                <text:p>17.654541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6.814722">
                <text:p>16.814722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304.427819">
                <text:p>304.427819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35.437706">
                <text:p>35.437706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35.336271">
                <text:p>35.3362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CONVEX_MESH_4(Modified Collision Object)'.A3:'CONVEX_MESH_4(Modified Collision Object)'.B13" chart:data-source-has-labels="column" svg:x="0.32cm" svg:y="0.18cm" svg:width="13.097cm" svg:height="8.64cm">
          <chartooo:coordinate-region svg:x="2.281cm" svg:y="0.379cm" svg:width="11.136cm" svg:height="3.345cm"/>
          <chart:axis chart:dimension="x" chart:name="primary-x" chart:style-name="ch4" chartooo:axis-type="auto">
            <chartooo:date-scale/>
            <chart:categories table:cell-range-address="'CONVEX_MESH_4(Modified Collision Object)'.A3:'CONVEX_MESH_4(Modified Collision Object)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EX_MESH_4(Modified Collision Object)'.B3:'CONVEX_MESH_4(Modified Collision Object)'.B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_MESH_4(Modified Collision Object)'.A3:'CONVEX_MESH_4(Modified Collision Object)'.A13</svg:desc>
                </draw:g>
              </table:table-cell>
              <table:table-cell office:value-type="float" office:value="30891.198727">
                <text:p>30891.198727</text:p>
                <draw:g>
                  <svg:desc>'CONVEX_MESH_4(Modified Collision Object)'.B3:'CONVEX_MESH_4(Modified Collision Object)'.B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30859.28957">
                <text:p>30859.28957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3757.763076">
                <text:p>13757.763076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3772.256242">
                <text:p>13772.256242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3752.677216">
                <text:p>13752.677216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11349.928616">
                <text:p>11349.928616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1366.7254">
                <text:p>11366.7254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1354.825922">
                <text:p>11354.825922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24069.841437">
                <text:p>24069.841437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27058.809427">
                <text:p>27058.809427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27129.353081">
                <text:p>27129.35308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46cm" svg:height="9.251cm" xlink:href=".." xlink:type="simple" chart:class="chart:bar" chart:style-name="ch1">
        <chart:legend chart:legend-position="end" svg:x="14.183cm" svg:y="4.326cm" style:legend-expansion="high" chart:style-name="ch2"/>
        <chart:plot-area chart:style-name="ch3" table:cell-range-address="'CONVEX_MESH_4(Modified Collision Object)'.G3:'CONVEX_MESH_4(Modified Collision Object)'.H13" chart:data-source-has-labels="column" svg:x="0.328cm" svg:y="0.185cm" svg:width="13.527cm" svg:height="8.881cm">
          <chartooo:coordinate-region svg:x="2.258cm" svg:y="0.185cm" svg:width="11.597cm" svg:height="3.586cm"/>
          <chart:axis chart:dimension="x" chart:name="primary-x" chart:style-name="ch4" chartooo:axis-type="auto">
            <chartooo:date-scale/>
            <chart:categories table:cell-range-address="'CONVEX_MESH_4(Modified Collision Object)'.G3:'CONVEX_MESH_4(Modified Collision Object)'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EX_MESH_4(Modified Collision Object)'.H3:'CONVEX_MESH_4(Modified Collision Object)'.H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_MESH_4(Modified Collision Object)'.G3:'CONVEX_MESH_4(Modified Collision Object)'.G13</svg:desc>
                </draw:g>
              </table:table-cell>
              <table:table-cell office:value-type="float" office:value="21113.698618">
                <text:p>21113.698618</text:p>
                <draw:g>
                  <svg:desc>'CONVEX_MESH_4(Modified Collision Object)'.H3:'CONVEX_MESH_4(Modified Collision Object)'.H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744.31658">
                <text:p>744.31658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45281.28075">
                <text:p>45281.28075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1137.515686">
                <text:p>11137.515686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1099.50362">
                <text:p>11099.50362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29657.772439">
                <text:p>29657.772439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9440.296614">
                <text:p>9440.296614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9426.410731">
                <text:p>9426.410731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50352.794336">
                <text:p>50352.794336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9178.128849">
                <text:p>9178.128849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9157.322237">
                <text:p>9157.32223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92cm" svg:height="9.277cm" xlink:href=".." xlink:type="simple" chart:class="chart:bar" chart:style-name="ch1">
        <chart:legend chart:legend-position="end" svg:x="14.229cm" svg:y="4.339cm" style:legend-expansion="high" chart:style-name="ch2"/>
        <chart:plot-area chart:style-name="ch3" table:cell-range-address="'CONVEX_MESH_4(Modified Collision Object)'.M3:'CONVEX_MESH_4(Modified Collision Object)'.N13" chart:data-source-has-labels="column" svg:x="0.329cm" svg:y="0.185cm" svg:width="13.571cm" svg:height="8.907cm">
          <chartooo:coordinate-region svg:x="2.235cm" svg:y="0.185cm" svg:width="11.665cm" svg:height="3.612cm"/>
          <chart:axis chart:dimension="x" chart:name="primary-x" chart:style-name="ch4" chartooo:axis-type="auto">
            <chartooo:date-scale/>
            <chart:categories table:cell-range-address="'CONVEX_MESH_4(Modified Collision Object)'.M3:'CONVEX_MESH_4(Modified Collision Object)'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EX_MESH_4(Modified Collision Object)'.N3:'CONVEX_MESH_4(Modified Collision Object)'.N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_MESH_4(Modified Collision Object)'.M3:'CONVEX_MESH_4(Modified Collision Object)'.M13</svg:desc>
                </draw:g>
              </table:table-cell>
              <table:table-cell office:value-type="float" office:value="11.765009">
                <text:p>11.765009</text:p>
                <draw:g>
                  <svg:desc>'CONVEX_MESH_4(Modified Collision Object)'.N3:'CONVEX_MESH_4(Modified Collision Object)'.N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9.988542">
                <text:p>9.988542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48842.920971">
                <text:p>48842.920971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310.887118">
                <text:p>1310.887118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292.73845">
                <text:p>1292.73845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36252.530925">
                <text:p>36252.530925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291.731865">
                <text:p>1291.731865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261.066325">
                <text:p>1261.066325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81360.166242">
                <text:p>81360.166242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911.19051">
                <text:p>911.19051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900.39417">
                <text:p>900.394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739cm" svg:y="4.203cm" style:legend-expansion="high" chart:style-name="ch2"/>
        <chart:plot-area chart:style-name="ch3" table:cell-range-address="'MESH_4(Modified Collision Object)'.A3:'MESH_4(Modified Collision Object)'.B13" chart:data-source-has-labels="column" svg:x="0.32cm" svg:y="0.18cm" svg:width="13.099cm" svg:height="8.645cm">
          <chartooo:coordinate-region svg:x="2.272cm" svg:y="0.18cm" svg:width="11.147cm" svg:height="3.35cm"/>
          <chart:axis chart:dimension="x" chart:name="primary-x" chart:style-name="ch4" chartooo:axis-type="auto">
            <chartooo:date-scale/>
            <chart:categories table:cell-range-address="'MESH_4(Modified Collision Object)'.A3:'MESH_4(Modified Collision Object)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SH_4(Modified Collision Object)'.B3:'MESH_4(Modified Collision Object)'.B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MESH_4(Modified Collision Object)'.A3:'MESH_4(Modified Collision Object)'.A13</svg:desc>
                </draw:g>
              </table:table-cell>
              <table:table-cell office:value-type="float" office:value="29032.827389">
                <text:p>29032.827389</text:p>
                <draw:g>
                  <svg:desc>'MESH_4(Modified Collision Object)'.B3:'MESH_4(Modified Collision Object)'.B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26189.142228">
                <text:p>26189.142228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989.641836">
                <text:p>989.641836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970.148211">
                <text:p>970.148211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991.440713">
                <text:p>991.440713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877.634835">
                <text:p>877.634835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878.972998">
                <text:p>878.972998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880.278019">
                <text:p>880.278019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5080.945921">
                <text:p>5080.945921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5182.38172">
                <text:p>5182.38172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5162.031417">
                <text:p>5162.03141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MESH_4(Modified Collision Object)'.G3:'MESH_4(Modified Collision Object)'.H13" chart:data-source-has-labels="column" svg:x="0.32cm" svg:y="0.18cm" svg:width="13.097cm" svg:height="8.64cm">
          <chartooo:coordinate-region svg:x="2.272cm" svg:y="0.18cm" svg:width="11.145cm" svg:height="3.346cm"/>
          <chart:axis chart:dimension="x" chart:name="primary-x" chart:style-name="ch4" chartooo:axis-type="auto">
            <chartooo:date-scale/>
            <chart:categories table:cell-range-address="'MESH_4(Modified Collision Object)'.G3:'MESH_4(Modified Collision Object)'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SH_4(Modified Collision Object)'.H3:'MESH_4(Modified Collision Object)'.H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MESH_4(Modified Collision Object)'.G3:'MESH_4(Modified Collision Object)'.G13</svg:desc>
                </draw:g>
              </table:table-cell>
              <table:table-cell office:value-type="float" office:value="21014.446781">
                <text:p>21014.446781</text:p>
                <draw:g>
                  <svg:desc>'MESH_4(Modified Collision Object)'.H3:'MESH_4(Modified Collision Object)'.H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737.795547">
                <text:p>737.795547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2319.077306">
                <text:p>2319.077306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368.408459">
                <text:p>368.408459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361.650886">
                <text:p>361.650886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5089.660503">
                <text:p>5089.660503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333.25217">
                <text:p>333.25217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328.484047">
                <text:p>328.484047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30509.220863">
                <text:p>30509.220863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445.503254">
                <text:p>445.503254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435.612216">
                <text:p>435.6122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MESH_4(Modified Collision Object)'.M3:'MESH_4(Modified Collision Object)'.N13" chart:data-source-has-labels="column" svg:x="0.32cm" svg:y="0.18cm" svg:width="13.097cm" svg:height="8.64cm">
          <chartooo:coordinate-region svg:x="2.259cm" svg:y="0.18cm" svg:width="11.158cm" svg:height="3.345cm"/>
          <chart:axis chart:dimension="x" chart:name="primary-x" chart:style-name="ch4" chartooo:axis-type="auto">
            <chartooo:date-scale/>
            <chart:categories table:cell-range-address="'MESH_4(Modified Collision Object)'.M3:'MESH_4(Modified Collision Object)'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SH_4(Modified Collision Object)'.N3:'MESH_4(Modified Collision Object)'.N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MESH_4(Modified Collision Object)'.M3:'MESH_4(Modified Collision Object)'.M13</svg:desc>
                </draw:g>
              </table:table-cell>
              <table:table-cell office:value-type="float" office:value="11.813434">
                <text:p>11.813434</text:p>
                <draw:g>
                  <svg:desc>'MESH_4(Modified Collision Object)'.N3:'MESH_4(Modified Collision Object)'.N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0.012903">
                <text:p>10.012903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781.845362">
                <text:p>1781.845362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7.767278">
                <text:p>17.767278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6.912888">
                <text:p>16.912888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1818.305046">
                <text:p>1818.305046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7.667351">
                <text:p>17.667351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6.883112">
                <text:p>16.883112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3162.974024">
                <text:p>3162.974024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34.409036">
                <text:p>34.409036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34.473542">
                <text:p>34.4735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98cm" svg:height="9.005cm" xlink:href="." xlink:type="simple" chart:class="chart:bar" chart:style-name="ch1">
        <chart:title svg:x="7.256cm" svg:y="0.316cm" chart:style-name="ch2">
          <text:p>No Collisions</text:p>
        </chart:title>
        <chart:legend chart:legend-position="end" svg:x="14.426cm" svg:y="3.705cm" style:legend-expansion="high" chart:style-name="ch3"/>
        <chart:plot-area chart:style-name="ch4" chart:data-source-has-labels="both" svg:x="0.345cm" svg:y="1.275cm" svg:width="13.736cm" svg:height="7.55cm">
          <chartooo:coordinate-region svg:x="2.259cm" svg:y="1.275cm" svg:width="11.822cm" svg:height="2.516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bar">
            <chart:data-point chart:repeated="11"/>
          </chart:series>
          <chart:series chart:style-name="ch9" chart:values-cell-range-address="local-table.$C$2:.$C$12" chart:label-cell-address="local-table.$C$1" chart:class="chart:bar">
            <chart:data-point chart:repeated="11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Mod1</text:p>
              </table:table-cell>
              <table:table-cell office:value-type="string">
                <text:p>Mod1 + Mod2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</table:table-cell>
              <table:table-cell office:value-type="float" office:value="28490.759022">
                <text:p>28490.759022</text:p>
              </table:table-cell>
              <table:table-cell office:value-type="float" office:value="30858.238272">
                <text:p>30858.238272</text:p>
              </table:table-cell>
              <table:table-cell office:value-type="float" office:value="29032.827389">
                <text:p>29032.827389</text:p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36584.875081">
                <text:p>36584.875081</text:p>
              </table:table-cell>
              <table:table-cell office:value-type="float" office:value="31119.418059">
                <text:p>31119.418059</text:p>
              </table:table-cell>
              <table:table-cell office:value-type="float" office:value="26189.142228">
                <text:p>26189.142228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548.104501">
                <text:p>548.104501</text:p>
              </table:table-cell>
              <table:table-cell office:value-type="float" office:value="996.133708">
                <text:p>996.133708</text:p>
              </table:table-cell>
              <table:table-cell office:value-type="float" office:value="989.641836">
                <text:p>989.641836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561.537773">
                <text:p>561.537773</text:p>
              </table:table-cell>
              <table:table-cell office:value-type="float" office:value="980.822484">
                <text:p>980.822484</text:p>
              </table:table-cell>
              <table:table-cell office:value-type="float" office:value="970.148211">
                <text:p>970.148211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558.199904">
                <text:p>558.199904</text:p>
              </table:table-cell>
              <table:table-cell office:value-type="float" office:value="980.30029">
                <text:p>980.30029</text:p>
              </table:table-cell>
              <table:table-cell office:value-type="float" office:value="991.440713">
                <text:p>991.440713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513.272429">
                <text:p>513.272429</text:p>
              </table:table-cell>
              <table:table-cell office:value-type="float" office:value="880.110823">
                <text:p>880.110823</text:p>
              </table:table-cell>
              <table:table-cell office:value-type="float" office:value="877.634835">
                <text:p>877.634835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477.739581">
                <text:p>477.739581</text:p>
              </table:table-cell>
              <table:table-cell office:value-type="float" office:value="879.876401">
                <text:p>879.876401</text:p>
              </table:table-cell>
              <table:table-cell office:value-type="float" office:value="878.972998">
                <text:p>878.972998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515.396677">
                <text:p>515.396677</text:p>
              </table:table-cell>
              <table:table-cell office:value-type="float" office:value="881.130493">
                <text:p>881.130493</text:p>
              </table:table-cell>
              <table:table-cell office:value-type="float" office:value="880.278019">
                <text:p>880.278019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465.027059">
                <text:p>465.027059</text:p>
              </table:table-cell>
              <table:table-cell office:value-type="float" office:value="5088.121818">
                <text:p>5088.121818</text:p>
              </table:table-cell>
              <table:table-cell office:value-type="float" office:value="5080.945921">
                <text:p>5080.945921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105.68128">
                <text:p>105.68128</text:p>
              </table:table-cell>
              <table:table-cell office:value-type="float" office:value="5014.277478">
                <text:p>5014.277478</text:p>
              </table:table-cell>
              <table:table-cell office:value-type="float" office:value="5182.38172">
                <text:p>5182.38172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100.873613">
                <text:p>100.873613</text:p>
              </table:table-cell>
              <table:table-cell office:value-type="float" office:value="5046.445338">
                <text:p>5046.445338</text:p>
              </table:table-cell>
              <table:table-cell office:value-type="float" office:value="5162.031417">
                <text:p>5162.0314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4.201cm" style:legend-expansion="high" chart:style-name="ch2"/>
        <chart:plot-area chart:style-name="ch3" table:cell-range-address="MESH.F3:MESH.G13" chart:data-source-has-labels="column" svg:x="0.32cm" svg:y="0.18cm" svg:width="13.07cm" svg:height="8.64cm">
          <chartooo:coordinate-region svg:x="2.269cm" svg:y="0.18cm" svg:width="11.121cm" svg:height="3.346cm"/>
          <chart:axis chart:dimension="x" chart:name="primary-x" chart:style-name="ch4" chartooo:axis-type="auto">
            <chartooo:date-scale/>
            <chart:categories table:cell-range-address="MESH.F3:MESH.F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SH.G3:MESH.G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MESH.F3:MESH.F13</svg:desc>
                </draw:g>
              </table:table-cell>
              <table:table-cell office:value-type="float" office:value="16736.597751">
                <text:p>16736.597751</text:p>
                <draw:g>
                  <svg:desc>MESH.G3:MESH.G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9079.236067">
                <text:p>19079.236067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170.247351">
                <text:p>1170.247351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17.880566">
                <text:p>117.880566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17.835494">
                <text:p>117.835494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2777.195338">
                <text:p>2777.195338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14.626836">
                <text:p>114.626836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17.093755">
                <text:p>117.093755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485.346539">
                <text:p>485.346539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108.238383">
                <text:p>108.238383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105.008808">
                <text:p>105.008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919cm" svg:y="0.316cm" chart:style-name="ch2">
          <text:p>Contact Check Only</text:p>
        </chart:title>
        <chart:legend chart:legend-position="end" svg:x="13.128cm" svg:y="3.703cm" style:legend-expansion="high" chart:style-name="ch3"/>
        <chart:plot-area chart:style-name="ch4" chart:data-source-has-labels="both" svg:x="0.32cm" svg:y="1.275cm" svg:width="12.488cm" svg:height="7.545cm">
          <chartooo:coordinate-region svg:x="2.299cm" svg:y="1.275cm" svg:width="10.509cm" svg:height="2.515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bar">
            <chart:data-point chart:repeated="11"/>
          </chart:series>
          <chart:series chart:style-name="ch9" chart:values-cell-range-address="local-table.$C$2:.$C$12" chart:label-cell-address="local-table.$C$1" chart:class="chart:bar">
            <chart:data-point chart:repeated="11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Mod1</text:p>
              </table:table-cell>
              <table:table-cell office:value-type="string">
                <text:p>Mod1 + Mod2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</table:table-cell>
              <table:table-cell office:value-type="float" office:value="16736.597751">
                <text:p>16736.597751</text:p>
              </table:table-cell>
              <table:table-cell office:value-type="float" office:value="19069.337388">
                <text:p>19069.337388</text:p>
              </table:table-cell>
              <table:table-cell office:value-type="float" office:value="21014.446781">
                <text:p>21014.446781</text:p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9079.236067">
                <text:p>19079.236067</text:p>
              </table:table-cell>
              <table:table-cell office:value-type="float" office:value="739.423392">
                <text:p>739.423392</text:p>
              </table:table-cell>
              <table:table-cell office:value-type="float" office:value="737.795547">
                <text:p>737.795547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170.247351">
                <text:p>1170.247351</text:p>
              </table:table-cell>
              <table:table-cell office:value-type="float" office:value="2290.131822">
                <text:p>2290.131822</text:p>
              </table:table-cell>
              <table:table-cell office:value-type="float" office:value="2319.077306">
                <text:p>2319.077306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17.880566">
                <text:p>117.880566</text:p>
              </table:table-cell>
              <table:table-cell office:value-type="float" office:value="364.417211">
                <text:p>364.417211</text:p>
              </table:table-cell>
              <table:table-cell office:value-type="float" office:value="368.408459">
                <text:p>368.408459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17.835494">
                <text:p>117.835494</text:p>
              </table:table-cell>
              <table:table-cell office:value-type="float" office:value="358.132724">
                <text:p>358.132724</text:p>
              </table:table-cell>
              <table:table-cell office:value-type="float" office:value="361.650886">
                <text:p>361.650886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2777.195338">
                <text:p>2777.195338</text:p>
              </table:table-cell>
              <table:table-cell office:value-type="float" office:value="5154.129767">
                <text:p>5154.129767</text:p>
              </table:table-cell>
              <table:table-cell office:value-type="float" office:value="5089.660503">
                <text:p>5089.660503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14.626836">
                <text:p>114.626836</text:p>
              </table:table-cell>
              <table:table-cell office:value-type="float" office:value="332.445776">
                <text:p>332.445776</text:p>
              </table:table-cell>
              <table:table-cell office:value-type="float" office:value="333.25217">
                <text:p>333.25217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17.093755">
                <text:p>117.093755</text:p>
              </table:table-cell>
              <table:table-cell office:value-type="float" office:value="327.802734">
                <text:p>327.802734</text:p>
              </table:table-cell>
              <table:table-cell office:value-type="float" office:value="328.484047">
                <text:p>328.484047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485.346539">
                <text:p>485.346539</text:p>
              </table:table-cell>
              <table:table-cell office:value-type="float" office:value="67339.709102">
                <text:p>67339.709102</text:p>
              </table:table-cell>
              <table:table-cell office:value-type="float" office:value="30509.220863">
                <text:p>30509.220863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108.238383">
                <text:p>108.238383</text:p>
              </table:table-cell>
              <table:table-cell office:value-type="float" office:value="446.401609">
                <text:p>446.401609</text:p>
              </table:table-cell>
              <table:table-cell office:value-type="float" office:value="445.503254">
                <text:p>445.503254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105.008808">
                <text:p>105.008808</text:p>
              </table:table-cell>
              <table:table-cell office:value-type="float" office:value="435.584924">
                <text:p>435.584924</text:p>
              </table:table-cell>
              <table:table-cell office:value-type="float" office:value="435.612216">
                <text:p>435.6122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044cm" svg:y="0.316cm" chart:style-name="ch2">
          <text:p>Distance</text:p>
        </chart:title>
        <chart:legend chart:legend-position="end" svg:x="13.128cm" svg:y="3.703cm" style:legend-expansion="high" chart:style-name="ch3"/>
        <chart:plot-area chart:style-name="ch4" chart:data-source-has-labels="both" svg:x="0.32cm" svg:y="1.275cm" svg:width="12.488cm" svg:height="7.545cm">
          <chartooo:coordinate-region svg:x="2.284cm" svg:y="1.275cm" svg:width="10.524cm" svg:height="2.515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bar">
            <chart:data-point chart:repeated="11"/>
          </chart:series>
          <chart:series chart:style-name="ch9" chart:values-cell-range-address="local-table.$C$2:.$C$12" chart:label-cell-address="local-table.$C$1" chart:class="chart:bar">
            <chart:data-point chart:repeated="11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Mod1</text:p>
              </table:table-cell>
              <table:table-cell office:value-type="string">
                <text:p>Mod1 + Mod2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</table:table-cell>
              <table:table-cell office:value-type="float" office:value="11.78398">
                <text:p>11.78398</text:p>
              </table:table-cell>
              <table:table-cell office:value-type="float" office:value="11.813434">
                <text:p>11.813434</text:p>
              </table:table-cell>
              <table:table-cell office:value-type="float" office:value="11.813434">
                <text:p>11.813434</text:p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0.741923">
                <text:p>10.741923</text:p>
              </table:table-cell>
              <table:table-cell office:value-type="float" office:value="10.012903">
                <text:p>10.012903</text:p>
              </table:table-cell>
              <table:table-cell office:value-type="float" office:value="10.012903">
                <text:p>10.012903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692.088033">
                <text:p>1692.088033</text:p>
              </table:table-cell>
              <table:table-cell office:value-type="float" office:value="1795.479279">
                <text:p>1795.479279</text:p>
              </table:table-cell>
              <table:table-cell office:value-type="float" office:value="1781.845362">
                <text:p>1781.845362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7.839153">
                <text:p>17.839153</text:p>
              </table:table-cell>
              <table:table-cell office:value-type="float" office:value="17.472957">
                <text:p>17.472957</text:p>
              </table:table-cell>
              <table:table-cell office:value-type="float" office:value="17.767278">
                <text:p>17.767278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6.91868">
                <text:p>16.91868</text:p>
              </table:table-cell>
              <table:table-cell office:value-type="float" office:value="16.870974">
                <text:p>16.870974</text:p>
              </table:table-cell>
              <table:table-cell office:value-type="float" office:value="16.912888">
                <text:p>16.912888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1719.382652">
                <text:p>1719.382652</text:p>
              </table:table-cell>
              <table:table-cell office:value-type="float" office:value="1720.745437">
                <text:p>1720.745437</text:p>
              </table:table-cell>
              <table:table-cell office:value-type="float" office:value="1818.305046">
                <text:p>1818.305046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7.745962">
                <text:p>17.745962</text:p>
              </table:table-cell>
              <table:table-cell office:value-type="float" office:value="17.654541">
                <text:p>17.654541</text:p>
              </table:table-cell>
              <table:table-cell office:value-type="float" office:value="17.667351">
                <text:p>17.667351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6.951009">
                <text:p>16.951009</text:p>
              </table:table-cell>
              <table:table-cell office:value-type="float" office:value="16.814722">
                <text:p>16.814722</text:p>
              </table:table-cell>
              <table:table-cell office:value-type="float" office:value="16.883112">
                <text:p>16.883112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48.397636">
                <text:p>48.397636</text:p>
              </table:table-cell>
              <table:table-cell office:value-type="float" office:value="304.427819">
                <text:p>304.427819</text:p>
              </table:table-cell>
              <table:table-cell office:value-type="float" office:value="3162.974024">
                <text:p>3162.974024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6.004405">
                <text:p>6.004405</text:p>
              </table:table-cell>
              <table:table-cell office:value-type="float" office:value="35.437706">
                <text:p>35.437706</text:p>
              </table:table-cell>
              <table:table-cell office:value-type="float" office:value="34.409036">
                <text:p>34.409036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5.991417">
                <text:p>5.991417</text:p>
              </table:table-cell>
              <table:table-cell office:value-type="float" office:value="35.336271">
                <text:p>35.336271</text:p>
              </table:table-cell>
              <table:table-cell office:value-type="float" office:value="34.473542">
                <text:p>34.47354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04cm" svg:height="9.171cm" xlink:href=".." xlink:type="simple" chart:class="chart:bar" chart:style-name="ch1">
        <chart:title svg:x="6.878cm" svg:y="0.319cm" chart:style-name="ch2">
          <text:p>No Collision</text:p>
        </chart:title>
        <chart:legend chart:legend-position="end" svg:x="13.432cm" svg:y="3.539cm" style:legend-expansion="high" chart:style-name="ch3"/>
        <chart:plot-area chart:style-name="ch4" table:cell-range-address="'ConvexMesh Compare'.A2:'ConvexMesh Compare'.E13" chart:data-source-has-labels="both" svg:x="0.326cm" svg:y="1.281cm" svg:width="12.78cm" svg:height="7.707cm">
          <chartooo:coordinate-region svg:x="2.303cm" svg:y="1.481cm" svg:width="10.803cm" svg:height="2.569cm"/>
          <chart:axis chart:dimension="x" chart:name="primary-x" chart:style-name="ch5" chartooo:axis-type="auto">
            <chartooo:date-scale/>
            <chart:categories table:cell-range-address="'ConvexMesh Compare'.A3:'ConvexMesh Compare'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vexMesh Compare'.B3:'ConvexMesh Compare'.B13" chart:label-cell-address="'ConvexMesh Compare'.B2:'ConvexMesh Compare'.B2" chart:class="chart:bar">
            <chart:data-point chart:repeated="11"/>
          </chart:series>
          <chart:series chart:style-name="ch9" chart:values-cell-range-address="'ConvexMesh Compare'.C3:'ConvexMesh Compare'.C13" chart:label-cell-address="'ConvexMesh Compare'.C2:'ConvexMesh Compare'.C2" chart:class="chart:bar">
            <chart:data-point chart:repeated="11"/>
          </chart:series>
          <chart:series chart:style-name="ch10" chart:values-cell-range-address="'ConvexMesh Compare'.D3:'ConvexMesh Compare'.D13" chart:label-cell-address="'ConvexMesh Compare'.D2:'ConvexMesh Compare'.D2" chart:class="chart:bar">
            <chart:data-point chart:repeated="11"/>
          </chart:series>
          <chart:series chart:style-name="ch11" chart:values-cell-range-address="'ConvexMesh Compare'.E3:'ConvexMesh Compare'.E13" chart:label-cell-address="'ConvexMesh Compare'.E2:'ConvexMesh Compare'.E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onvexMesh Compare'.B2:'ConvexMesh Compare'.B2</svg:desc>
                </draw:g>
              </table:table-cell>
              <table:table-cell office:value-type="string">
                <text:p>Mod1</text:p>
                <draw:g>
                  <svg:desc>'ConvexMesh Compare'.C2:'ConvexMesh Compare'.C2</svg:desc>
                </draw:g>
              </table:table-cell>
              <table:table-cell office:value-type="string">
                <text:p>Mod1 + Mod2</text:p>
                <draw:g>
                  <svg:desc>'ConvexMesh Compare'.D2:'ConvexMesh Compare'.D2</svg:desc>
                </draw:g>
              </table:table-cell>
              <table:table-cell office:value-type="string">
                <text:p>M1+M2+M3</text:p>
                <draw:g>
                  <svg:desc>'ConvexMesh Compare'.E2:'ConvexMesh Compare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Mesh Compare'.A3:'ConvexMesh Compare'.A13</svg:desc>
                </draw:g>
              </table:table-cell>
              <table:table-cell office:value-type="float" office:value="31465.736959">
                <text:p>31465.736959</text:p>
                <draw:g>
                  <svg:desc>'ConvexMesh Compare'.B3:'ConvexMesh Compare'.B13</svg:desc>
                </draw:g>
              </table:table-cell>
              <table:table-cell office:value-type="float" office:value="30131.448141">
                <text:p>30131.448141</text:p>
                <draw:g>
                  <svg:desc>'ConvexMesh Compare'.C3:'ConvexMesh Compare'.C13</svg:desc>
                </draw:g>
              </table:table-cell>
              <table:table-cell office:value-type="float" office:value="30891.198727">
                <text:p>30891.198727</text:p>
                <draw:g>
                  <svg:desc>'ConvexMesh Compare'.D3:'ConvexMesh Compare'.D13</svg:desc>
                </draw:g>
              </table:table-cell>
              <table:table-cell office:value-type="float" office:value="30028.905524">
                <text:p>30028.905524</text:p>
                <draw:g>
                  <svg:desc>'ConvexMesh Compare'.E3:'ConvexMesh Compare'.E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38958.55978">
                <text:p>38958.55978</text:p>
              </table:table-cell>
              <table:table-cell office:value-type="float" office:value="29008.483647">
                <text:p>29008.483647</text:p>
              </table:table-cell>
              <table:table-cell office:value-type="float" office:value="30859.28957">
                <text:p>30859.28957</text:p>
              </table:table-cell>
              <table:table-cell office:value-type="float" office:value="30530.036855">
                <text:p>30530.036855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6459.752191">
                <text:p>6459.752191</text:p>
              </table:table-cell>
              <table:table-cell office:value-type="float" office:value="13706.741524">
                <text:p>13706.741524</text:p>
              </table:table-cell>
              <table:table-cell office:value-type="float" office:value="13757.763076">
                <text:p>13757.763076</text:p>
              </table:table-cell>
              <table:table-cell office:value-type="float" office:value="13199.120279">
                <text:p>13199.120279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6798.470888">
                <text:p>6798.470888</text:p>
              </table:table-cell>
              <table:table-cell office:value-type="float" office:value="13731.34403">
                <text:p>13731.34403</text:p>
              </table:table-cell>
              <table:table-cell office:value-type="float" office:value="13772.256242">
                <text:p>13772.256242</text:p>
              </table:table-cell>
              <table:table-cell office:value-type="float" office:value="13269.522324">
                <text:p>13269.522324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6740.602084">
                <text:p>6740.602084</text:p>
              </table:table-cell>
              <table:table-cell office:value-type="float" office:value="13748.256635">
                <text:p>13748.256635</text:p>
              </table:table-cell>
              <table:table-cell office:value-type="float" office:value="13752.677216">
                <text:p>13752.677216</text:p>
              </table:table-cell>
              <table:table-cell office:value-type="float" office:value="13267.837098">
                <text:p>13267.837098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6143.045734">
                <text:p>6143.045734</text:p>
              </table:table-cell>
              <table:table-cell office:value-type="float" office:value="11175.85445">
                <text:p>11175.85445</text:p>
              </table:table-cell>
              <table:table-cell office:value-type="float" office:value="11349.928616">
                <text:p>11349.928616</text:p>
              </table:table-cell>
              <table:table-cell office:value-type="float" office:value="11083.47545">
                <text:p>11083.47545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6189.355917">
                <text:p>6189.355917</text:p>
              </table:table-cell>
              <table:table-cell office:value-type="float" office:value="10405.900462">
                <text:p>10405.900462</text:p>
              </table:table-cell>
              <table:table-cell office:value-type="float" office:value="11366.7254">
                <text:p>11366.7254</text:p>
              </table:table-cell>
              <table:table-cell office:value-type="float" office:value="11188.65896">
                <text:p>11188.65896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6236.505761">
                <text:p>6236.505761</text:p>
              </table:table-cell>
              <table:table-cell office:value-type="float" office:value="10553.364841">
                <text:p>10553.364841</text:p>
              </table:table-cell>
              <table:table-cell office:value-type="float" office:value="11354.825922">
                <text:p>11354.825922</text:p>
              </table:table-cell>
              <table:table-cell office:value-type="float" office:value="11140.221997">
                <text:p>11140.221997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1258.408053">
                <text:p>1258.408053</text:p>
              </table:table-cell>
              <table:table-cell office:value-type="float" office:value="24661.307764">
                <text:p>24661.307764</text:p>
              </table:table-cell>
              <table:table-cell office:value-type="float" office:value="24069.841437">
                <text:p>24069.841437</text:p>
              </table:table-cell>
              <table:table-cell office:value-type="float" office:value="21316.825584">
                <text:p>21316.825584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1199.938851">
                <text:p>1199.938851</text:p>
              </table:table-cell>
              <table:table-cell office:value-type="float" office:value="23353.033719">
                <text:p>23353.033719</text:p>
              </table:table-cell>
              <table:table-cell office:value-type="float" office:value="27058.809427">
                <text:p>27058.809427</text:p>
              </table:table-cell>
              <table:table-cell office:value-type="float" office:value="23097.050735">
                <text:p>23097.050735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1115.441005">
                <text:p>1115.441005</text:p>
              </table:table-cell>
              <table:table-cell office:value-type="float" office:value="24973.506232">
                <text:p>24973.506232</text:p>
              </table:table-cell>
              <table:table-cell office:value-type="float" office:value="27129.353081">
                <text:p>27129.353081</text:p>
              </table:table-cell>
              <table:table-cell office:value-type="float" office:value="23165.889895">
                <text:p>23165.88989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94cm" svg:height="9.278cm" xlink:href=".." xlink:type="simple" chart:class="chart:bar" chart:style-name="ch1">
        <chart:title svg:x="6.166cm" svg:y="0.321cm" chart:style-name="ch2">
          <text:p>Contact Check Only</text:p>
        </chart:title>
        <chart:legend chart:legend-position="end" svg:x="13.622cm" svg:y="3.593cm" style:legend-expansion="high" chart:style-name="ch3"/>
        <chart:plot-area chart:style-name="ch4" table:cell-range-address="'ConvexMesh Compare'.G2:'ConvexMesh Compare'.K13" chart:data-source-has-labels="both" svg:x="0.329cm" svg:y="1.285cm" svg:width="12.964cm" svg:height="7.808cm">
          <chartooo:coordinate-region svg:x="2.288cm" svg:y="1.285cm" svg:width="11.005cm" svg:height="2.602cm"/>
          <chart:axis chart:dimension="x" chart:name="primary-x" chart:style-name="ch5" chartooo:axis-type="auto">
            <chartooo:date-scale/>
            <chart:categories table:cell-range-address="'ConvexMesh Compare'.G3:'ConvexMesh Compare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vexMesh Compare'.H3:'ConvexMesh Compare'.H13" chart:label-cell-address="'ConvexMesh Compare'.H2:'ConvexMesh Compare'.H2" chart:class="chart:bar">
            <chart:data-point chart:repeated="11"/>
          </chart:series>
          <chart:series chart:style-name="ch9" chart:values-cell-range-address="'ConvexMesh Compare'.I3:'ConvexMesh Compare'.I13" chart:label-cell-address="'ConvexMesh Compare'.I2:'ConvexMesh Compare'.I2" chart:class="chart:bar">
            <chart:data-point chart:repeated="11"/>
          </chart:series>
          <chart:series chart:style-name="ch10" chart:values-cell-range-address="'ConvexMesh Compare'.J3:'ConvexMesh Compare'.J13" chart:label-cell-address="'ConvexMesh Compare'.J2:'ConvexMesh Compare'.J2" chart:class="chart:bar">
            <chart:data-point chart:repeated="11"/>
          </chart:series>
          <chart:series chart:style-name="ch11" chart:values-cell-range-address="'ConvexMesh Compare'.K3:'ConvexMesh Compare'.K13" chart:label-cell-address="'ConvexMesh Compare'.K2:'ConvexMesh Compare'.K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onvexMesh Compare'.H2:'ConvexMesh Compare'.H2</svg:desc>
                </draw:g>
              </table:table-cell>
              <table:table-cell office:value-type="string">
                <text:p>Mod1</text:p>
                <draw:g>
                  <svg:desc>'ConvexMesh Compare'.I2:'ConvexMesh Compare'.I2</svg:desc>
                </draw:g>
              </table:table-cell>
              <table:table-cell office:value-type="string">
                <text:p>Mod1 + Mod2</text:p>
                <draw:g>
                  <svg:desc>'ConvexMesh Compare'.J2:'ConvexMesh Compare'.J2</svg:desc>
                </draw:g>
              </table:table-cell>
              <table:table-cell office:value-type="string">
                <text:p>M1+M2+M3</text:p>
                <draw:g>
                  <svg:desc>'ConvexMesh Compare'.K2:'ConvexMesh Compare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Mesh Compare'.G3:'ConvexMesh Compare'.G13</svg:desc>
                </draw:g>
              </table:table-cell>
              <table:table-cell office:value-type="float" office:value="17183.045832">
                <text:p>17183.045832</text:p>
                <draw:g>
                  <svg:desc>'ConvexMesh Compare'.H3:'ConvexMesh Compare'.H13</svg:desc>
                </draw:g>
              </table:table-cell>
              <table:table-cell office:value-type="float" office:value="19269.697726">
                <text:p>19269.697726</text:p>
                <draw:g>
                  <svg:desc>'ConvexMesh Compare'.I3:'ConvexMesh Compare'.I13</svg:desc>
                </draw:g>
              </table:table-cell>
              <table:table-cell office:value-type="float" office:value="21113.698618">
                <text:p>21113.698618</text:p>
                <draw:g>
                  <svg:desc>'ConvexMesh Compare'.J3:'ConvexMesh Compare'.J13</svg:desc>
                </draw:g>
              </table:table-cell>
              <table:table-cell office:value-type="float" office:value="20527.326069">
                <text:p>20527.326069</text:p>
                <draw:g>
                  <svg:desc>'ConvexMesh Compare'.K3:'ConvexMesh Compare'.K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20387.276708">
                <text:p>20387.276708</text:p>
              </table:table-cell>
              <table:table-cell office:value-type="float" office:value="733.755779">
                <text:p>733.755779</text:p>
              </table:table-cell>
              <table:table-cell office:value-type="float" office:value="744.31658">
                <text:p>744.31658</text:p>
              </table:table-cell>
              <table:table-cell office:value-type="float" office:value="742.260532">
                <text:p>742.260532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3145.925026">
                <text:p>13145.925026</text:p>
              </table:table-cell>
              <table:table-cell office:value-type="float" office:value="39827.933767">
                <text:p>39827.933767</text:p>
              </table:table-cell>
              <table:table-cell office:value-type="float" office:value="45281.28075">
                <text:p>45281.28075</text:p>
              </table:table-cell>
              <table:table-cell office:value-type="float" office:value="41979.076705">
                <text:p>41979.076705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3797.199186">
                <text:p>3797.199186</text:p>
              </table:table-cell>
              <table:table-cell office:value-type="float" office:value="10490.066867">
                <text:p>10490.066867</text:p>
              </table:table-cell>
              <table:table-cell office:value-type="float" office:value="11137.515686">
                <text:p>11137.515686</text:p>
              </table:table-cell>
              <table:table-cell office:value-type="float" office:value="10827.911771">
                <text:p>10827.911771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3785.20477">
                <text:p>3785.20477</text:p>
              </table:table-cell>
              <table:table-cell office:value-type="float" office:value="10388.322022">
                <text:p>10388.322022</text:p>
              </table:table-cell>
              <table:table-cell office:value-type="float" office:value="11099.50362">
                <text:p>11099.50362</text:p>
              </table:table-cell>
              <table:table-cell office:value-type="float" office:value="10826.960539">
                <text:p>10826.960539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11747.747663">
                <text:p>11747.747663</text:p>
              </table:table-cell>
              <table:table-cell office:value-type="float" office:value="26574.508398">
                <text:p>26574.508398</text:p>
              </table:table-cell>
              <table:table-cell office:value-type="float" office:value="29657.772439">
                <text:p>29657.772439</text:p>
              </table:table-cell>
              <table:table-cell office:value-type="float" office:value="29271.835003">
                <text:p>29271.835003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3639.585">
                <text:p>3639.585</text:p>
              </table:table-cell>
              <table:table-cell office:value-type="float" office:value="8962.159522">
                <text:p>8962.159522</text:p>
              </table:table-cell>
              <table:table-cell office:value-type="float" office:value="9440.296614">
                <text:p>9440.296614</text:p>
              </table:table-cell>
              <table:table-cell office:value-type="float" office:value="9332.897549">
                <text:p>9332.897549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3627.766489">
                <text:p>3627.766489</text:p>
              </table:table-cell>
              <table:table-cell office:value-type="float" office:value="8670.428465">
                <text:p>8670.428465</text:p>
              </table:table-cell>
              <table:table-cell office:value-type="float" office:value="9426.410731">
                <text:p>9426.410731</text:p>
              </table:table-cell>
              <table:table-cell office:value-type="float" office:value="9257.433231">
                <text:p>9257.433231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2375.974149">
                <text:p>2375.974149</text:p>
              </table:table-cell>
              <table:table-cell office:value-type="float" office:value="92443.142845">
                <text:p>92443.142845</text:p>
              </table:table-cell>
              <table:table-cell office:value-type="float" office:value="50352.794336">
                <text:p>50352.794336</text:p>
              </table:table-cell>
              <table:table-cell office:value-type="float" office:value="37701.996932">
                <text:p>37701.996932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1065.409654">
                <text:p>1065.409654</text:p>
              </table:table-cell>
              <table:table-cell office:value-type="float" office:value="8621.728053">
                <text:p>8621.728053</text:p>
              </table:table-cell>
              <table:table-cell office:value-type="float" office:value="9178.128849">
                <text:p>9178.128849</text:p>
              </table:table-cell>
              <table:table-cell office:value-type="float" office:value="8472.415446">
                <text:p>8472.415446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1258.59146">
                <text:p>1258.59146</text:p>
              </table:table-cell>
              <table:table-cell office:value-type="float" office:value="9185.943691">
                <text:p>9185.943691</text:p>
              </table:table-cell>
              <table:table-cell office:value-type="float" office:value="9157.322237">
                <text:p>9157.322237</text:p>
              </table:table-cell>
              <table:table-cell office:value-type="float" office:value="8510.342283">
                <text:p>8510.34228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15cm" svg:height="9.459cm" xlink:href=".." xlink:type="simple" chart:class="chart:bar" chart:style-name="ch1">
        <chart:title svg:x="7.451cm" svg:y="0.325cm" chart:style-name="ch2">
          <text:p>Distance</text:p>
        </chart:title>
        <chart:legend chart:legend-position="end" svg:x="13.943cm" svg:y="3.683cm" style:legend-expansion="high" chart:style-name="ch3"/>
        <chart:plot-area chart:style-name="ch4" table:cell-range-address="'ConvexMesh Compare'.M2:'ConvexMesh Compare'.Q13" chart:data-source-has-labels="both" svg:x="0.336cm" svg:y="1.293cm" svg:width="13.271cm" svg:height="7.977cm">
          <chartooo:coordinate-region svg:x="2.257cm" svg:y="1.293cm" svg:width="11.35cm" svg:height="2.682cm"/>
          <chart:axis chart:dimension="x" chart:name="primary-x" chart:style-name="ch5" chartooo:axis-type="auto">
            <chartooo:date-scale/>
            <chart:categories table:cell-range-address="'ConvexMesh Compare'.M3:'ConvexMesh Compare'.M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vexMesh Compare'.N3:'ConvexMesh Compare'.N13" chart:label-cell-address="'ConvexMesh Compare'.N2:'ConvexMesh Compare'.N2" chart:class="chart:bar">
            <chart:data-point chart:repeated="11"/>
          </chart:series>
          <chart:series chart:style-name="ch9" chart:values-cell-range-address="'ConvexMesh Compare'.O3:'ConvexMesh Compare'.O13" chart:label-cell-address="'ConvexMesh Compare'.O2:'ConvexMesh Compare'.O2" chart:class="chart:bar">
            <chart:data-point chart:repeated="11"/>
          </chart:series>
          <chart:series chart:style-name="ch10" chart:values-cell-range-address="'ConvexMesh Compare'.P3:'ConvexMesh Compare'.P13" chart:label-cell-address="'ConvexMesh Compare'.P2:'ConvexMesh Compare'.P2" chart:class="chart:bar">
            <chart:data-point chart:repeated="11"/>
          </chart:series>
          <chart:series chart:style-name="ch11" chart:values-cell-range-address="'ConvexMesh Compare'.Q3:'ConvexMesh Compare'.Q13" chart:label-cell-address="'ConvexMesh Compare'.Q2:'ConvexMesh Compare'.Q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onvexMesh Compare'.N2:'ConvexMesh Compare'.N2</svg:desc>
                </draw:g>
              </table:table-cell>
              <table:table-cell office:value-type="string">
                <text:p>Mod1</text:p>
                <draw:g>
                  <svg:desc>'ConvexMesh Compare'.O2:'ConvexMesh Compare'.O2</svg:desc>
                </draw:g>
              </table:table-cell>
              <table:table-cell office:value-type="string">
                <text:p>Mod1 + Mod2</text:p>
                <draw:g>
                  <svg:desc>'ConvexMesh Compare'.P2:'ConvexMesh Compare'.P2</svg:desc>
                </draw:g>
              </table:table-cell>
              <table:table-cell office:value-type="string">
                <text:p>M1+M2+M3</text:p>
                <draw:g>
                  <svg:desc>'ConvexMesh Compare'.Q2:'ConvexMesh Compare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Mesh Compare'.M3:'ConvexMesh Compare'.M13</svg:desc>
                </draw:g>
              </table:table-cell>
              <table:table-cell office:value-type="float" office:value="11.711119">
                <text:p>11.711119</text:p>
                <draw:g>
                  <svg:desc>'ConvexMesh Compare'.N3:'ConvexMesh Compare'.N13</svg:desc>
                </draw:g>
              </table:table-cell>
              <table:table-cell office:value-type="float" office:value="11.765009">
                <text:p>11.765009</text:p>
                <draw:g>
                  <svg:desc>'ConvexMesh Compare'.O3:'ConvexMesh Compare'.O13</svg:desc>
                </draw:g>
              </table:table-cell>
              <table:table-cell office:value-type="float" office:value="11.765009">
                <text:p>11.765009</text:p>
                <draw:g>
                  <svg:desc>'ConvexMesh Compare'.P3:'ConvexMesh Compare'.P13</svg:desc>
                </draw:g>
              </table:table-cell>
              <table:table-cell office:value-type="float" office:value="11.765009">
                <text:p>11.765009</text:p>
                <draw:g>
                  <svg:desc>'ConvexMesh Compare'.Q3:'ConvexMesh Compare'.Q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0.742778">
                <text:p>10.742778</text:p>
              </table:table-cell>
              <table:table-cell office:value-type="float" office:value="9.988542">
                <text:p>9.988542</text:p>
              </table:table-cell>
              <table:table-cell office:value-type="float" office:value="9.988542">
                <text:p>9.988542</text:p>
              </table:table-cell>
              <table:table-cell office:value-type="float" office:value="9.988542">
                <text:p>9.988542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34688.497294">
                <text:p>34688.497294</text:p>
              </table:table-cell>
              <table:table-cell office:value-type="float" office:value="49188.880283">
                <text:p>49188.880283</text:p>
              </table:table-cell>
              <table:table-cell office:value-type="float" office:value="48842.920971">
                <text:p>48842.920971</text:p>
              </table:table-cell>
              <table:table-cell office:value-type="float" office:value="45346.153719">
                <text:p>45346.153719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295.00532">
                <text:p>1295.00532</text:p>
              </table:table-cell>
              <table:table-cell office:value-type="float" office:value="1320.188172">
                <text:p>1320.188172</text:p>
              </table:table-cell>
              <table:table-cell office:value-type="float" office:value="1310.887118">
                <text:p>1310.887118</text:p>
              </table:table-cell>
              <table:table-cell office:value-type="float" office:value="1311.558345">
                <text:p>1311.558345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064.152542">
                <text:p>1064.152542</text:p>
              </table:table-cell>
              <table:table-cell office:value-type="float" office:value="1294.31282">
                <text:p>1294.31282</text:p>
              </table:table-cell>
              <table:table-cell office:value-type="float" office:value="1292.73845">
                <text:p>1292.73845</text:p>
              </table:table-cell>
              <table:table-cell office:value-type="float" office:value="1292.950575">
                <text:p>1292.950575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30301.652955">
                <text:p>30301.652955</text:p>
              </table:table-cell>
              <table:table-cell office:value-type="float" office:value="32945.475041">
                <text:p>32945.475041</text:p>
              </table:table-cell>
              <table:table-cell office:value-type="float" office:value="36252.530925">
                <text:p>36252.530925</text:p>
              </table:table-cell>
              <table:table-cell office:value-type="float" office:value="36360.854428">
                <text:p>36360.854428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271.882581">
                <text:p>1271.882581</text:p>
              </table:table-cell>
              <table:table-cell office:value-type="float" office:value="1281.650093">
                <text:p>1281.650093</text:p>
              </table:table-cell>
              <table:table-cell office:value-type="float" office:value="1291.731865">
                <text:p>1291.731865</text:p>
              </table:table-cell>
              <table:table-cell office:value-type="float" office:value="1295.670824">
                <text:p>1295.670824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063.999122">
                <text:p>1063.999122</text:p>
              </table:table-cell>
              <table:table-cell office:value-type="float" office:value="1269.656903">
                <text:p>1269.656903</text:p>
              </table:table-cell>
              <table:table-cell office:value-type="float" office:value="1261.066325">
                <text:p>1261.066325</text:p>
              </table:table-cell>
              <table:table-cell office:value-type="float" office:value="1277.315641">
                <text:p>1277.315641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1282.699868">
                <text:p>1282.699868</text:p>
              </table:table-cell>
              <table:table-cell office:value-type="float" office:value="7309.119725">
                <text:p>7309.119725</text:p>
              </table:table-cell>
              <table:table-cell office:value-type="float" office:value="81360.166242">
                <text:p>81360.166242</text:p>
              </table:table-cell>
              <table:table-cell office:value-type="float" office:value="43191.465781">
                <text:p>43191.465781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205.163236">
                <text:p>205.163236</text:p>
              </table:table-cell>
              <table:table-cell office:value-type="float" office:value="929.17941">
                <text:p>929.17941</text:p>
              </table:table-cell>
              <table:table-cell office:value-type="float" office:value="911.19051">
                <text:p>911.19051</text:p>
              </table:table-cell>
              <table:table-cell office:value-type="float" office:value="855.775083">
                <text:p>855.775083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205.229923">
                <text:p>205.229923</text:p>
              </table:table-cell>
              <table:table-cell office:value-type="float" office:value="916.830786">
                <text:p>916.830786</text:p>
              </table:table-cell>
              <table:table-cell office:value-type="float" office:value="900.39417">
                <text:p>900.39417</text:p>
              </table:table-cell>
              <table:table-cell office:value-type="float" office:value="835.585494">
                <text:p>835.58549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CONVEX_MESH_4(SetTransform)'.A3:'CONVEX_MESH_4(SetTransform)'.B13" chart:data-source-has-labels="column" svg:x="0.32cm" svg:y="0.18cm" svg:width="13.097cm" svg:height="8.64cm">
          <chartooo:coordinate-region svg:x="2.281cm" svg:y="0.379cm" svg:width="11.136cm" svg:height="3.345cm"/>
          <chart:axis chart:dimension="x" chart:name="primary-x" chart:style-name="ch4" chartooo:axis-type="auto">
            <chartooo:date-scale/>
            <chart:categories table:cell-range-address="'CONVEX_MESH_4(SetTransform)'.A3:'CONVEX_MESH_4(SetTransform)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EX_MESH_4(SetTransform)'.B3:'CONVEX_MESH_4(SetTransform)'.B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_MESH_4(SetTransform)'.A3:'CONVEX_MESH_4(SetTransform)'.A13</svg:desc>
                </draw:g>
              </table:table-cell>
              <table:table-cell office:value-type="float" office:value="30028.905524">
                <text:p>30028.905524</text:p>
                <draw:g>
                  <svg:desc>'CONVEX_MESH_4(SetTransform)'.B3:'CONVEX_MESH_4(SetTransform)'.B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30530.036855">
                <text:p>30530.036855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3199.120279">
                <text:p>13199.120279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3269.522324">
                <text:p>13269.522324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3267.837098">
                <text:p>13267.837098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11083.47545">
                <text:p>11083.47545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1188.65896">
                <text:p>11188.65896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1140.221997">
                <text:p>11140.221997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21316.825584">
                <text:p>21316.825584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23097.050735">
                <text:p>23097.050735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23165.889895">
                <text:p>23165.88989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46cm" svg:height="9.251cm" xlink:href=".." xlink:type="simple" chart:class="chart:bar" chart:style-name="ch1">
        <chart:legend chart:legend-position="end" svg:x="14.183cm" svg:y="4.326cm" style:legend-expansion="high" chart:style-name="ch2"/>
        <chart:plot-area chart:style-name="ch3" table:cell-range-address="'CONVEX_MESH_4(SetTransform)'.G3:'CONVEX_MESH_4(SetTransform)'.H13" chart:data-source-has-labels="column" svg:x="0.328cm" svg:y="0.185cm" svg:width="13.527cm" svg:height="8.881cm">
          <chartooo:coordinate-region svg:x="2.258cm" svg:y="0.185cm" svg:width="11.597cm" svg:height="3.586cm"/>
          <chart:axis chart:dimension="x" chart:name="primary-x" chart:style-name="ch4" chartooo:axis-type="auto">
            <chartooo:date-scale/>
            <chart:categories table:cell-range-address="'CONVEX_MESH_4(SetTransform)'.G3:'CONVEX_MESH_4(SetTransform)'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EX_MESH_4(SetTransform)'.H3:'CONVEX_MESH_4(SetTransform)'.H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_MESH_4(SetTransform)'.G3:'CONVEX_MESH_4(SetTransform)'.G13</svg:desc>
                </draw:g>
              </table:table-cell>
              <table:table-cell office:value-type="float" office:value="20527.326069">
                <text:p>20527.326069</text:p>
                <draw:g>
                  <svg:desc>'CONVEX_MESH_4(SetTransform)'.H3:'CONVEX_MESH_4(SetTransform)'.H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742.260532">
                <text:p>742.260532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41979.076705">
                <text:p>41979.076705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0827.911771">
                <text:p>10827.911771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0826.960539">
                <text:p>10826.960539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29271.835003">
                <text:p>29271.835003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9332.897549">
                <text:p>9332.897549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9257.433231">
                <text:p>9257.433231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37701.996932">
                <text:p>37701.996932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8472.415446">
                <text:p>8472.415446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8510.342283">
                <text:p>8510.34228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92cm" svg:height="9.277cm" xlink:href=".." xlink:type="simple" chart:class="chart:bar" chart:style-name="ch1">
        <chart:legend chart:legend-position="end" svg:x="14.229cm" svg:y="4.339cm" style:legend-expansion="high" chart:style-name="ch2"/>
        <chart:plot-area chart:style-name="ch3" table:cell-range-address="'CONVEX_MESH_4(SetTransform)'.M3:'CONVEX_MESH_4(SetTransform)'.N13" chart:data-source-has-labels="column" svg:x="0.329cm" svg:y="0.185cm" svg:width="13.571cm" svg:height="8.907cm">
          <chartooo:coordinate-region svg:x="2.235cm" svg:y="0.185cm" svg:width="11.665cm" svg:height="3.612cm"/>
          <chart:axis chart:dimension="x" chart:name="primary-x" chart:style-name="ch4" chartooo:axis-type="auto">
            <chartooo:date-scale/>
            <chart:categories table:cell-range-address="'CONVEX_MESH_4(SetTransform)'.M3:'CONVEX_MESH_4(SetTransform)'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EX_MESH_4(SetTransform)'.N3:'CONVEX_MESH_4(SetTransform)'.N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_MESH_4(SetTransform)'.M3:'CONVEX_MESH_4(SetTransform)'.M13</svg:desc>
                </draw:g>
              </table:table-cell>
              <table:table-cell office:value-type="float" office:value="11.765009">
                <text:p>11.765009</text:p>
                <draw:g>
                  <svg:desc>'CONVEX_MESH_4(SetTransform)'.N3:'CONVEX_MESH_4(SetTransform)'.N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9.988542">
                <text:p>9.988542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45346.153719">
                <text:p>45346.153719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311.558345">
                <text:p>1311.558345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292.950575">
                <text:p>1292.950575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36360.854428">
                <text:p>36360.854428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295.670824">
                <text:p>1295.670824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277.315641">
                <text:p>1277.315641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43191.465781">
                <text:p>43191.465781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855.775083">
                <text:p>855.775083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835.585494">
                <text:p>835.58549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4.201cm" style:legend-expansion="high" chart:style-name="ch2"/>
        <chart:plot-area chart:style-name="ch3" table:cell-range-address="MESH.K3:MESH.L13" chart:data-source-has-labels="column" svg:x="0.32cm" svg:y="0.18cm" svg:width="13.15cm" svg:height="8.64cm">
          <chartooo:coordinate-region svg:x="2.248cm" svg:y="0.18cm" svg:width="11.222cm" svg:height="3.345cm"/>
          <chart:axis chart:dimension="x" chart:name="primary-x" chart:style-name="ch4" chartooo:axis-type="auto">
            <chartooo:date-scale/>
            <chart:categories table:cell-range-address="MESH.K3:MESH.K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SH.L3:MESH.L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MESH.K3:MESH.K13</svg:desc>
                </draw:g>
              </table:table-cell>
              <table:table-cell office:value-type="float" office:value="11.78398">
                <text:p>11.78398</text:p>
                <draw:g>
                  <svg:desc>MESH.L3:MESH.L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0.741923">
                <text:p>10.741923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692.088033">
                <text:p>1692.088033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7.839153">
                <text:p>17.839153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6.91868">
                <text:p>16.91868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1719.382652">
                <text:p>1719.382652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7.745962">
                <text:p>17.745962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6.951009">
                <text:p>16.951009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48.397636">
                <text:p>48.397636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6.004405">
                <text:p>6.004405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5.991417">
                <text:p>5.9914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CONVEX_MESH.A3:CONVEX_MESH.B13" chart:data-source-has-labels="column" svg:x="0.32cm" svg:y="0.18cm" svg:width="13.097cm" svg:height="8.64cm">
          <chartooo:coordinate-region svg:x="2.276cm" svg:y="0.379cm" svg:width="11.141cm" svg:height="3.345cm"/>
          <chart:axis chart:dimension="x" chart:name="primary-x" chart:style-name="ch4" chartooo:axis-type="auto">
            <chartooo:date-scale/>
            <chart:categories table:cell-range-address="CONVEX_MESH.A3:CONVEX_MESH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VEX_MESH.B3:CONVEX_MESH.B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CONVEX_MESH.A3:CONVEX_MESH.A13</svg:desc>
                </draw:g>
              </table:table-cell>
              <table:table-cell office:value-type="float" office:value="31465.736959">
                <text:p>31465.736959</text:p>
                <draw:g>
                  <svg:desc>CONVEX_MESH.B3:CONVEX_MESH.B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38958.55978">
                <text:p>38958.55978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6459.752191">
                <text:p>6459.752191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6798.470888">
                <text:p>6798.470888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6740.602084">
                <text:p>6740.602084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6143.045734">
                <text:p>6143.045734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6189.355917">
                <text:p>6189.355917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6236.505761">
                <text:p>6236.505761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1258.408053">
                <text:p>1258.408053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1199.938851">
                <text:p>1199.938851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1115.441005">
                <text:p>1115.4410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46cm" svg:height="9.251cm" xlink:href=".." xlink:type="simple" chart:class="chart:bar" chart:style-name="ch1">
        <chart:legend chart:legend-position="end" svg:x="14.156cm" svg:y="4.326cm" style:legend-expansion="high" chart:style-name="ch2"/>
        <chart:plot-area chart:style-name="ch3" table:cell-range-address="CONVEX_MESH.F3:CONVEX_MESH.G13" chart:data-source-has-labels="column" svg:x="0.328cm" svg:y="0.185cm" svg:width="13.5cm" svg:height="8.881cm">
          <chartooo:coordinate-region svg:x="2.263cm" svg:y="0.384cm" svg:width="11.565cm" svg:height="3.586cm"/>
          <chart:axis chart:dimension="x" chart:name="primary-x" chart:style-name="ch4" chartooo:axis-type="auto">
            <chartooo:date-scale/>
            <chart:categories table:cell-range-address="CONVEX_MESH.F3:CONVEX_MESH.F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VEX_MESH.G3:CONVEX_MESH.G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CONVEX_MESH.F3:CONVEX_MESH.F13</svg:desc>
                </draw:g>
              </table:table-cell>
              <table:table-cell office:value-type="float" office:value="17183.045832">
                <text:p>17183.045832</text:p>
                <draw:g>
                  <svg:desc>CONVEX_MESH.G3:CONVEX_MESH.G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20387.276708">
                <text:p>20387.276708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3145.925026">
                <text:p>13145.925026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3797.199186">
                <text:p>3797.199186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3785.20477">
                <text:p>3785.20477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11747.747663">
                <text:p>11747.747663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3639.585">
                <text:p>3639.585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3627.766489">
                <text:p>3627.766489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2375.974149">
                <text:p>2375.974149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1065.409654">
                <text:p>1065.409654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1258.59146">
                <text:p>1258.591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92cm" svg:height="9.277cm" xlink:href=".." xlink:type="simple" chart:class="chart:bar" chart:style-name="ch1">
        <chart:legend chart:legend-position="end" svg:x="14.282cm" svg:y="4.339cm" style:legend-expansion="high" chart:style-name="ch2"/>
        <chart:plot-area chart:style-name="ch3" table:cell-range-address="CONVEX_MESH.K3:CONVEX_MESH.L13" chart:data-source-has-labels="column" svg:x="0.329cm" svg:y="0.185cm" svg:width="13.624cm" svg:height="8.907cm">
          <chartooo:coordinate-region svg:x="2.241cm" svg:y="0.185cm" svg:width="11.712cm" svg:height="3.612cm"/>
          <chart:axis chart:dimension="x" chart:name="primary-x" chart:style-name="ch4" chartooo:axis-type="auto">
            <chartooo:date-scale/>
            <chart:categories table:cell-range-address="CONVEX_MESH.K3:CONVEX_MESH.K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VEX_MESH.L3:CONVEX_MESH.L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CONVEX_MESH.K3:CONVEX_MESH.K13</svg:desc>
                </draw:g>
              </table:table-cell>
              <table:table-cell office:value-type="float" office:value="11.711119">
                <text:p>11.711119</text:p>
                <draw:g>
                  <svg:desc>CONVEX_MESH.L3:CONVEX_MESH.L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10.742778">
                <text:p>10.742778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34688.497294">
                <text:p>34688.497294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295.00532">
                <text:p>1295.00532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064.152542">
                <text:p>1064.152542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30301.652955">
                <text:p>30301.652955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271.882581">
                <text:p>1271.882581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063.999122">
                <text:p>1063.999122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1282.699868">
                <text:p>1282.699868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205.163236">
                <text:p>205.163236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205.229923">
                <text:p>205.2299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CONVEX_MESH_3(SelfCheck)'.A3:'CONVEX_MESH_3(SelfCheck)'.B13" chart:data-source-has-labels="column" svg:x="0.32cm" svg:y="0.18cm" svg:width="13.097cm" svg:height="8.64cm">
          <chartooo:coordinate-region svg:x="2.281cm" svg:y="0.379cm" svg:width="11.136cm" svg:height="3.345cm"/>
          <chart:axis chart:dimension="x" chart:name="primary-x" chart:style-name="ch4" chartooo:axis-type="auto">
            <chartooo:date-scale/>
            <chart:categories table:cell-range-address="'CONVEX_MESH_3(SelfCheck)'.A3:'CONVEX_MESH_3(SelfCheck)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EX_MESH_3(SelfCheck)'.B3:'CONVEX_MESH_3(SelfCheck)'.B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_MESH_3(SelfCheck)'.A3:'CONVEX_MESH_3(SelfCheck)'.A13</svg:desc>
                </draw:g>
              </table:table-cell>
              <table:table-cell office:value-type="float" office:value="30131.448141">
                <text:p>30131.448141</text:p>
                <draw:g>
                  <svg:desc>'CONVEX_MESH_3(SelfCheck)'.B3:'CONVEX_MESH_3(SelfCheck)'.B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29008.483647">
                <text:p>29008.483647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13706.741524">
                <text:p>13706.741524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3731.34403">
                <text:p>13731.34403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3748.256635">
                <text:p>13748.256635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11175.85445">
                <text:p>11175.85445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0405.900462">
                <text:p>10405.900462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0553.364841">
                <text:p>10553.364841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24661.307764">
                <text:p>24661.307764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23353.033719">
                <text:p>23353.033719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24973.506232">
                <text:p>24973.506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46cm" svg:height="9.251cm" xlink:href=".." xlink:type="simple" chart:class="chart:bar" chart:style-name="ch1">
        <chart:legend chart:legend-position="end" svg:x="14.183cm" svg:y="4.326cm" style:legend-expansion="high" chart:style-name="ch2"/>
        <chart:plot-area chart:style-name="ch3" table:cell-range-address="'CONVEX_MESH_3(SelfCheck)'.G3:'CONVEX_MESH_3(SelfCheck)'.H13" chart:data-source-has-labels="column" svg:x="0.328cm" svg:y="0.185cm" svg:width="13.527cm" svg:height="8.881cm">
          <chartooo:coordinate-region svg:x="2.258cm" svg:y="0.185cm" svg:width="11.597cm" svg:height="3.586cm"/>
          <chart:axis chart:dimension="x" chart:name="primary-x" chart:style-name="ch4" chartooo:axis-type="auto">
            <chartooo:date-scale/>
            <chart:categories table:cell-range-address="'CONVEX_MESH_3(SelfCheck)'.G3:'CONVEX_MESH_3(SelfCheck)'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EX_MESH_3(SelfCheck)'.H3:'CONVEX_MESH_3(SelfCheck)'.H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_MESH_3(SelfCheck)'.G3:'CONVEX_MESH_3(SelfCheck)'.G13</svg:desc>
                </draw:g>
              </table:table-cell>
              <table:table-cell office:value-type="float" office:value="19269.697726">
                <text:p>19269.697726</text:p>
                <draw:g>
                  <svg:desc>'CONVEX_MESH_3(SelfCheck)'.H3:'CONVEX_MESH_3(SelfCheck)'.H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733.755779">
                <text:p>733.755779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39827.933767">
                <text:p>39827.933767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0490.066867">
                <text:p>10490.066867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0388.322022">
                <text:p>10388.322022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26574.508398">
                <text:p>26574.508398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8962.159522">
                <text:p>8962.159522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8670.428465">
                <text:p>8670.428465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92443.142845">
                <text:p>92443.142845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8621.728053">
                <text:p>8621.728053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9185.943691">
                <text:p>9185.9436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92cm" svg:height="9.277cm" xlink:href=".." xlink:type="simple" chart:class="chart:bar" chart:style-name="ch1">
        <chart:legend chart:legend-position="end" svg:x="14.229cm" svg:y="4.339cm" style:legend-expansion="high" chart:style-name="ch2"/>
        <chart:plot-area chart:style-name="ch3" table:cell-range-address="'CONVEX_MESH_3(SelfCheck)'.M3:'CONVEX_MESH_3(SelfCheck)'.N13" chart:data-source-has-labels="column" svg:x="0.329cm" svg:y="0.185cm" svg:width="13.571cm" svg:height="8.907cm">
          <chartooo:coordinate-region svg:x="2.235cm" svg:y="0.185cm" svg:width="11.665cm" svg:height="3.612cm"/>
          <chart:axis chart:dimension="x" chart:name="primary-x" chart:style-name="ch4" chartooo:axis-type="auto">
            <chartooo:date-scale/>
            <chart:categories table:cell-range-address="'CONVEX_MESH_3(SelfCheck)'.M3:'CONVEX_MESH_3(SelfCheck)'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EX_MESH_3(SelfCheck)'.N3:'CONVEX_MESH_3(SelfCheck)'.N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 MoveIt FCL (FIRST)</text:p>
                <draw:g>
                  <svg:desc>'CONVEX_MESH_3(SelfCheck)'.M3:'CONVEX_MESH_3(SelfCheck)'.M13</svg:desc>
                </draw:g>
              </table:table-cell>
              <table:table-cell office:value-type="float" office:value="11.765009">
                <text:p>11.765009</text:p>
                <draw:g>
                  <svg:desc>'CONVEX_MESH_3(SelfCheck)'.N3:'CONVEX_MESH_3(SelfCheck)'.N13</svg:desc>
                </draw:g>
              </table:table-cell>
            </table:table-row>
            <table:table-row>
              <table:table-cell office:value-type="string">
                <text:p> MoveIt FCL (ALL)</text:p>
              </table:table-cell>
              <table:table-cell office:value-type="float" office:value="9.988542">
                <text:p>9.988542</text:p>
              </table:table-cell>
            </table:table-row>
            <table:table-row>
              <table:table-cell office:value-type="string">
                <text:p> BulletDiscreteBVHManager(FIRST)</text:p>
              </table:table-cell>
              <table:table-cell office:value-type="float" office:value="49188.880283">
                <text:p>49188.880283</text:p>
              </table:table-cell>
            </table:table-row>
            <table:table-row>
              <table:table-cell office:value-type="string">
                <text:p> BulletDiscreteBVHManager(CLOSEST)</text:p>
              </table:table-cell>
              <table:table-cell office:value-type="float" office:value="1320.188172">
                <text:p>1320.188172</text:p>
              </table:table-cell>
            </table:table-row>
            <table:table-row>
              <table:table-cell office:value-type="string">
                <text:p> BulletDiscreteBVHManager(ALL)</text:p>
              </table:table-cell>
              <table:table-cell office:value-type="float" office:value="1294.31282">
                <text:p>1294.31282</text:p>
              </table:table-cell>
            </table:table-row>
            <table:table-row>
              <table:table-cell office:value-type="string">
                <text:p> BulletDiscreteSimpleManager(FIRST)</text:p>
              </table:table-cell>
              <table:table-cell office:value-type="float" office:value="32945.475041">
                <text:p>32945.475041</text:p>
              </table:table-cell>
            </table:table-row>
            <table:table-row>
              <table:table-cell office:value-type="string">
                <text:p> BulletDiscreteSimpleManager(CLOSEST)</text:p>
              </table:table-cell>
              <table:table-cell office:value-type="float" office:value="1281.650093">
                <text:p>1281.650093</text:p>
              </table:table-cell>
            </table:table-row>
            <table:table-row>
              <table:table-cell office:value-type="string">
                <text:p> BulletDiscreteSimpleManager(ALL)</text:p>
              </table:table-cell>
              <table:table-cell office:value-type="float" office:value="1269.656903">
                <text:p>1269.656903</text:p>
              </table:table-cell>
            </table:table-row>
            <table:table-row>
              <table:table-cell office:value-type="string">
                <text:p> FCLDiscreteBVHManager(FIRST)</text:p>
              </table:table-cell>
              <table:table-cell office:value-type="float" office:value="7309.119725">
                <text:p>7309.119725</text:p>
              </table:table-cell>
            </table:table-row>
            <table:table-row>
              <table:table-cell office:value-type="string">
                <text:p> FCLDiscreteBVHManager(CLOSEST)</text:p>
              </table:table-cell>
              <table:table-cell office:value-type="float" office:value="929.17941">
                <text:p>929.17941</text:p>
              </table:table-cell>
            </table:table-row>
            <table:table-row>
              <table:table-cell office:value-type="string">
                <text:p> FCLDiscreteBVHManager(ALL)</text:p>
              </table:table-cell>
              <table:table-cell office:value-type="float" office:value="916.830786">
                <text:p>916.8307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